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z1cpu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39664" calcext:value-type="float">
            <text:p>39664</text:p>
          </table:table-cell>
          <table:table-cell office:value-type="float" office:value="87.7522" calcext:value-type="float">
            <text:p>87,75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.001018" calcext:value-type="float">
            <text:p>0,001018</text:p>
          </table:table-cell>
          <table:table-cell office:value-type="float" office:value="79361" calcext:value-type="float">
            <text:p>79361</text:p>
          </table:table-cell>
          <table:table-cell office:value-type="float" office:value="88.8382" calcext:value-type="float">
            <text:p>88,8382</text:p>
          </table:table-cell>
          <table:table-cell table:formula="of:=[.C2]-[.C1]" office:value-type="float" office:value="0.000566" calcext:value-type="float">
            <text:p>0,0005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536" calcext:value-type="float">
            <text:p>0,001536</text:p>
          </table:table-cell>
          <table:table-cell office:value-type="float" office:value="0.001535" calcext:value-type="float">
            <text:p>0,001535</text:p>
          </table:table-cell>
          <table:table-cell office:value-type="float" office:value="118929" calcext:value-type="float">
            <text:p>118929</text:p>
          </table:table-cell>
          <table:table-cell office:value-type="float" office:value="82.1871" calcext:value-type="float">
            <text:p>82,1871</text:p>
          </table:table-cell>
          <table:table-cell table:formula="of:=[.C3]-[.C2]" office:value-type="float" office:value="0.000517" calcext:value-type="float">
            <text:p>0,0005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144" calcext:value-type="float">
            <text:p>0,002144</text:p>
          </table:table-cell>
          <table:table-cell office:value-type="float" office:value="0.002143" calcext:value-type="float">
            <text:p>0,002143</text:p>
          </table:table-cell>
          <table:table-cell office:value-type="float" office:value="158139" calcext:value-type="float">
            <text:p>158139</text:p>
          </table:table-cell>
          <table:table-cell office:value-type="float" office:value="68.3752" calcext:value-type="float">
            <text:p>68,3752</text:p>
          </table:table-cell>
          <table:table-cell table:formula="of:=[.C4]-[.C3]" office:value-type="float" office:value="0.000608" calcext:value-type="float">
            <text:p>0,0006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771" calcext:value-type="float">
            <text:p>0,002771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197404" calcext:value-type="float">
            <text:p>197404</text:p>
          </table:table-cell>
          <table:table-cell office:value-type="float" office:value="68.0972" calcext:value-type="float">
            <text:p>68,0972</text:p>
          </table:table-cell>
          <table:table-cell table:formula="of:=[.C5]-[.C4]" office:value-type="float" office:value="0.000627" calcext:value-type="float">
            <text:p>0,000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237009" calcext:value-type="float">
            <text:p>237009</text:p>
          </table:table-cell>
          <table:table-cell office:value-type="float" office:value="91.5949" calcext:value-type="float">
            <text:p>91,5949</text:p>
          </table:table-cell>
          <table:table-cell table:formula="of:=[.C6]-[.C5]" office:value-type="float" office:value="0.000468999999999999" calcext:value-type="float">
            <text:p>0,0004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697" calcext:value-type="float">
            <text:p>0,003697</text:p>
          </table:table-cell>
          <table:table-cell office:value-type="float" office:value="0.003695" calcext:value-type="float">
            <text:p>0,003695</text:p>
          </table:table-cell>
          <table:table-cell office:value-type="float" office:value="276493" calcext:value-type="float">
            <text:p>276493</text:p>
          </table:table-cell>
          <table:table-cell office:value-type="float" office:value="91.7512" calcext:value-type="float">
            <text:p>91,7512</text:p>
          </table:table-cell>
          <table:table-cell table:formula="of:=[.C7]-[.C6]" office:value-type="float" office:value="0.000456" calcext:value-type="float">
            <text:p>0,0004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152" calcext:value-type="float">
            <text:p>0,004152</text:p>
          </table:table-cell>
          <table:table-cell office:value-type="float" office:value="0.00415" calcext:value-type="float">
            <text:p>0,00415</text:p>
          </table:table-cell>
          <table:table-cell office:value-type="float" office:value="315938" calcext:value-type="float">
            <text:p>315938</text:p>
          </table:table-cell>
          <table:table-cell office:value-type="float" office:value="91.4455" calcext:value-type="float">
            <text:p>91,4455</text:p>
          </table:table-cell>
          <table:table-cell table:formula="of:=[.C8]-[.C7]" office:value-type="float" office:value="0.000455" calcext:value-type="float">
            <text:p>0,0004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606" calcext:value-type="float">
            <text:p>0,004606</text:p>
          </table:table-cell>
          <table:table-cell office:value-type="float" office:value="0.004605" calcext:value-type="float">
            <text:p>0,004605</text:p>
          </table:table-cell>
          <table:table-cell office:value-type="float" office:value="355458" calcext:value-type="float">
            <text:p>355458</text:p>
          </table:table-cell>
          <table:table-cell office:value-type="float" office:value="91.6079" calcext:value-type="float">
            <text:p>91,6079</text:p>
          </table:table-cell>
          <table:table-cell table:formula="of:=[.C9]-[.C8]" office:value-type="float" office:value="0.000455" calcext:value-type="float">
            <text:p>0,0004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06" calcext:value-type="float">
            <text:p>0,00506</text:p>
          </table:table-cell>
          <table:table-cell office:value-type="float" office:value="0.005058" calcext:value-type="float">
            <text:p>0,005058</text:p>
          </table:table-cell>
          <table:table-cell office:value-type="float" office:value="394948" calcext:value-type="float">
            <text:p>394948</text:p>
          </table:table-cell>
          <table:table-cell office:value-type="float" office:value="91.7512" calcext:value-type="float">
            <text:p>91,7512</text:p>
          </table:table-cell>
          <table:table-cell table:formula="of:=[.C10]-[.C9]" office:value-type="float" office:value="0.000453" calcext:value-type="float">
            <text:p>0,0004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561" calcext:value-type="float">
            <text:p>0,005561</text:p>
          </table:table-cell>
          <table:table-cell office:value-type="float" office:value="0.005559" calcext:value-type="float">
            <text:p>0,005559</text:p>
          </table:table-cell>
          <table:table-cell office:value-type="float" office:value="434475" calcext:value-type="float">
            <text:p>434475</text:p>
          </table:table-cell>
          <table:table-cell office:value-type="float" office:value="82.7987" calcext:value-type="float">
            <text:p>82,7987</text:p>
          </table:table-cell>
          <table:table-cell table:formula="of:=[.C11]-[.C10]" office:value-type="float" office:value="0.000501" calcext:value-type="float">
            <text:p>0,0005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006" calcext:value-type="float">
            <text:p>0,006006</text:p>
          </table:table-cell>
          <table:table-cell office:value-type="float" office:value="0.006004" calcext:value-type="float">
            <text:p>0,006004</text:p>
          </table:table-cell>
          <table:table-cell office:value-type="float" office:value="474030" calcext:value-type="float">
            <text:p>474030</text:p>
          </table:table-cell>
          <table:table-cell office:value-type="float" office:value="94.9856" calcext:value-type="float">
            <text:p>94,9856</text:p>
          </table:table-cell>
          <table:table-cell table:formula="of:=[.C12]-[.C11]" office:value-type="float" office:value="0.000445" calcext:value-type="float">
            <text:p>0,0004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431" calcext:value-type="float">
            <text:p>0,006431</text:p>
          </table:table-cell>
          <table:table-cell office:value-type="float" office:value="0.00643" calcext:value-type="float">
            <text:p>0,00643</text:p>
          </table:table-cell>
          <table:table-cell office:value-type="float" office:value="513473" calcext:value-type="float">
            <text:p>513473</text:p>
          </table:table-cell>
          <table:table-cell office:value-type="float" office:value="98.0124" calcext:value-type="float">
            <text:p>98,0124</text:p>
          </table:table-cell>
          <table:table-cell table:formula="of:=[.C13]-[.C12]" office:value-type="float" office:value="0.000426000000000001" calcext:value-type="float">
            <text:p>0,0004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855" calcext:value-type="float">
            <text:p>0,006855</text:p>
          </table:table-cell>
          <table:table-cell office:value-type="float" office:value="0.006853" calcext:value-type="float">
            <text:p>0,006853</text:p>
          </table:table-cell>
          <table:table-cell office:value-type="float" office:value="552927" calcext:value-type="float">
            <text:p>552927</text:p>
          </table:table-cell>
          <table:table-cell office:value-type="float" office:value="98.3092" calcext:value-type="float">
            <text:p>98,3092</text:p>
          </table:table-cell>
          <table:table-cell table:formula="of:=[.C14]-[.C13]" office:value-type="float" office:value="0.000422999999999999" calcext:value-type="float">
            <text:p>0,0004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279" calcext:value-type="float">
            <text:p>0,007279</text:p>
          </table:table-cell>
          <table:table-cell office:value-type="float" office:value="0.007277" calcext:value-type="float">
            <text:p>0,007277</text:p>
          </table:table-cell>
          <table:table-cell office:value-type="float" office:value="592388" calcext:value-type="float">
            <text:p>592388</text:p>
          </table:table-cell>
          <table:table-cell office:value-type="float" office:value="98.0696" calcext:value-type="float">
            <text:p>98,0696</text:p>
          </table:table-cell>
          <table:table-cell table:formula="of:=[.C15]-[.C14]" office:value-type="float" office:value="0.000424" calcext:value-type="float">
            <text:p>0,0004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703" calcext:value-type="float">
            <text:p>0,007703</text:p>
          </table:table-cell>
          <table:table-cell office:value-type="float" office:value="0.007701" calcext:value-type="float">
            <text:p>0,007701</text:p>
          </table:table-cell>
          <table:table-cell office:value-type="float" office:value="631836" calcext:value-type="float">
            <text:p>631836</text:p>
          </table:table-cell>
          <table:table-cell office:value-type="float" office:value="98.0373" calcext:value-type="float">
            <text:p>98,0373</text:p>
          </table:table-cell>
          <table:table-cell table:formula="of:=[.C16]-[.C15]" office:value-type="float" office:value="0.000424" calcext:value-type="float">
            <text:p>0,0004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128" calcext:value-type="float">
            <text:p>0,008128</text:p>
          </table:table-cell>
          <table:table-cell office:value-type="float" office:value="0.008126" calcext:value-type="float">
            <text:p>0,008126</text:p>
          </table:table-cell>
          <table:table-cell office:value-type="float" office:value="671351" calcext:value-type="float">
            <text:p>671351</text:p>
          </table:table-cell>
          <table:table-cell office:value-type="float" office:value="97.9727" calcext:value-type="float">
            <text:p>97,9727</text:p>
          </table:table-cell>
          <table:table-cell table:formula="of:=[.C17]-[.C16]" office:value-type="float" office:value="0.000425" calcext:value-type="float">
            <text:p>0,0004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569" calcext:value-type="float">
            <text:p>0,008569</text:p>
          </table:table-cell>
          <table:table-cell office:value-type="float" office:value="0.008567" calcext:value-type="float">
            <text:p>0,008567</text:p>
          </table:table-cell>
          <table:table-cell office:value-type="float" office:value="710958" calcext:value-type="float">
            <text:p>710958</text:p>
          </table:table-cell>
          <table:table-cell office:value-type="float" office:value="97.6988" calcext:value-type="float">
            <text:p>97,6988</text:p>
          </table:table-cell>
          <table:table-cell table:formula="of:=[.C18]-[.C17]" office:value-type="float" office:value="0.000441" calcext:value-type="float">
            <text:p>0,0004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8995" calcext:value-type="float">
            <text:p>0,008995</text:p>
          </table:table-cell>
          <table:table-cell office:value-type="float" office:value="0.008993" calcext:value-type="float">
            <text:p>0,008993</text:p>
          </table:table-cell>
          <table:table-cell office:value-type="float" office:value="750503" calcext:value-type="float">
            <text:p>750503</text:p>
          </table:table-cell>
          <table:table-cell office:value-type="float" office:value="98.2662" calcext:value-type="float">
            <text:p>98,2662</text:p>
          </table:table-cell>
          <table:table-cell table:formula="of:=[.C19]-[.C18]" office:value-type="float" office:value="0.000425999999999999" calcext:value-type="float">
            <text:p>0,0004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9477" calcext:value-type="float">
            <text:p>0,009477</text:p>
          </table:table-cell>
          <table:table-cell office:value-type="float" office:value="0.009475" calcext:value-type="float">
            <text:p>0,009475</text:p>
          </table:table-cell>
          <table:table-cell office:value-type="float" office:value="790034" calcext:value-type="float">
            <text:p>790034</text:p>
          </table:table-cell>
          <table:table-cell office:value-type="float" office:value="85.8435" calcext:value-type="float">
            <text:p>85,8435</text:p>
          </table:table-cell>
          <table:table-cell table:formula="of:=[.C20]-[.C19]" office:value-type="float" office:value="0.000482" calcext:value-type="float">
            <text:p>0,0004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887" calcext:value-type="float">
            <text:p>0,009887</text:p>
          </table:table-cell>
          <table:table-cell office:value-type="float" office:value="0.009885" calcext:value-type="float">
            <text:p>0,009885</text:p>
          </table:table-cell>
          <table:table-cell office:value-type="float" office:value="829562" calcext:value-type="float">
            <text:p>829562</text:p>
          </table:table-cell>
          <table:table-cell office:value-type="float" office:value="102034" calcext:value-type="float">
            <text:p>102034</text:p>
          </table:table-cell>
          <table:table-cell table:formula="of:=[.C21]-[.C20]" office:value-type="float" office:value="0.000410000000000001" calcext:value-type="float">
            <text:p>0,0004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295" calcext:value-type="float">
            <text:p>0,010295</text:p>
          </table:table-cell>
          <table:table-cell office:value-type="float" office:value="0.010293" calcext:value-type="float">
            <text:p>0,010293</text:p>
          </table:table-cell>
          <table:table-cell office:value-type="float" office:value="868977" calcext:value-type="float">
            <text:p>868977</text:p>
          </table:table-cell>
          <table:table-cell office:value-type="float" office:value="105882" calcext:value-type="float">
            <text:p>105882</text:p>
          </table:table-cell>
          <table:table-cell table:formula="of:=[.C22]-[.C21]" office:value-type="float" office:value="0.000408" calcext:value-type="float">
            <text:p>0,00040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0756" calcext:value-type="float">
            <text:p>0,010756</text:p>
          </table:table-cell>
          <table:table-cell office:value-type="float" office:value="0.010754" calcext:value-type="float">
            <text:p>0,010754</text:p>
          </table:table-cell>
          <table:table-cell office:value-type="float" office:value="908609" calcext:value-type="float">
            <text:p>908609</text:p>
          </table:table-cell>
          <table:table-cell office:value-type="float" office:value="90.1982" calcext:value-type="float">
            <text:p>90,1982</text:p>
          </table:table-cell>
          <table:table-cell table:formula="of:=[.C23]-[.C22]" office:value-type="float" office:value="0.000461" calcext:value-type="float">
            <text:p>0,00046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1265" calcext:value-type="float">
            <text:p>0,011265</text:p>
          </table:table-cell>
          <table:table-cell office:value-type="float" office:value="0.011263" calcext:value-type="float">
            <text:p>0,011263</text:p>
          </table:table-cell>
          <table:table-cell office:value-type="float" office:value="948170" calcext:value-type="float">
            <text:p>948170</text:p>
          </table:table-cell>
          <table:table-cell office:value-type="float" office:value="93.8789" calcext:value-type="float">
            <text:p>93,8789</text:p>
          </table:table-cell>
          <table:table-cell table:formula="of:=[.C24]-[.C23]" office:value-type="float" office:value="0.000508999999999999" calcext:value-type="float">
            <text:p>0,00050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731" calcext:value-type="float">
            <text:p>0,011731</text:p>
          </table:table-cell>
          <table:table-cell office:value-type="float" office:value="0.011729" calcext:value-type="float">
            <text:p>0,011729</text:p>
          </table:table-cell>
          <table:table-cell office:value-type="float" office:value="987688" calcext:value-type="float">
            <text:p>987688</text:p>
          </table:table-cell>
          <table:table-cell office:value-type="float" office:value="94.6571" calcext:value-type="float">
            <text:p>94,6571</text:p>
          </table:table-cell>
          <table:table-cell table:formula="of:=[.C25]-[.C24]" office:value-type="float" office:value="0.000466000000000001" calcext:value-type="float">
            <text:p>0,00046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2158" calcext:value-type="float">
            <text:p>0,012158</text:p>
          </table:table-cell>
          <table:table-cell office:value-type="float" office:value="0.012156" calcext:value-type="float">
            <text:p>0,012156</text:p>
          </table:table-cell>
          <table:table-cell office:value-type="float" office:value="1027184" calcext:value-type="float">
            <text:p>1027184</text:p>
          </table:table-cell>
          <table:table-cell office:value-type="float" office:value="98.1592" calcext:value-type="float">
            <text:p>98,1592</text:p>
          </table:table-cell>
          <table:table-cell table:formula="of:=[.C26]-[.C25]" office:value-type="float" office:value="0.000427" calcext:value-type="float">
            <text:p>0,0004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2581" calcext:value-type="float">
            <text:p>0,012581</text:p>
          </table:table-cell>
          <table:table-cell office:value-type="float" office:value="0.012579" calcext:value-type="float">
            <text:p>0,012579</text:p>
          </table:table-cell>
          <table:table-cell office:value-type="float" office:value="1066675" calcext:value-type="float">
            <text:p>1066675</text:p>
          </table:table-cell>
          <table:table-cell office:value-type="float" office:value="98.4015" calcext:value-type="float">
            <text:p>98,4015</text:p>
          </table:table-cell>
          <table:table-cell table:formula="of:=[.C27]-[.C26]" office:value-type="float" office:value="0.000423" calcext:value-type="float">
            <text:p>0,0004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005" calcext:value-type="float">
            <text:p>0,013005</text:p>
          </table:table-cell>
          <table:table-cell office:value-type="float" office:value="0.013003" calcext:value-type="float">
            <text:p>0,013003</text:p>
          </table:table-cell>
          <table:table-cell office:value-type="float" office:value="1106153" calcext:value-type="float">
            <text:p>1106153</text:p>
          </table:table-cell>
          <table:table-cell office:value-type="float" office:value="98.1169" calcext:value-type="float">
            <text:p>98,1169</text:p>
          </table:table-cell>
          <table:table-cell table:formula="of:=[.C28]-[.C27]" office:value-type="float" office:value="0.000423999999999999" calcext:value-type="float">
            <text:p>0,00042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348" calcext:value-type="float">
            <text:p>0,01348</text:p>
          </table:table-cell>
          <table:table-cell office:value-type="float" office:value="0.013477" calcext:value-type="float">
            <text:p>0,013477</text:p>
          </table:table-cell>
          <table:table-cell office:value-type="float" office:value="1145676" calcext:value-type="float">
            <text:p>1145676</text:p>
          </table:table-cell>
          <table:table-cell office:value-type="float" office:value="87561" calcext:value-type="float">
            <text:p>87561</text:p>
          </table:table-cell>
          <table:table-cell table:formula="of:=[.C29]-[.C28]" office:value-type="float" office:value="0.000474" calcext:value-type="float">
            <text:p>0,0004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3909" calcext:value-type="float">
            <text:p>0,013909</text:p>
          </table:table-cell>
          <table:table-cell office:value-type="float" office:value="0.013907" calcext:value-type="float">
            <text:p>0,013907</text:p>
          </table:table-cell>
          <table:table-cell office:value-type="float" office:value="1185202" calcext:value-type="float">
            <text:p>1185202</text:p>
          </table:table-cell>
          <table:table-cell office:value-type="float" office:value="97.9901" calcext:value-type="float">
            <text:p>97,9901</text:p>
          </table:table-cell>
          <table:table-cell table:formula="of:=[.C30]-[.C29]" office:value-type="float" office:value="0.00043" calcext:value-type="float">
            <text:p>0,0004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333" calcext:value-type="float">
            <text:p>0,014333</text:p>
          </table:table-cell>
          <table:table-cell office:value-type="float" office:value="0.014331" calcext:value-type="float">
            <text:p>0,014331</text:p>
          </table:table-cell>
          <table:table-cell office:value-type="float" office:value="1224666" calcext:value-type="float">
            <text:p>1224666</text:p>
          </table:table-cell>
          <table:table-cell office:value-type="float" office:value="98.0896" calcext:value-type="float">
            <text:p>98,0896</text:p>
          </table:table-cell>
          <table:table-cell table:formula="of:=[.C31]-[.C30]" office:value-type="float" office:value="0.000424000000000001" calcext:value-type="float">
            <text:p>0,0004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4757" calcext:value-type="float">
            <text:p>0,014757</text:p>
          </table:table-cell>
          <table:table-cell office:value-type="float" office:value="0.014755" calcext:value-type="float">
            <text:p>0,014755</text:p>
          </table:table-cell>
          <table:table-cell office:value-type="float" office:value="1264107" calcext:value-type="float">
            <text:p>1264107</text:p>
          </table:table-cell>
          <table:table-cell office:value-type="float" office:value="98.0199" calcext:value-type="float">
            <text:p>98,0199</text:p>
          </table:table-cell>
          <table:table-cell table:formula="of:=[.C32]-[.C31]" office:value-type="float" office:value="0.000423999999999999" calcext:value-type="float">
            <text:p>0,0004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5181" calcext:value-type="float">
            <text:p>0,015181</text:p>
          </table:table-cell>
          <table:table-cell office:value-type="float" office:value="0.015179" calcext:value-type="float">
            <text:p>0,015179</text:p>
          </table:table-cell>
          <table:table-cell office:value-type="float" office:value="1303631" calcext:value-type="float">
            <text:p>1303631</text:p>
          </table:table-cell>
          <table:table-cell office:value-type="float" office:value="98.2264" calcext:value-type="float">
            <text:p>98,2264</text:p>
          </table:table-cell>
          <table:table-cell table:formula="of:=[.C33]-[.C32]" office:value-type="float" office:value="0.000424000000000001" calcext:value-type="float">
            <text:p>0,0004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5605" calcext:value-type="float">
            <text:p>0,015605</text:p>
          </table:table-cell>
          <table:table-cell office:value-type="float" office:value="0.015603" calcext:value-type="float">
            <text:p>0,015603</text:p>
          </table:table-cell>
          <table:table-cell office:value-type="float" office:value="1343135" calcext:value-type="float">
            <text:p>1343135</text:p>
          </table:table-cell>
          <table:table-cell office:value-type="float" office:value="98.1642" calcext:value-type="float">
            <text:p>98,1642</text:p>
          </table:table-cell>
          <table:table-cell table:formula="of:=[.C34]-[.C33]" office:value-type="float" office:value="0.000423999999999999" calcext:value-type="float">
            <text:p>0,0004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6028" calcext:value-type="float">
            <text:p>0,016028</text:p>
          </table:table-cell>
          <table:table-cell office:value-type="float" office:value="0.016026" calcext:value-type="float">
            <text:p>0,016026</text:p>
          </table:table-cell>
          <table:table-cell office:value-type="float" office:value="1382561" calcext:value-type="float">
            <text:p>1382561</text:p>
          </table:table-cell>
          <table:table-cell office:value-type="float" office:value="98.2145" calcext:value-type="float">
            <text:p>98,2145</text:p>
          </table:table-cell>
          <table:table-cell table:formula="of:=[.C35]-[.C34]" office:value-type="float" office:value="0.000423" calcext:value-type="float">
            <text:p>0,00042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6438" calcext:value-type="float">
            <text:p>0,016438</text:p>
          </table:table-cell>
          <table:table-cell office:value-type="float" office:value="0.016436" calcext:value-type="float">
            <text:p>0,016436</text:p>
          </table:table-cell>
          <table:table-cell office:value-type="float" office:value="1422013" calcext:value-type="float">
            <text:p>1422013</text:p>
          </table:table-cell>
          <table:table-cell office:value-type="float" office:value="101585" calcext:value-type="float">
            <text:p>101585</text:p>
          </table:table-cell>
          <table:table-cell table:formula="of:=[.C36]-[.C35]" office:value-type="float" office:value="0.000410000000000001" calcext:value-type="float">
            <text:p>0,0004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683" calcext:value-type="float">
            <text:p>0,01683</text:p>
          </table:table-cell>
          <table:table-cell office:value-type="float" office:value="0.016828" calcext:value-type="float">
            <text:p>0,016828</text:p>
          </table:table-cell>
          <table:table-cell office:value-type="float" office:value="1461504" calcext:value-type="float">
            <text:p>1461504</text:p>
          </table:table-cell>
          <table:table-cell office:value-type="float" office:value="106089" calcext:value-type="float">
            <text:p>106089</text:p>
          </table:table-cell>
          <table:table-cell table:formula="of:=[.C37]-[.C36]" office:value-type="float" office:value="0.000392" calcext:value-type="float">
            <text:p>0,00039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263" calcext:value-type="float">
            <text:p>0,017263</text:p>
          </table:table-cell>
          <table:table-cell office:value-type="float" office:value="0.01726" calcext:value-type="float">
            <text:p>0,01726</text:p>
          </table:table-cell>
          <table:table-cell office:value-type="float" office:value="1501006" calcext:value-type="float">
            <text:p>1501006</text:p>
          </table:table-cell>
          <table:table-cell office:value-type="float" office:value="96.2829" calcext:value-type="float">
            <text:p>96,2829</text:p>
          </table:table-cell>
          <table:table-cell table:formula="of:=[.C38]-[.C37]" office:value-type="float" office:value="0.000432000000000002" calcext:value-type="float">
            <text:p>0,00043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674" calcext:value-type="float">
            <text:p>0,017674</text:p>
          </table:table-cell>
          <table:table-cell office:value-type="float" office:value="0.017671" calcext:value-type="float">
            <text:p>0,017671</text:p>
          </table:table-cell>
          <table:table-cell office:value-type="float" office:value="1540582" calcext:value-type="float">
            <text:p>1540582</text:p>
          </table:table-cell>
          <table:table-cell office:value-type="float" office:value="102956" calcext:value-type="float">
            <text:p>102956</text:p>
          </table:table-cell>
          <table:table-cell table:formula="of:=[.C39]-[.C38]" office:value-type="float" office:value="0.000410999999999998" calcext:value-type="float">
            <text:p>0,0004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078" calcext:value-type="float">
            <text:p>0,018078</text:p>
          </table:table-cell>
          <table:table-cell office:value-type="float" office:value="0.018075" calcext:value-type="float">
            <text:p>0,018075</text:p>
          </table:table-cell>
          <table:table-cell office:value-type="float" office:value="1580047" calcext:value-type="float">
            <text:p>1580047</text:p>
          </table:table-cell>
          <table:table-cell office:value-type="float" office:value="104037" calcext:value-type="float">
            <text:p>104037</text:p>
          </table:table-cell>
          <table:table-cell table:formula="of:=[.C40]-[.C39]" office:value-type="float" office:value="0.000404000000000002" calcext:value-type="float">
            <text:p>0,00040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479" calcext:value-type="float">
            <text:p>0,018479</text:p>
          </table:table-cell>
          <table:table-cell office:value-type="float" office:value="0.018476" calcext:value-type="float">
            <text:p>0,018476</text:p>
          </table:table-cell>
          <table:table-cell office:value-type="float" office:value="1619520" calcext:value-type="float">
            <text:p>1619520</text:p>
          </table:table-cell>
          <table:table-cell office:value-type="float" office:value="104354" calcext:value-type="float">
            <text:p>104354</text:p>
          </table:table-cell>
          <table:table-cell table:formula="of:=[.C41]-[.C40]" office:value-type="float" office:value="0.000400999999999999" calcext:value-type="float">
            <text:p>0,0004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885" calcext:value-type="float">
            <text:p>0,018885</text:p>
          </table:table-cell>
          <table:table-cell office:value-type="float" office:value="0.018883" calcext:value-type="float">
            <text:p>0,018883</text:p>
          </table:table-cell>
          <table:table-cell office:value-type="float" office:value="1658972" calcext:value-type="float">
            <text:p>1658972</text:p>
          </table:table-cell>
          <table:table-cell office:value-type="float" office:value="102382" calcext:value-type="float">
            <text:p>102382</text:p>
          </table:table-cell>
          <table:table-cell table:formula="of:=[.C42]-[.C41]" office:value-type="float" office:value="0.000407000000000001" calcext:value-type="float">
            <text:p>0,0004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306" calcext:value-type="float">
            <text:p>0,019306</text:p>
          </table:table-cell>
          <table:table-cell office:value-type="float" office:value="0.019303" calcext:value-type="float">
            <text:p>0,019303</text:p>
          </table:table-cell>
          <table:table-cell office:value-type="float" office:value="1698518" calcext:value-type="float">
            <text:p>1698518</text:p>
          </table:table-cell>
          <table:table-cell office:value-type="float" office:value="101843" calcext:value-type="float">
            <text:p>101843</text:p>
          </table:table-cell>
          <table:table-cell table:formula="of:=[.C43]-[.C42]" office:value-type="float" office:value="0.00042" calcext:value-type="float">
            <text:p>0,000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9711" calcext:value-type="float">
            <text:p>0,019711</text:p>
          </table:table-cell>
          <table:table-cell office:value-type="float" office:value="0.019708" calcext:value-type="float">
            <text:p>0,019708</text:p>
          </table:table-cell>
          <table:table-cell office:value-type="float" office:value="1738028" calcext:value-type="float">
            <text:p>1738028</text:p>
          </table:table-cell>
          <table:table-cell office:value-type="float" office:value="104442" calcext:value-type="float">
            <text:p>104442</text:p>
          </table:table-cell>
          <table:table-cell table:formula="of:=[.C44]-[.C43]" office:value-type="float" office:value="0.000404999999999999" calcext:value-type="float">
            <text:p>0,00040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0108" calcext:value-type="float">
            <text:p>0,020108</text:p>
          </table:table-cell>
          <table:table-cell office:value-type="float" office:value="0.020106" calcext:value-type="float">
            <text:p>0,020106</text:p>
          </table:table-cell>
          <table:table-cell office:value-type="float" office:value="1777479" calcext:value-type="float">
            <text:p>1777479</text:p>
          </table:table-cell>
          <table:table-cell office:value-type="float" office:value="104557" calcext:value-type="float">
            <text:p>104557</text:p>
          </table:table-cell>
          <table:table-cell table:formula="of:=[.C45]-[.C44]" office:value-type="float" office:value="0.000397999999999999" calcext:value-type="float">
            <text:p>0,0003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507" calcext:value-type="float">
            <text:p>0,020507</text:p>
          </table:table-cell>
          <table:table-cell office:value-type="float" office:value="0.020504" calcext:value-type="float">
            <text:p>0,020504</text:p>
          </table:table-cell>
          <table:table-cell office:value-type="float" office:value="1816964" calcext:value-type="float">
            <text:p>1816964</text:p>
          </table:table-cell>
          <table:table-cell office:value-type="float" office:value="104663" calcext:value-type="float">
            <text:p>104663</text:p>
          </table:table-cell>
          <table:table-cell table:formula="of:=[.C46]-[.C45]" office:value-type="float" office:value="0.000397999999999999" calcext:value-type="float">
            <text:p>0,0003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904" calcext:value-type="float">
            <text:p>0,020904</text:p>
          </table:table-cell>
          <table:table-cell office:value-type="float" office:value="0.020901" calcext:value-type="float">
            <text:p>0,020901</text:p>
          </table:table-cell>
          <table:table-cell office:value-type="float" office:value="1856385" calcext:value-type="float">
            <text:p>1856385</text:p>
          </table:table-cell>
          <table:table-cell office:value-type="float" office:value="104.48" calcext:value-type="float">
            <text:p>104,48</text:p>
          </table:table-cell>
          <table:table-cell table:formula="of:=[.C47]-[.C46]" office:value-type="float" office:value="0.000397000000000001" calcext:value-type="float">
            <text:p>0,0003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1338" calcext:value-type="float">
            <text:p>0,021338</text:p>
          </table:table-cell>
          <table:table-cell office:value-type="float" office:value="0.021335" calcext:value-type="float">
            <text:p>0,021335</text:p>
          </table:table-cell>
          <table:table-cell office:value-type="float" office:value="1895880" calcext:value-type="float">
            <text:p>1895880</text:p>
          </table:table-cell>
          <table:table-cell office:value-type="float" office:value="95.3454" calcext:value-type="float">
            <text:p>95,3454</text:p>
          </table:table-cell>
          <table:table-cell table:formula="of:=[.C48]-[.C47]" office:value-type="float" office:value="0.000434" calcext:value-type="float">
            <text:p>0,00043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174" calcext:value-type="float">
            <text:p>0,02174</text:p>
          </table:table-cell>
          <table:table-cell office:value-type="float" office:value="0.021738" calcext:value-type="float">
            <text:p>0,021738</text:p>
          </table:table-cell>
          <table:table-cell office:value-type="float" office:value="1935414" calcext:value-type="float">
            <text:p>1935414</text:p>
          </table:table-cell>
          <table:table-cell office:value-type="float" office:value="104489" calcext:value-type="float">
            <text:p>104489</text:p>
          </table:table-cell>
          <table:table-cell table:formula="of:=[.C49]-[.C48]" office:value-type="float" office:value="0.000403000000000001" calcext:value-type="float">
            <text:p>0,00040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138" calcext:value-type="float">
            <text:p>0,022138</text:p>
          </table:table-cell>
          <table:table-cell office:value-type="float" office:value="0.022135" calcext:value-type="float">
            <text:p>0,022135</text:p>
          </table:table-cell>
          <table:table-cell office:value-type="float" office:value="1974914" calcext:value-type="float">
            <text:p>1974914</text:p>
          </table:table-cell>
          <table:table-cell office:value-type="float" office:value="104968" calcext:value-type="float">
            <text:p>104968</text:p>
          </table:table-cell>
          <table:table-cell table:formula="of:=[.C50]-[.C49]" office:value-type="float" office:value="0.000396999999999998" calcext:value-type="float">
            <text:p>0,00039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588" calcext:value-type="float">
            <text:p>0,022588</text:p>
          </table:table-cell>
          <table:table-cell office:value-type="float" office:value="0.022585" calcext:value-type="float">
            <text:p>0,022585</text:p>
          </table:table-cell>
          <table:table-cell office:value-type="float" office:value="2014227" calcext:value-type="float">
            <text:p>2014227</text:p>
          </table:table-cell>
          <table:table-cell office:value-type="float" office:value="91.5758" calcext:value-type="float">
            <text:p>91,5758</text:p>
          </table:table-cell>
          <table:table-cell table:formula="of:=[.C51]-[.C50]" office:value-type="float" office:value="0.000449999999999999" calcext:value-type="float">
            <text:p>0,0004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3217" calcext:value-type="float">
            <text:p>0,023217</text:p>
          </table:table-cell>
          <table:table-cell office:value-type="float" office:value="0.023214" calcext:value-type="float">
            <text:p>0,023214</text:p>
          </table:table-cell>
          <table:table-cell office:value-type="float" office:value="2053276" calcext:value-type="float">
            <text:p>2053276</text:p>
          </table:table-cell>
          <table:table-cell office:value-type="float" office:value="66.2309" calcext:value-type="float">
            <text:p>66,2309</text:p>
          </table:table-cell>
          <table:table-cell table:formula="of:=[.C52]-[.C51]" office:value-type="float" office:value="0.000629000000000001" calcext:value-type="float">
            <text:p>0,00062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3849" calcext:value-type="float">
            <text:p>0,023849</text:p>
          </table:table-cell>
          <table:table-cell office:value-type="float" office:value="0.023846" calcext:value-type="float">
            <text:p>0,023846</text:p>
          </table:table-cell>
          <table:table-cell office:value-type="float" office:value="2092405" calcext:value-type="float">
            <text:p>2092405</text:p>
          </table:table-cell>
          <table:table-cell office:value-type="float" office:value="68115" calcext:value-type="float">
            <text:p>68115</text:p>
          </table:table-cell>
          <table:table-cell table:formula="of:=[.C53]-[.C52]" office:value-type="float" office:value="0.000632000000000001" calcext:value-type="float">
            <text:p>0,00063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4447" calcext:value-type="float">
            <text:p>0,024447</text:p>
          </table:table-cell>
          <table:table-cell office:value-type="float" office:value="0.024444" calcext:value-type="float">
            <text:p>0,024444</text:p>
          </table:table-cell>
          <table:table-cell office:value-type="float" office:value="2131498" calcext:value-type="float">
            <text:p>2131498</text:p>
          </table:table-cell>
          <table:table-cell office:value-type="float" office:value="69.6292" calcext:value-type="float">
            <text:p>69,6292</text:p>
          </table:table-cell>
          <table:table-cell table:formula="of:=[.C54]-[.C53]" office:value-type="float" office:value="0.000598000000000001" calcext:value-type="float">
            <text:p>0,00059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5205" calcext:value-type="float">
            <text:p>0,025205</text:p>
          </table:table-cell>
          <table:table-cell office:value-type="float" office:value="0.02507" calcext:value-type="float">
            <text:p>0,02507</text:p>
          </table:table-cell>
          <table:table-cell office:value-type="float" office:value="2170758" calcext:value-type="float">
            <text:p>2170758</text:p>
          </table:table-cell>
          <table:table-cell office:value-type="float" office:value="68.8053" calcext:value-type="float">
            <text:p>68,8053</text:p>
          </table:table-cell>
          <table:table-cell table:formula="of:=[.C55]-[.C54]" office:value-type="float" office:value="0.000626000000000002" calcext:value-type="float">
            <text:p>0,00062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5634" calcext:value-type="float">
            <text:p>0,025634</text:p>
          </table:table-cell>
          <table:table-cell office:value-type="float" office:value="0.0255" calcext:value-type="float">
            <text:p>0,0255</text:p>
          </table:table-cell>
          <table:table-cell office:value-type="float" office:value="2210437" calcext:value-type="float">
            <text:p>2210437</text:p>
          </table:table-cell>
          <table:table-cell office:value-type="float" office:value="102697" calcext:value-type="float">
            <text:p>102697</text:p>
          </table:table-cell>
          <table:table-cell table:formula="of:=[.C56]-[.C55]" office:value-type="float" office:value="0.00043" calcext:value-type="float">
            <text:p>0,0004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6037" calcext:value-type="float">
            <text:p>0,026037</text:p>
          </table:table-cell>
          <table:table-cell office:value-type="float" office:value="0.025902" calcext:value-type="float">
            <text:p>0,025902</text:p>
          </table:table-cell>
          <table:table-cell office:value-type="float" office:value="2249983" calcext:value-type="float">
            <text:p>2249983</text:p>
          </table:table-cell>
          <table:table-cell office:value-type="float" office:value="104534" calcext:value-type="float">
            <text:p>104534</text:p>
          </table:table-cell>
          <table:table-cell table:formula="of:=[.C57]-[.C56]" office:value-type="float" office:value="0.000401999999999996" calcext:value-type="float">
            <text:p>0,00040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6435" calcext:value-type="float">
            <text:p>0,026435</text:p>
          </table:table-cell>
          <table:table-cell office:value-type="float" office:value="0.0263" calcext:value-type="float">
            <text:p>0,0263</text:p>
          </table:table-cell>
          <table:table-cell office:value-type="float" office:value="2289511" calcext:value-type="float">
            <text:p>2289511</text:p>
          </table:table-cell>
          <table:table-cell office:value-type="float" office:value="104759" calcext:value-type="float">
            <text:p>104759</text:p>
          </table:table-cell>
          <table:table-cell table:formula="of:=[.C58]-[.C57]" office:value-type="float" office:value="0.000398000000000002" calcext:value-type="float">
            <text:p>0,0003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6826" calcext:value-type="float">
            <text:p>0,026826</text:p>
          </table:table-cell>
          <table:table-cell office:value-type="float" office:value="0.026692" calcext:value-type="float">
            <text:p>0,026692</text:p>
          </table:table-cell>
          <table:table-cell office:value-type="float" office:value="2328914" calcext:value-type="float">
            <text:p>2328914</text:p>
          </table:table-cell>
          <table:table-cell office:value-type="float" office:value="106121" calcext:value-type="float">
            <text:p>106121</text:p>
          </table:table-cell>
          <table:table-cell table:formula="of:=[.C59]-[.C58]" office:value-type="float" office:value="0.000392" calcext:value-type="float">
            <text:p>0,0003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7202" calcext:value-type="float">
            <text:p>0,027202</text:p>
          </table:table-cell>
          <table:table-cell office:value-type="float" office:value="0.027068" calcext:value-type="float">
            <text:p>0,027068</text:p>
          </table:table-cell>
          <table:table-cell office:value-type="float" office:value="2368356" calcext:value-type="float">
            <text:p>2368356</text:p>
          </table:table-cell>
          <table:table-cell office:value-type="float" office:value="111028" calcext:value-type="float">
            <text:p>111028</text:p>
          </table:table-cell>
          <table:table-cell table:formula="of:=[.C60]-[.C59]" office:value-type="float" office:value="0.000375999999999998" calcext:value-type="float">
            <text:p>0,0003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576" calcext:value-type="float">
            <text:p>0,027576</text:p>
          </table:table-cell>
          <table:table-cell office:value-type="float" office:value="0.027442" calcext:value-type="float">
            <text:p>0,027442</text:p>
          </table:table-cell>
          <table:table-cell office:value-type="float" office:value="2407834" calcext:value-type="float">
            <text:p>2407834</text:p>
          </table:table-cell>
          <table:table-cell office:value-type="float" office:value="111141" calcext:value-type="float">
            <text:p>111141</text:p>
          </table:table-cell>
          <table:table-cell table:formula="of:=[.C61]-[.C60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7951" calcext:value-type="float">
            <text:p>0,027951</text:p>
          </table:table-cell>
          <table:table-cell office:value-type="float" office:value="0.027816" calcext:value-type="float">
            <text:p>0,027816</text:p>
          </table:table-cell>
          <table:table-cell office:value-type="float" office:value="2447336" calcext:value-type="float">
            <text:p>2447336</text:p>
          </table:table-cell>
          <table:table-cell office:value-type="float" office:value="111211" calcext:value-type="float">
            <text:p>111211</text:p>
          </table:table-cell>
          <table:table-cell table:formula="of:=[.C62]-[.C61]" office:value-type="float" office:value="0.000374000000000003" calcext:value-type="float">
            <text:p>0,00037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8331" calcext:value-type="float">
            <text:p>0,028331</text:p>
          </table:table-cell>
          <table:table-cell office:value-type="float" office:value="0.028196" calcext:value-type="float">
            <text:p>0,028196</text:p>
          </table:table-cell>
          <table:table-cell office:value-type="float" office:value="2486745" calcext:value-type="float">
            <text:p>2486745</text:p>
          </table:table-cell>
          <table:table-cell office:value-type="float" office:value="110025" calcext:value-type="float">
            <text:p>110025</text:p>
          </table:table-cell>
          <table:table-cell table:formula="of:=[.C63]-[.C62]" office:value-type="float" office:value="0.000379999999999998" calcext:value-type="float">
            <text:p>0,0003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8724" calcext:value-type="float">
            <text:p>0,028724</text:p>
          </table:table-cell>
          <table:table-cell office:value-type="float" office:value="0.02859" calcext:value-type="float">
            <text:p>0,02859</text:p>
          </table:table-cell>
          <table:table-cell office:value-type="float" office:value="2526307" calcext:value-type="float">
            <text:p>2526307</text:p>
          </table:table-cell>
          <table:table-cell office:value-type="float" office:value="105997" calcext:value-type="float">
            <text:p>105997</text:p>
          </table:table-cell>
          <table:table-cell table:formula="of:=[.C64]-[.C63]" office:value-type="float" office:value="0.000394000000000002" calcext:value-type="float">
            <text:p>0,0003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9299" calcext:value-type="float">
            <text:p>0,029299</text:p>
          </table:table-cell>
          <table:table-cell office:value-type="float" office:value="0.029165" calcext:value-type="float">
            <text:p>0,029165</text:p>
          </table:table-cell>
          <table:table-cell office:value-type="float" office:value="2566092" calcext:value-type="float">
            <text:p>2566092</text:p>
          </table:table-cell>
          <table:table-cell office:value-type="float" office:value="78.0904" calcext:value-type="float">
            <text:p>78,0904</text:p>
          </table:table-cell>
          <table:table-cell table:formula="of:=[.C65]-[.C64]" office:value-type="float" office:value="0.000574999999999999" calcext:value-type="float">
            <text:p>0,0005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9707" calcext:value-type="float">
            <text:p>0,029707</text:p>
          </table:table-cell>
          <table:table-cell office:value-type="float" office:value="0.029572" calcext:value-type="float">
            <text:p>0,029572</text:p>
          </table:table-cell>
          <table:table-cell office:value-type="float" office:value="2605699" calcext:value-type="float">
            <text:p>2605699</text:p>
          </table:table-cell>
          <table:table-cell office:value-type="float" office:value="108.12" calcext:value-type="float">
            <text:p>108,12</text:p>
          </table:table-cell>
          <table:table-cell table:formula="of:=[.C66]-[.C65]" office:value-type="float" office:value="0.000406999999999998" calcext:value-type="float">
            <text:p>0,00040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0097" calcext:value-type="float">
            <text:p>0,030097</text:p>
          </table:table-cell>
          <table:table-cell office:value-type="float" office:value="0.029962" calcext:value-type="float">
            <text:p>0,029962</text:p>
          </table:table-cell>
          <table:table-cell office:value-type="float" office:value="2645245" calcext:value-type="float">
            <text:p>2645245</text:p>
          </table:table-cell>
          <table:table-cell office:value-type="float" office:value="108871" calcext:value-type="float">
            <text:p>108871</text:p>
          </table:table-cell>
          <table:table-cell table:formula="of:=[.C67]-[.C66]" office:value-type="float" office:value="0.000390000000000001" calcext:value-type="float">
            <text:p>0,0003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0496" calcext:value-type="float">
            <text:p>0,030496</text:p>
          </table:table-cell>
          <table:table-cell office:value-type="float" office:value="0.030361" calcext:value-type="float">
            <text:p>0,030361</text:p>
          </table:table-cell>
          <table:table-cell office:value-type="float" office:value="2684853" calcext:value-type="float">
            <text:p>2684853</text:p>
          </table:table-cell>
          <table:table-cell office:value-type="float" office:value="106387" calcext:value-type="float">
            <text:p>106387</text:p>
          </table:table-cell>
          <table:table-cell table:formula="of:=[.C68]-[.C67]" office:value-type="float" office:value="0.000399" calcext:value-type="float">
            <text:p>0,00039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0912" calcext:value-type="float">
            <text:p>0,030912</text:p>
          </table:table-cell>
          <table:table-cell office:value-type="float" office:value="0.030778" calcext:value-type="float">
            <text:p>0,030778</text:p>
          </table:table-cell>
          <table:table-cell office:value-type="float" office:value="2724536" calcext:value-type="float">
            <text:p>2724536</text:p>
          </table:table-cell>
          <table:table-cell office:value-type="float" office:value="104068" calcext:value-type="float">
            <text:p>104068</text:p>
          </table:table-cell>
          <table:table-cell table:formula="of:=[.C69]-[.C68]" office:value-type="float" office:value="0.000417000000000001" calcext:value-type="float">
            <text:p>0,00041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1343" calcext:value-type="float">
            <text:p>0,031343</text:p>
          </table:table-cell>
          <table:table-cell office:value-type="float" office:value="0.031209" calcext:value-type="float">
            <text:p>0,031209</text:p>
          </table:table-cell>
          <table:table-cell office:value-type="float" office:value="2764140" calcext:value-type="float">
            <text:p>2764140</text:p>
          </table:table-cell>
          <table:table-cell office:value-type="float" office:value="104414" calcext:value-type="float">
            <text:p>104414</text:p>
          </table:table-cell>
          <table:table-cell table:formula="of:=[.C70]-[.C69]" office:value-type="float" office:value="0.000430999999999997" calcext:value-type="float">
            <text:p>0,00043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777" calcext:value-type="float">
            <text:p>0,031777</text:p>
          </table:table-cell>
          <table:table-cell office:value-type="float" office:value="0.031643" calcext:value-type="float">
            <text:p>0,031643</text:p>
          </table:table-cell>
          <table:table-cell office:value-type="float" office:value="2803763" calcext:value-type="float">
            <text:p>2803763</text:p>
          </table:table-cell>
          <table:table-cell office:value-type="float" office:value="99.9621" calcext:value-type="float">
            <text:p>99,9621</text:p>
          </table:table-cell>
          <table:table-cell table:formula="of:=[.C71]-[.C70]" office:value-type="float" office:value="0.000434" calcext:value-type="float">
            <text:p>0,00043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2179" calcext:value-type="float">
            <text:p>0,032179</text:p>
          </table:table-cell>
          <table:table-cell office:value-type="float" office:value="0.032044" calcext:value-type="float">
            <text:p>0,032044</text:p>
          </table:table-cell>
          <table:table-cell office:value-type="float" office:value="2843328" calcext:value-type="float">
            <text:p>2843328</text:p>
          </table:table-cell>
          <table:table-cell office:value-type="float" office:value="106239" calcext:value-type="float">
            <text:p>106239</text:p>
          </table:table-cell>
          <table:table-cell table:formula="of:=[.C72]-[.C71]" office:value-type="float" office:value="0.000400999999999999" calcext:value-type="float">
            <text:p>0,00040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2556" calcext:value-type="float">
            <text:p>0,032556</text:p>
          </table:table-cell>
          <table:table-cell office:value-type="float" office:value="0.032421" calcext:value-type="float">
            <text:p>0,032421</text:p>
          </table:table-cell>
          <table:table-cell office:value-type="float" office:value="2882933" calcext:value-type="float">
            <text:p>2882933</text:p>
          </table:table-cell>
          <table:table-cell office:value-type="float" office:value="111468" calcext:value-type="float">
            <text:p>111468</text:p>
          </table:table-cell>
          <table:table-cell table:formula="of:=[.C73]-[.C72]" office:value-type="float" office:value="0.000377000000000002" calcext:value-type="float">
            <text:p>0,00037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2931" calcext:value-type="float">
            <text:p>0,032931</text:p>
          </table:table-cell>
          <table:table-cell office:value-type="float" office:value="0.032796" calcext:value-type="float">
            <text:p>0,032796</text:p>
          </table:table-cell>
          <table:table-cell office:value-type="float" office:value="2922435" calcext:value-type="float">
            <text:p>2922435</text:p>
          </table:table-cell>
          <table:table-cell office:value-type="float" office:value="111183" calcext:value-type="float">
            <text:p>111183</text:p>
          </table:table-cell>
          <table:table-cell table:formula="of:=[.C74]-[.C73]" office:value-type="float" office:value="0.000375" calcext:value-type="float">
            <text:p>0,0003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3342" calcext:value-type="float">
            <text:p>0,033342</text:p>
          </table:table-cell>
          <table:table-cell office:value-type="float" office:value="0.033207" calcext:value-type="float">
            <text:p>0,033207</text:p>
          </table:table-cell>
          <table:table-cell office:value-type="float" office:value="2961998" calcext:value-type="float">
            <text:p>2961998</text:p>
          </table:table-cell>
          <table:table-cell office:value-type="float" office:value="100862" calcext:value-type="float">
            <text:p>100862</text:p>
          </table:table-cell>
          <table:table-cell table:formula="of:=[.C75]-[.C74]" office:value-type="float" office:value="0.000411000000000002" calcext:value-type="float">
            <text:p>0,0004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721" calcext:value-type="float">
            <text:p>0,033721</text:p>
          </table:table-cell>
          <table:table-cell office:value-type="float" office:value="0.033586" calcext:value-type="float">
            <text:p>0,033586</text:p>
          </table:table-cell>
          <table:table-cell office:value-type="float" office:value="3001494" calcext:value-type="float">
            <text:p>3001494</text:p>
          </table:table-cell>
          <table:table-cell office:value-type="float" office:value="111183" calcext:value-type="float">
            <text:p>111183</text:p>
          </table:table-cell>
          <table:table-cell table:formula="of:=[.C76]-[.C75]" office:value-type="float" office:value="0.000378999999999997" calcext:value-type="float">
            <text:p>0,00037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4096" calcext:value-type="float">
            <text:p>0,034096</text:p>
          </table:table-cell>
          <table:table-cell office:value-type="float" office:value="0.033961" calcext:value-type="float">
            <text:p>0,033961</text:p>
          </table:table-cell>
          <table:table-cell office:value-type="float" office:value="3040886" calcext:value-type="float">
            <text:p>3040886</text:p>
          </table:table-cell>
          <table:table-cell office:value-type="float" office:value="110899" calcext:value-type="float">
            <text:p>110899</text:p>
          </table:table-cell>
          <table:table-cell table:formula="of:=[.C77]-[.C76]" office:value-type="float" office:value="0.000375" calcext:value-type="float">
            <text:p>0,00037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447" calcext:value-type="float">
            <text:p>0,03447</text:p>
          </table:table-cell>
          <table:table-cell office:value-type="float" office:value="0.034335" calcext:value-type="float">
            <text:p>0,034335</text:p>
          </table:table-cell>
          <table:table-cell office:value-type="float" office:value="3080383" calcext:value-type="float">
            <text:p>3080383</text:p>
          </table:table-cell>
          <table:table-cell office:value-type="float" office:value="111.18" calcext:value-type="float">
            <text:p>111,18</text:p>
          </table:table-cell>
          <table:table-cell table:formula="of:=[.C78]-[.C77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4844" calcext:value-type="float">
            <text:p>0,034844</text:p>
          </table:table-cell>
          <table:table-cell office:value-type="float" office:value="0.034709" calcext:value-type="float">
            <text:p>0,034709</text:p>
          </table:table-cell>
          <table:table-cell office:value-type="float" office:value="3119884" calcext:value-type="float">
            <text:p>3119884</text:p>
          </table:table-cell>
          <table:table-cell office:value-type="float" office:value="111208" calcext:value-type="float">
            <text:p>111208</text:p>
          </table:table-cell>
          <table:table-cell table:formula="of:=[.C79]-[.C78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5217" calcext:value-type="float">
            <text:p>0,035217</text:p>
          </table:table-cell>
          <table:table-cell office:value-type="float" office:value="0.035082" calcext:value-type="float">
            <text:p>0,035082</text:p>
          </table:table-cell>
          <table:table-cell office:value-type="float" office:value="3159361" calcext:value-type="float">
            <text:p>3159361</text:p>
          </table:table-cell>
          <table:table-cell office:value-type="float" office:value="111455" calcext:value-type="float">
            <text:p>111455</text:p>
          </table:table-cell>
          <table:table-cell table:formula="of:=[.C80]-[.C79]" office:value-type="float" office:value="0.000372999999999998" calcext:value-type="float">
            <text:p>0,00037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5591" calcext:value-type="float">
            <text:p>0,035591</text:p>
          </table:table-cell>
          <table:table-cell office:value-type="float" office:value="0.035456" calcext:value-type="float">
            <text:p>0,035456</text:p>
          </table:table-cell>
          <table:table-cell office:value-type="float" office:value="3198826" calcext:value-type="float">
            <text:p>3198826</text:p>
          </table:table-cell>
          <table:table-cell office:value-type="float" office:value="111.39" calcext:value-type="float">
            <text:p>111,39</text:p>
          </table:table-cell>
          <table:table-cell table:formula="of:=[.C81]-[.C80]" office:value-type="float" office:value="0.000374000000000006" calcext:value-type="float">
            <text:p>0,00037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5965" calcext:value-type="float">
            <text:p>0,035965</text:p>
          </table:table-cell>
          <table:table-cell office:value-type="float" office:value="0.03583" calcext:value-type="float">
            <text:p>0,03583</text:p>
          </table:table-cell>
          <table:table-cell office:value-type="float" office:value="3238294" calcext:value-type="float">
            <text:p>3238294</text:p>
          </table:table-cell>
          <table:table-cell office:value-type="float" office:value="111401" calcext:value-type="float">
            <text:p>111401</text:p>
          </table:table-cell>
          <table:table-cell table:formula="of:=[.C82]-[.C81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6338" calcext:value-type="float">
            <text:p>0,036338</text:p>
          </table:table-cell>
          <table:table-cell office:value-type="float" office:value="0.036203" calcext:value-type="float">
            <text:p>0,036203</text:p>
          </table:table-cell>
          <table:table-cell office:value-type="float" office:value="3277858" calcext:value-type="float">
            <text:p>3277858</text:p>
          </table:table-cell>
          <table:table-cell office:value-type="float" office:value="111703" calcext:value-type="float">
            <text:p>111703</text:p>
          </table:table-cell>
          <table:table-cell table:formula="of:=[.C83]-[.C82]" office:value-type="float" office:value="0.000372999999999998" calcext:value-type="float">
            <text:p>0,00037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6712" calcext:value-type="float">
            <text:p>0,036712</text:p>
          </table:table-cell>
          <table:table-cell office:value-type="float" office:value="0.036576" calcext:value-type="float">
            <text:p>0,036576</text:p>
          </table:table-cell>
          <table:table-cell office:value-type="float" office:value="3317271" calcext:value-type="float">
            <text:p>3317271</text:p>
          </table:table-cell>
          <table:table-cell office:value-type="float" office:value="111.26" calcext:value-type="float">
            <text:p>111,26</text:p>
          </table:table-cell>
          <table:table-cell table:formula="of:=[.C84]-[.C83]" office:value-type="float" office:value="0.000372999999999998" calcext:value-type="float">
            <text:p>0,0003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7086" calcext:value-type="float">
            <text:p>0,037086</text:p>
          </table:table-cell>
          <table:table-cell office:value-type="float" office:value="0.03695" calcext:value-type="float">
            <text:p>0,03695</text:p>
          </table:table-cell>
          <table:table-cell office:value-type="float" office:value="3356804" calcext:value-type="float">
            <text:p>3356804</text:p>
          </table:table-cell>
          <table:table-cell office:value-type="float" office:value="111599" calcext:value-type="float">
            <text:p>111599</text:p>
          </table:table-cell>
          <table:table-cell table:formula="of:=[.C85]-[.C84]" office:value-type="float" office:value="0.000374000000000006" calcext:value-type="float">
            <text:p>0,00037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749" calcext:value-type="float">
            <text:p>0,03749</text:p>
          </table:table-cell>
          <table:table-cell office:value-type="float" office:value="0.037355" calcext:value-type="float">
            <text:p>0,037355</text:p>
          </table:table-cell>
          <table:table-cell office:value-type="float" office:value="3396362" calcext:value-type="float">
            <text:p>3396362</text:p>
          </table:table-cell>
          <table:table-cell office:value-type="float" office:value="102399" calcext:value-type="float">
            <text:p>102399</text:p>
          </table:table-cell>
          <table:table-cell table:formula="of:=[.C86]-[.C85]" office:value-type="float" office:value="0.000404999999999996" calcext:value-type="float">
            <text:p>0,00040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7867" calcext:value-type="float">
            <text:p>0,037867</text:p>
          </table:table-cell>
          <table:table-cell office:value-type="float" office:value="0.037732" calcext:value-type="float">
            <text:p>0,037732</text:p>
          </table:table-cell>
          <table:table-cell office:value-type="float" office:value="3435852" calcext:value-type="float">
            <text:p>3435852</text:p>
          </table:table-cell>
          <table:table-cell office:value-type="float" office:value="111149" calcext:value-type="float">
            <text:p>111149</text:p>
          </table:table-cell>
          <table:table-cell table:formula="of:=[.C87]-[.C86]" office:value-type="float" office:value="0.000377000000000002" calcext:value-type="float">
            <text:p>0,00037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8241" calcext:value-type="float">
            <text:p>0,038241</text:p>
          </table:table-cell>
          <table:table-cell office:value-type="float" office:value="0.038105" calcext:value-type="float">
            <text:p>0,038105</text:p>
          </table:table-cell>
          <table:table-cell office:value-type="float" office:value="3475275" calcext:value-type="float">
            <text:p>3475275</text:p>
          </table:table-cell>
          <table:table-cell office:value-type="float" office:value="111291" calcext:value-type="float">
            <text:p>111291</text:p>
          </table:table-cell>
          <table:table-cell table:formula="of:=[.C88]-[.C87]" office:value-type="float" office:value="0.000372999999999998" calcext:value-type="float">
            <text:p>0,00037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8614" calcext:value-type="float">
            <text:p>0,038614</text:p>
          </table:table-cell>
          <table:table-cell office:value-type="float" office:value="0.038479" calcext:value-type="float">
            <text:p>0,038479</text:p>
          </table:table-cell>
          <table:table-cell office:value-type="float" office:value="3514821" calcext:value-type="float">
            <text:p>3514821</text:p>
          </table:table-cell>
          <table:table-cell office:value-type="float" office:value="111633" calcext:value-type="float">
            <text:p>111633</text:p>
          </table:table-cell>
          <table:table-cell table:formula="of:=[.C89]-[.C88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8988" calcext:value-type="float">
            <text:p>0,038988</text:p>
          </table:table-cell>
          <table:table-cell office:value-type="float" office:value="0.038853" calcext:value-type="float">
            <text:p>0,038853</text:p>
          </table:table-cell>
          <table:table-cell office:value-type="float" office:value="3554287" calcext:value-type="float">
            <text:p>3554287</text:p>
          </table:table-cell>
          <table:table-cell office:value-type="float" office:value="111079" calcext:value-type="float">
            <text:p>111079</text:p>
          </table:table-cell>
          <table:table-cell table:formula="of:=[.C90]-[.C89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9394" calcext:value-type="float">
            <text:p>0,039394</text:p>
          </table:table-cell>
          <table:table-cell office:value-type="float" office:value="0.039259" calcext:value-type="float">
            <text:p>0,039259</text:p>
          </table:table-cell>
          <table:table-cell office:value-type="float" office:value="3593637" calcext:value-type="float">
            <text:p>3593637</text:p>
          </table:table-cell>
          <table:table-cell office:value-type="float" office:value="101623" calcext:value-type="float">
            <text:p>101623</text:p>
          </table:table-cell>
          <table:table-cell table:formula="of:=[.C91]-[.C90]" office:value-type="float" office:value="0.000405999999999997" calcext:value-type="float">
            <text:p>0,00040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9772" calcext:value-type="float">
            <text:p>0,039772</text:p>
          </table:table-cell>
          <table:table-cell office:value-type="float" office:value="0.039637" calcext:value-type="float">
            <text:p>0,039637</text:p>
          </table:table-cell>
          <table:table-cell office:value-type="float" office:value="3633122" calcext:value-type="float">
            <text:p>3633122</text:p>
          </table:table-cell>
          <table:table-cell office:value-type="float" office:value="111135" calcext:value-type="float">
            <text:p>111135</text:p>
          </table:table-cell>
          <table:table-cell table:formula="of:=[.C92]-[.C91]" office:value-type="float" office:value="0.000378000000000003" calcext:value-type="float">
            <text:p>0,00037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40146" calcext:value-type="float">
            <text:p>0,040146</text:p>
          </table:table-cell>
          <table:table-cell office:value-type="float" office:value="0.040011" calcext:value-type="float">
            <text:p>0,040011</text:p>
          </table:table-cell>
          <table:table-cell office:value-type="float" office:value="3672648" calcext:value-type="float">
            <text:p>3672648</text:p>
          </table:table-cell>
          <table:table-cell office:value-type="float" office:value="111265" calcext:value-type="float">
            <text:p>111265</text:p>
          </table:table-cell>
          <table:table-cell table:formula="of:=[.C93]-[.C92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052" calcext:value-type="float">
            <text:p>0,04052</text:p>
          </table:table-cell>
          <table:table-cell office:value-type="float" office:value="0.040384" calcext:value-type="float">
            <text:p>0,040384</text:p>
          </table:table-cell>
          <table:table-cell office:value-type="float" office:value="3712158" calcext:value-type="float">
            <text:p>3712158</text:p>
          </table:table-cell>
          <table:table-cell office:value-type="float" office:value="111534" calcext:value-type="float">
            <text:p>111534</text:p>
          </table:table-cell>
          <table:table-cell table:formula="of:=[.C94]-[.C93]" office:value-type="float" office:value="0.000372999999999998" calcext:value-type="float">
            <text:p>0,00037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0893" calcext:value-type="float">
            <text:p>0,040893</text:p>
          </table:table-cell>
          <table:table-cell office:value-type="float" office:value="0.040758" calcext:value-type="float">
            <text:p>0,040758</text:p>
          </table:table-cell>
          <table:table-cell office:value-type="float" office:value="3751652" calcext:value-type="float">
            <text:p>3751652</text:p>
          </table:table-cell>
          <table:table-cell office:value-type="float" office:value="111161" calcext:value-type="float">
            <text:p>111161</text:p>
          </table:table-cell>
          <table:table-cell table:formula="of:=[.C95]-[.C94]" office:value-type="float" office:value="0.000373999999999999" calcext:value-type="float">
            <text:p>0,00037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1283" calcext:value-type="float">
            <text:p>0,041283</text:p>
          </table:table-cell>
          <table:table-cell office:value-type="float" office:value="0.041147" calcext:value-type="float">
            <text:p>0,041147</text:p>
          </table:table-cell>
          <table:table-cell office:value-type="float" office:value="3791096" calcext:value-type="float">
            <text:p>3791096</text:p>
          </table:table-cell>
          <table:table-cell office:value-type="float" office:value="106546" calcext:value-type="float">
            <text:p>106546</text:p>
          </table:table-cell>
          <table:table-cell table:formula="of:=[.C96]-[.C95]" office:value-type="float" office:value="0.000389" calcext:value-type="float">
            <text:p>0,00038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164" calcext:value-type="float">
            <text:p>0,04164</text:p>
          </table:table-cell>
          <table:table-cell office:value-type="float" office:value="0.041504" calcext:value-type="float">
            <text:p>0,041504</text:p>
          </table:table-cell>
          <table:table-cell office:value-type="float" office:value="3830537" calcext:value-type="float">
            <text:p>3830537</text:p>
          </table:table-cell>
          <table:table-cell office:value-type="float" office:value="117639" calcext:value-type="float">
            <text:p>117639</text:p>
          </table:table-cell>
          <table:table-cell table:formula="of:=[.C97]-[.C96]" office:value-type="float" office:value="0.000357000000000003" calcext:value-type="float">
            <text:p>0,00035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1993" calcext:value-type="float">
            <text:p>0,041993</text:p>
          </table:table-cell>
          <table:table-cell office:value-type="float" office:value="0.041857" calcext:value-type="float">
            <text:p>0,041857</text:p>
          </table:table-cell>
          <table:table-cell office:value-type="float" office:value="3869966" calcext:value-type="float">
            <text:p>3869966</text:p>
          </table:table-cell>
          <table:table-cell office:value-type="float" office:value="117.94" calcext:value-type="float">
            <text:p>117,94</text:p>
          </table:table-cell>
          <table:table-cell table:formula="of:=[.C98]-[.C97]" office:value-type="float" office:value="0.000352999999999999" calcext:value-type="float">
            <text:p>0,00035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2346" calcext:value-type="float">
            <text:p>0,042346</text:p>
          </table:table-cell>
          <table:table-cell office:value-type="float" office:value="0.04221" calcext:value-type="float">
            <text:p>0,04221</text:p>
          </table:table-cell>
          <table:table-cell office:value-type="float" office:value="3909504" calcext:value-type="float">
            <text:p>3909504</text:p>
          </table:table-cell>
          <table:table-cell office:value-type="float" office:value="118.29" calcext:value-type="float">
            <text:p>118,29</text:p>
          </table:table-cell>
          <table:table-cell table:formula="of:=[.C99]-[.C98]" office:value-type="float" office:value="0.000353000000000006" calcext:value-type="float">
            <text:p>0,00035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2699" calcext:value-type="float">
            <text:p>0,042699</text:p>
          </table:table-cell>
          <table:table-cell office:value-type="float" office:value="0.042563" calcext:value-type="float">
            <text:p>0,042563</text:p>
          </table:table-cell>
          <table:table-cell office:value-type="float" office:value="3949025" calcext:value-type="float">
            <text:p>3949025</text:p>
          </table:table-cell>
          <table:table-cell office:value-type="float" office:value="118231" calcext:value-type="float">
            <text:p>118231</text:p>
          </table:table-cell>
          <table:table-cell table:formula="of:=[.C100]-[.C99]" office:value-type="float" office:value="0.000352999999999992" calcext:value-type="float">
            <text:p>0,000353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00425363636363636" calcext:value-type="float">
            <text:p>0,0004253636</text:p>
          </table:table-cell>
          <table:table-cell table:style-name="ce2" table:formula="of:=STDEV([.F1:.F100])" office:value-type="float" office:value="0.0000642741981026911" calcext:value-type="float">
            <text:p>6,42741981026911E-05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z2cpu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749" calcext:value-type="float">
            <text:p>0,000749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20074" calcext:value-type="float">
            <text:p>20074</text:p>
          </table:table-cell>
          <table:table-cell office:value-type="float" office:value="41.9958" calcext:value-type="float">
            <text:p>41,9958</text:p>
          </table:table-cell>
          <table:table-cell table:formula="of:=[.C1]" office:value-type="float" office:value="0.000478" calcext:value-type="float">
            <text:p>0,000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13" calcext:value-type="float">
            <text:p>0,001213</text:p>
          </table:table-cell>
          <table:table-cell office:value-type="float" office:value="0.000943" calcext:value-type="float">
            <text:p>0,000943</text:p>
          </table:table-cell>
          <table:table-cell office:value-type="float" office:value="40180" calcext:value-type="float">
            <text:p>40180</text:p>
          </table:table-cell>
          <table:table-cell office:value-type="float" office:value="64.4725" calcext:value-type="float">
            <text:p>64,4725</text:p>
          </table:table-cell>
          <table:table-cell table:formula="of:=[.C2]-[.C1]" office:value-type="float" office:value="0.000465" calcext:value-type="float">
            <text:p>0,0004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542" calcext:value-type="float">
            <text:p>0,001542</text:p>
          </table:table-cell>
          <table:table-cell office:value-type="float" office:value="0.001272" calcext:value-type="float">
            <text:p>0,001272</text:p>
          </table:table-cell>
          <table:table-cell office:value-type="float" office:value="60214" calcext:value-type="float">
            <text:p>60214</text:p>
          </table:table-cell>
          <table:table-cell office:value-type="float" office:value="71.4" calcext:value-type="float">
            <text:p>71,4</text:p>
          </table:table-cell>
          <table:table-cell table:formula="of:=[.C3]-[.C2]" office:value-type="float" office:value="0.000329" calcext:value-type="float">
            <text:p>0,0003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849" calcext:value-type="float">
            <text:p>0,001849</text:p>
          </table:table-cell>
          <table:table-cell office:value-type="float" office:value="0.001578" calcext:value-type="float">
            <text:p>0,001578</text:p>
          </table:table-cell>
          <table:table-cell office:value-type="float" office:value="80204" calcext:value-type="float">
            <text:p>80204</text:p>
          </table:table-cell>
          <table:table-cell office:value-type="float" office:value="75.3736" calcext:value-type="float">
            <text:p>75,3736</text:p>
          </table:table-cell>
          <table:table-cell table:formula="of:=[.C4]-[.C3]" office:value-type="float" office:value="0.000306" calcext:value-type="float">
            <text:p>0,0003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144" calcext:value-type="float">
            <text:p>0,002144</text:p>
          </table:table-cell>
          <table:table-cell office:value-type="float" office:value="0.001873" calcext:value-type="float">
            <text:p>0,001873</text:p>
          </table:table-cell>
          <table:table-cell office:value-type="float" office:value="100197" calcext:value-type="float">
            <text:p>100197</text:p>
          </table:table-cell>
          <table:table-cell office:value-type="float" office:value="75.8631" calcext:value-type="float">
            <text:p>75,8631</text:p>
          </table:table-cell>
          <table:table-cell table:formula="of:=[.C5]-[.C4]" office:value-type="float" office:value="0.000295" calcext:value-type="float">
            <text:p>0,0002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2163" calcext:value-type="float">
            <text:p>0,002163</text:p>
          </table:table-cell>
          <table:table-cell office:value-type="float" office:value="120175" calcext:value-type="float">
            <text:p>120175</text:p>
          </table:table-cell>
          <table:table-cell office:value-type="float" office:value="76.1145" calcext:value-type="float">
            <text:p>76,1145</text:p>
          </table:table-cell>
          <table:table-cell table:formula="of:=[.C6]-[.C5]" office:value-type="float" office:value="0.00029" calcext:value-type="float">
            <text:p>0,000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723" calcext:value-type="float">
            <text:p>0,002723</text:p>
          </table:table-cell>
          <table:table-cell office:value-type="float" office:value="0.002452" calcext:value-type="float">
            <text:p>0,002452</text:p>
          </table:table-cell>
          <table:table-cell office:value-type="float" office:value="140127" calcext:value-type="float">
            <text:p>140127</text:p>
          </table:table-cell>
          <table:table-cell office:value-type="float" office:value="76.3448" calcext:value-type="float">
            <text:p>76,3448</text:p>
          </table:table-cell>
          <table:table-cell table:formula="of:=[.C7]-[.C6]" office:value-type="float" office:value="0.000289" calcext:value-type="float">
            <text:p>0,0002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012" calcext:value-type="float">
            <text:p>0,003012</text:p>
          </table:table-cell>
          <table:table-cell office:value-type="float" office:value="0.002741" calcext:value-type="float">
            <text:p>0,002741</text:p>
          </table:table-cell>
          <table:table-cell office:value-type="float" office:value="160130" calcext:value-type="float">
            <text:p>160130</text:p>
          </table:table-cell>
          <table:table-cell office:value-type="float" office:value="76.4828" calcext:value-type="float">
            <text:p>76,4828</text:p>
          </table:table-cell>
          <table:table-cell table:formula="of:=[.C8]-[.C7]" office:value-type="float" office:value="0.000289" calcext:value-type="float">
            <text:p>0,0002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354" calcext:value-type="float">
            <text:p>0,003354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180115" calcext:value-type="float">
            <text:p>180115</text:p>
          </table:table-cell>
          <table:table-cell office:value-type="float" office:value="63.1139" calcext:value-type="float">
            <text:p>63,1139</text:p>
          </table:table-cell>
          <table:table-cell table:formula="of:=[.C9]-[.C8]" office:value-type="float" office:value="0.000343" calcext:value-type="float">
            <text:p>0,0003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629" calcext:value-type="float">
            <text:p>0,003629</text:p>
          </table:table-cell>
          <table:table-cell office:value-type="float" office:value="0.003358" calcext:value-type="float">
            <text:p>0,003358</text:p>
          </table:table-cell>
          <table:table-cell office:value-type="float" office:value="200117" calcext:value-type="float">
            <text:p>200117</text:p>
          </table:table-cell>
          <table:table-cell office:value-type="float" office:value="82.8672" calcext:value-type="float">
            <text:p>82,8672</text:p>
          </table:table-cell>
          <table:table-cell table:formula="of:=[.C10]-[.C9]" office:value-type="float" office:value="0.000274" calcext:value-type="float">
            <text:p>0,0002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96" calcext:value-type="float">
            <text:p>0,003896</text:p>
          </table:table-cell>
          <table:table-cell office:value-type="float" office:value="0.003625" calcext:value-type="float">
            <text:p>0,003625</text:p>
          </table:table-cell>
          <table:table-cell office:value-type="float" office:value="220052" calcext:value-type="float">
            <text:p>220052</text:p>
          </table:table-cell>
          <table:table-cell office:value-type="float" office:value="82.5477" calcext:value-type="float">
            <text:p>82,5477</text:p>
          </table:table-cell>
          <table:table-cell table:formula="of:=[.C11]-[.C10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163" calcext:value-type="float">
            <text:p>0,004163</text:p>
          </table:table-cell>
          <table:table-cell office:value-type="float" office:value="0.003892" calcext:value-type="float">
            <text:p>0,003892</text:p>
          </table:table-cell>
          <table:table-cell office:value-type="float" office:value="239992" calcext:value-type="float">
            <text:p>239992</text:p>
          </table:table-cell>
          <table:table-cell office:value-type="float" office:value="82.2479" calcext:value-type="float">
            <text:p>82,2479</text:p>
          </table:table-cell>
          <table:table-cell table:formula="of:=[.C12]-[.C11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428" calcext:value-type="float">
            <text:p>0,004428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259950" calcext:value-type="float">
            <text:p>259950</text:p>
          </table:table-cell>
          <table:table-cell office:value-type="float" office:value="82.6432" calcext:value-type="float">
            <text:p>82,6432</text:p>
          </table:table-cell>
          <table:table-cell table:formula="of:=[.C13]-[.C12]" office:value-type="float" office:value="0.000265" calcext:value-type="float">
            <text:p>0,0002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4695" calcext:value-type="float">
            <text:p>0,004695</text:p>
          </table:table-cell>
          <table:table-cell office:value-type="float" office:value="0.004423" calcext:value-type="float">
            <text:p>0,004423</text:p>
          </table:table-cell>
          <table:table-cell office:value-type="float" office:value="279967" calcext:value-type="float">
            <text:p>279967</text:p>
          </table:table-cell>
          <table:table-cell office:value-type="float" office:value="82.9087" calcext:value-type="float">
            <text:p>82,9087</text:p>
          </table:table-cell>
          <table:table-cell table:formula="of:=[.C14]-[.C13]" office:value-type="float" office:value="0.000266" calcext:value-type="float">
            <text:p>0,0002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96" calcext:value-type="float">
            <text:p>0,00496</text:p>
          </table:table-cell>
          <table:table-cell office:value-type="float" office:value="0.004689" calcext:value-type="float">
            <text:p>0,004689</text:p>
          </table:table-cell>
          <table:table-cell office:value-type="float" office:value="299929" calcext:value-type="float">
            <text:p>299929</text:p>
          </table:table-cell>
          <table:table-cell office:value-type="float" office:value="82.7012" calcext:value-type="float">
            <text:p>82,7012</text:p>
          </table:table-cell>
          <table:table-cell table:formula="of:=[.C15]-[.C14]" office:value-type="float" office:value="0.000266" calcext:value-type="float">
            <text:p>0,0002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4955" calcext:value-type="float">
            <text:p>0,004955</text:p>
          </table:table-cell>
          <table:table-cell office:value-type="float" office:value="319933" calcext:value-type="float">
            <text:p>319933</text:p>
          </table:table-cell>
          <table:table-cell office:value-type="float" office:value="82.8755" calcext:value-type="float">
            <text:p>82,8755</text:p>
          </table:table-cell>
          <table:table-cell table:formula="of:=[.C16]-[.C15]" office:value-type="float" office:value="0.000266000000000001" calcext:value-type="float">
            <text:p>0,0002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492" calcext:value-type="float">
            <text:p>0,005492</text:p>
          </table:table-cell>
          <table:table-cell office:value-type="float" office:value="0.005221" calcext:value-type="float">
            <text:p>0,005221</text:p>
          </table:table-cell>
          <table:table-cell office:value-type="float" office:value="339883" calcext:value-type="float">
            <text:p>339883</text:p>
          </table:table-cell>
          <table:table-cell office:value-type="float" office:value="82.61" calcext:value-type="float">
            <text:p>82,61</text:p>
          </table:table-cell>
          <table:table-cell table:formula="of:=[.C17]-[.C16]" office:value-type="float" office:value="0.000266" calcext:value-type="float">
            <text:p>0,00026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842" calcext:value-type="float">
            <text:p>0,005842</text:p>
          </table:table-cell>
          <table:table-cell office:value-type="float" office:value="0.005571" calcext:value-type="float">
            <text:p>0,005571</text:p>
          </table:table-cell>
          <table:table-cell office:value-type="float" office:value="359851" calcext:value-type="float">
            <text:p>359851</text:p>
          </table:table-cell>
          <table:table-cell office:value-type="float" office:value="61.3292" calcext:value-type="float">
            <text:p>61,3292</text:p>
          </table:table-cell>
          <table:table-cell table:formula="of:=[.C18]-[.C17]" office:value-type="float" office:value="0.00035" calcext:value-type="float">
            <text:p>0,000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593" calcext:value-type="float">
            <text:p>0,00593</text:p>
          </table:table-cell>
          <table:table-cell office:value-type="float" office:value="379819" calcext:value-type="float">
            <text:p>379819</text:p>
          </table:table-cell>
          <table:table-cell office:value-type="float" office:value="59.6766" calcext:value-type="float">
            <text:p>59,6766</text:p>
          </table:table-cell>
          <table:table-cell table:formula="of:=[.C19]-[.C18]" office:value-type="float" office:value="0.000359000000000001" calcext:value-type="float">
            <text:p>0,00035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611" calcext:value-type="float">
            <text:p>0,006611</text:p>
          </table:table-cell>
          <table:table-cell office:value-type="float" office:value="0.00634" calcext:value-type="float">
            <text:p>0,00634</text:p>
          </table:table-cell>
          <table:table-cell office:value-type="float" office:value="399511" calcext:value-type="float">
            <text:p>399511</text:p>
          </table:table-cell>
          <table:table-cell office:value-type="float" office:value="53.9835" calcext:value-type="float">
            <text:p>53,9835</text:p>
          </table:table-cell>
          <table:table-cell table:formula="of:=[.C20]-[.C19]" office:value-type="float" office:value="0.00041" calcext:value-type="float">
            <text:p>0,000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891" calcext:value-type="float">
            <text:p>0,006891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419524" calcext:value-type="float">
            <text:p>419524</text:p>
          </table:table-cell>
          <table:table-cell office:value-type="float" office:value="82.5289" calcext:value-type="float">
            <text:p>82,5289</text:p>
          </table:table-cell>
          <table:table-cell table:formula="of:=[.C21]-[.C20]" office:value-type="float" office:value="0.000280000000000001" calcext:value-type="float">
            <text:p>0,000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7159" calcext:value-type="float">
            <text:p>0,007159</text:p>
          </table:table-cell>
          <table:table-cell office:value-type="float" office:value="0.006887" calcext:value-type="float">
            <text:p>0,006887</text:p>
          </table:table-cell>
          <table:table-cell office:value-type="float" office:value="439438" calcext:value-type="float">
            <text:p>439438</text:p>
          </table:table-cell>
          <table:table-cell office:value-type="float" office:value="82.4606" calcext:value-type="float">
            <text:p>82,4606</text:p>
          </table:table-cell>
          <table:table-cell table:formula="of:=[.C22]-[.C21]" office:value-type="float" office:value="0.000266999999999999" calcext:value-type="float">
            <text:p>0,0002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7452" calcext:value-type="float">
            <text:p>0,007452</text:p>
          </table:table-cell>
          <table:table-cell office:value-type="float" office:value="0.007181" calcext:value-type="float">
            <text:p>0,007181</text:p>
          </table:table-cell>
          <table:table-cell office:value-type="float" office:value="459477" calcext:value-type="float">
            <text:p>459477</text:p>
          </table:table-cell>
          <table:table-cell office:value-type="float" office:value="74.6381" calcext:value-type="float">
            <text:p>74,6381</text:p>
          </table:table-cell>
          <table:table-cell table:formula="of:=[.C23]-[.C22]" office:value-type="float" office:value="0.000294" calcext:value-type="float">
            <text:p>0,00029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7816" calcext:value-type="float">
            <text:p>0,007816</text:p>
          </table:table-cell>
          <table:table-cell office:value-type="float" office:value="0.007545" calcext:value-type="float">
            <text:p>0,007545</text:p>
          </table:table-cell>
          <table:table-cell office:value-type="float" office:value="479242" calcext:value-type="float">
            <text:p>479242</text:p>
          </table:table-cell>
          <table:table-cell office:value-type="float" office:value="59.4247" calcext:value-type="float">
            <text:p>59,4247</text:p>
          </table:table-cell>
          <table:table-cell table:formula="of:=[.C24]-[.C23]" office:value-type="float" office:value="0.000364" calcext:value-type="float">
            <text:p>0,0003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8225" calcext:value-type="float">
            <text:p>0,008225</text:p>
          </table:table-cell>
          <table:table-cell office:value-type="float" office:value="0.007954" calcext:value-type="float">
            <text:p>0,007954</text:p>
          </table:table-cell>
          <table:table-cell office:value-type="float" office:value="498933" calcext:value-type="float">
            <text:p>498933</text:p>
          </table:table-cell>
          <table:table-cell office:value-type="float" office:value="54279" calcext:value-type="float">
            <text:p>54279</text:p>
          </table:table-cell>
          <table:table-cell table:formula="of:=[.C25]-[.C24]" office:value-type="float" office:value="0.000409" calcext:value-type="float">
            <text:p>0,0004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8644" calcext:value-type="float">
            <text:p>0,008644</text:p>
          </table:table-cell>
          <table:table-cell office:value-type="float" office:value="0.008373" calcext:value-type="float">
            <text:p>0,008373</text:p>
          </table:table-cell>
          <table:table-cell office:value-type="float" office:value="518592" calcext:value-type="float">
            <text:p>518592</text:p>
          </table:table-cell>
          <table:table-cell office:value-type="float" office:value="53.4823" calcext:value-type="float">
            <text:p>53,4823</text:p>
          </table:table-cell>
          <table:table-cell table:formula="of:=[.C26]-[.C25]" office:value-type="float" office:value="0.000419000000000001" calcext:value-type="float">
            <text:p>0,0004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9069" calcext:value-type="float">
            <text:p>0,009069</text:p>
          </table:table-cell>
          <table:table-cell office:value-type="float" office:value="0.008799" calcext:value-type="float">
            <text:p>0,008799</text:p>
          </table:table-cell>
          <table:table-cell office:value-type="float" office:value="538259" calcext:value-type="float">
            <text:p>538259</text:p>
          </table:table-cell>
          <table:table-cell office:value-type="float" office:value="52.1968" calcext:value-type="float">
            <text:p>52,1968</text:p>
          </table:table-cell>
          <table:table-cell table:formula="of:=[.C27]-[.C26]" office:value-type="float" office:value="0.000425999999999999" calcext:value-type="float">
            <text:p>0,0004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09229" calcext:value-type="float">
            <text:p>0,009229</text:p>
          </table:table-cell>
          <table:table-cell office:value-type="float" office:value="557925" calcext:value-type="float">
            <text:p>557925</text:p>
          </table:table-cell>
          <table:table-cell office:value-type="float" office:value="55.1376" calcext:value-type="float">
            <text:p>55,1376</text:p>
          </table:table-cell>
          <table:table-cell table:formula="of:=[.C28]-[.C27]" office:value-type="float" office:value="0.00043" calcext:value-type="float">
            <text:p>0,000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9807" calcext:value-type="float">
            <text:p>0,009807</text:p>
          </table:table-cell>
          <table:table-cell office:value-type="float" office:value="0.009536" calcext:value-type="float">
            <text:p>0,009536</text:p>
          </table:table-cell>
          <table:table-cell office:value-type="float" office:value="577837" calcext:value-type="float">
            <text:p>577837</text:p>
          </table:table-cell>
          <table:table-cell office:value-type="float" office:value="75.5741" calcext:value-type="float">
            <text:p>75,5741</text:p>
          </table:table-cell>
          <table:table-cell table:formula="of:=[.C29]-[.C28]" office:value-type="float" office:value="0.000307" calcext:value-type="float">
            <text:p>0,0003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0079" calcext:value-type="float">
            <text:p>0,010079</text:p>
          </table:table-cell>
          <table:table-cell office:value-type="float" office:value="0.009808" calcext:value-type="float">
            <text:p>0,009808</text:p>
          </table:table-cell>
          <table:table-cell office:value-type="float" office:value="597844" calcext:value-type="float">
            <text:p>597844</text:p>
          </table:table-cell>
          <table:table-cell office:value-type="float" office:value="82.5207" calcext:value-type="float">
            <text:p>82,5207</text:p>
          </table:table-cell>
          <table:table-cell table:formula="of:=[.C30]-[.C29]" office:value-type="float" office:value="0.000272" calcext:value-type="float">
            <text:p>0,0002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346" calcext:value-type="float">
            <text:p>0,010346</text:p>
          </table:table-cell>
          <table:table-cell office:value-type="float" office:value="0.010074" calcext:value-type="float">
            <text:p>0,010074</text:p>
          </table:table-cell>
          <table:table-cell office:value-type="float" office:value="617803" calcext:value-type="float">
            <text:p>617803</text:p>
          </table:table-cell>
          <table:table-cell office:value-type="float" office:value="83.0125" calcext:value-type="float">
            <text:p>83,0125</text:p>
          </table:table-cell>
          <table:table-cell table:formula="of:=[.C31]-[.C30]" office:value-type="float" office:value="0.000266000000000001" calcext:value-type="float">
            <text:p>0,00026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0612" calcext:value-type="float">
            <text:p>0,010612</text:p>
          </table:table-cell>
          <table:table-cell office:value-type="float" office:value="0.010341" calcext:value-type="float">
            <text:p>0,010341</text:p>
          </table:table-cell>
          <table:table-cell office:value-type="float" office:value="637708" calcext:value-type="float">
            <text:p>637708</text:p>
          </table:table-cell>
          <table:table-cell office:value-type="float" office:value="82.4647" calcext:value-type="float">
            <text:p>82,4647</text:p>
          </table:table-cell>
          <table:table-cell table:formula="of:=[.C32]-[.C31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0879" calcext:value-type="float">
            <text:p>0,010879</text:p>
          </table:table-cell>
          <table:table-cell office:value-type="float" office:value="0.010607" calcext:value-type="float">
            <text:p>0,010607</text:p>
          </table:table-cell>
          <table:table-cell office:value-type="float" office:value="657649" calcext:value-type="float">
            <text:p>657649</text:p>
          </table:table-cell>
          <table:table-cell office:value-type="float" office:value="82.5726" calcext:value-type="float">
            <text:p>82,5726</text:p>
          </table:table-cell>
          <table:table-cell table:formula="of:=[.C33]-[.C32]" office:value-type="float" office:value="0.000266000000000001" calcext:value-type="float">
            <text:p>0,00026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1145" calcext:value-type="float">
            <text:p>0,011145</text:p>
          </table:table-cell>
          <table:table-cell office:value-type="float" office:value="0.010873" calcext:value-type="float">
            <text:p>0,010873</text:p>
          </table:table-cell>
          <table:table-cell office:value-type="float" office:value="677551" calcext:value-type="float">
            <text:p>677551</text:p>
          </table:table-cell>
          <table:table-cell office:value-type="float" office:value="82.7542" calcext:value-type="float">
            <text:p>82,7542</text:p>
          </table:table-cell>
          <table:table-cell table:formula="of:=[.C34]-[.C33]" office:value-type="float" office:value="0.000265999999999999" calcext:value-type="float">
            <text:p>0,00026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444" calcext:value-type="float">
            <text:p>0,011444</text:p>
          </table:table-cell>
          <table:table-cell office:value-type="float" office:value="0.011172" calcext:value-type="float">
            <text:p>0,011172</text:p>
          </table:table-cell>
          <table:table-cell office:value-type="float" office:value="697537" calcext:value-type="float">
            <text:p>697537</text:p>
          </table:table-cell>
          <table:table-cell office:value-type="float" office:value="72792" calcext:value-type="float">
            <text:p>72792</text:p>
          </table:table-cell>
          <table:table-cell table:formula="of:=[.C35]-[.C34]" office:value-type="float" office:value="0.000299000000000001" calcext:value-type="float">
            <text:p>0,00029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1717" calcext:value-type="float">
            <text:p>0,011717</text:p>
          </table:table-cell>
          <table:table-cell office:value-type="float" office:value="0.011446" calcext:value-type="float">
            <text:p>0,011446</text:p>
          </table:table-cell>
          <table:table-cell office:value-type="float" office:value="717497" calcext:value-type="float">
            <text:p>717497</text:p>
          </table:table-cell>
          <table:table-cell office:value-type="float" office:value="82.6515" calcext:value-type="float">
            <text:p>82,6515</text:p>
          </table:table-cell>
          <table:table-cell table:formula="of:=[.C36]-[.C35]" office:value-type="float" office:value="0.000274" calcext:value-type="float">
            <text:p>0,00027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2006" calcext:value-type="float">
            <text:p>0,012006</text:p>
          </table:table-cell>
          <table:table-cell office:value-type="float" office:value="0.011734" calcext:value-type="float">
            <text:p>0,011734</text:p>
          </table:table-cell>
          <table:table-cell office:value-type="float" office:value="737448" calcext:value-type="float">
            <text:p>737448</text:p>
          </table:table-cell>
          <table:table-cell office:value-type="float" office:value="75.7224" calcext:value-type="float">
            <text:p>75,7224</text:p>
          </table:table-cell>
          <table:table-cell table:formula="of:=[.C37]-[.C36]" office:value-type="float" office:value="0.000288" calcext:value-type="float">
            <text:p>0,0002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336" calcext:value-type="float">
            <text:p>0,012336</text:p>
          </table:table-cell>
          <table:table-cell office:value-type="float" office:value="0.012064" calcext:value-type="float">
            <text:p>0,012064</text:p>
          </table:table-cell>
          <table:table-cell office:value-type="float" office:value="757359" calcext:value-type="float">
            <text:p>757359</text:p>
          </table:table-cell>
          <table:table-cell office:value-type="float" office:value="68.5172" calcext:value-type="float">
            <text:p>68,5172</text:p>
          </table:table-cell>
          <table:table-cell table:formula="of:=[.C38]-[.C37]" office:value-type="float" office:value="0.00033" calcext:value-type="float">
            <text:p>0,0003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2611" calcext:value-type="float">
            <text:p>0,012611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777341" calcext:value-type="float">
            <text:p>777341</text:p>
          </table:table-cell>
          <table:table-cell office:value-type="float" office:value="82.4008" calcext:value-type="float">
            <text:p>82,4008</text:p>
          </table:table-cell>
          <table:table-cell table:formula="of:=[.C39]-[.C38]" office:value-type="float" office:value="0.000276" calcext:value-type="float">
            <text:p>0,0002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2878" calcext:value-type="float">
            <text:p>0,012878</text:p>
          </table:table-cell>
          <table:table-cell office:value-type="float" office:value="0.012607" calcext:value-type="float">
            <text:p>0,012607</text:p>
          </table:table-cell>
          <table:table-cell office:value-type="float" office:value="797295" calcext:value-type="float">
            <text:p>797295</text:p>
          </table:table-cell>
          <table:table-cell office:value-type="float" office:value="82.3264" calcext:value-type="float">
            <text:p>82,3264</text:p>
          </table:table-cell>
          <table:table-cell table:formula="of:=[.C40]-[.C39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145" calcext:value-type="float">
            <text:p>0,013145</text:p>
          </table:table-cell>
          <table:table-cell office:value-type="float" office:value="0.012873" calcext:value-type="float">
            <text:p>0,012873</text:p>
          </table:table-cell>
          <table:table-cell office:value-type="float" office:value="817292" calcext:value-type="float">
            <text:p>817292</text:p>
          </table:table-cell>
          <table:table-cell office:value-type="float" office:value="82805" calcext:value-type="float">
            <text:p>82805</text:p>
          </table:table-cell>
          <table:table-cell table:formula="of:=[.C41]-[.C40]" office:value-type="float" office:value="0.000265999999999999" calcext:value-type="float">
            <text:p>0,0002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3412" calcext:value-type="float">
            <text:p>0,013412</text:p>
          </table:table-cell>
          <table:table-cell office:value-type="float" office:value="0.01314" calcext:value-type="float">
            <text:p>0,01314</text:p>
          </table:table-cell>
          <table:table-cell office:value-type="float" office:value="837280" calcext:value-type="float">
            <text:p>837280</text:p>
          </table:table-cell>
          <table:table-cell office:value-type="float" office:value="82.7884" calcext:value-type="float">
            <text:p>82,7884</text:p>
          </table:table-cell>
          <table:table-cell table:formula="of:=[.C42]-[.C41]" office:value-type="float" office:value="0.000267000000000002" calcext:value-type="float">
            <text:p>0,00026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3678" calcext:value-type="float">
            <text:p>0,013678</text:p>
          </table:table-cell>
          <table:table-cell office:value-type="float" office:value="0.013406" calcext:value-type="float">
            <text:p>0,013406</text:p>
          </table:table-cell>
          <table:table-cell office:value-type="float" office:value="857226" calcext:value-type="float">
            <text:p>857226</text:p>
          </table:table-cell>
          <table:table-cell office:value-type="float" office:value="82.9375" calcext:value-type="float">
            <text:p>82,9375</text:p>
          </table:table-cell>
          <table:table-cell table:formula="of:=[.C43]-[.C42]" office:value-type="float" office:value="0.000265999999999999" calcext:value-type="float">
            <text:p>0,00026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3945" calcext:value-type="float">
            <text:p>0,013945</text:p>
          </table:table-cell>
          <table:table-cell office:value-type="float" office:value="0.013673" calcext:value-type="float">
            <text:p>0,013673</text:p>
          </table:table-cell>
          <table:table-cell office:value-type="float" office:value="877216" calcext:value-type="float">
            <text:p>877216</text:p>
          </table:table-cell>
          <table:table-cell office:value-type="float" office:value="82.7967" calcext:value-type="float">
            <text:p>82,7967</text:p>
          </table:table-cell>
          <table:table-cell table:formula="of:=[.C44]-[.C43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217" calcext:value-type="float">
            <text:p>0,014217</text:p>
          </table:table-cell>
          <table:table-cell office:value-type="float" office:value="0.013945" calcext:value-type="float">
            <text:p>0,013945</text:p>
          </table:table-cell>
          <table:table-cell office:value-type="float" office:value="897217" calcext:value-type="float">
            <text:p>897217</text:p>
          </table:table-cell>
          <table:table-cell office:value-type="float" office:value="80.8097" calcext:value-type="float">
            <text:p>80,8097</text:p>
          </table:table-cell>
          <table:table-cell table:formula="of:=[.C45]-[.C44]" office:value-type="float" office:value="0.000272" calcext:value-type="float">
            <text:p>0,0002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4588" calcext:value-type="float">
            <text:p>0,014588</text:p>
          </table:table-cell>
          <table:table-cell office:value-type="float" office:value="0.014317" calcext:value-type="float">
            <text:p>0,014317</text:p>
          </table:table-cell>
          <table:table-cell office:value-type="float" office:value="917143" calcext:value-type="float">
            <text:p>917143</text:p>
          </table:table-cell>
          <table:table-cell office:value-type="float" office:value="57.5145" calcext:value-type="float">
            <text:p>57,5145</text:p>
          </table:table-cell>
          <table:table-cell table:formula="of:=[.C46]-[.C45]" office:value-type="float" office:value="0.000372000000000001" calcext:value-type="float">
            <text:p>0,0003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982" calcext:value-type="float">
            <text:p>0,014982</text:p>
          </table:table-cell>
          <table:table-cell office:value-type="float" office:value="0.014711" calcext:value-type="float">
            <text:p>0,014711</text:p>
          </table:table-cell>
          <table:table-cell office:value-type="float" office:value="937137" calcext:value-type="float">
            <text:p>937137</text:p>
          </table:table-cell>
          <table:table-cell office:value-type="float" office:value="54.0867" calcext:value-type="float">
            <text:p>54,0867</text:p>
          </table:table-cell>
          <table:table-cell table:formula="of:=[.C47]-[.C46]" office:value-type="float" office:value="0.000394" calcext:value-type="float">
            <text:p>0,0003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536" calcext:value-type="float">
            <text:p>0,01536</text:p>
          </table:table-cell>
          <table:table-cell office:value-type="float" office:value="0.015089" calcext:value-type="float">
            <text:p>0,015089</text:p>
          </table:table-cell>
          <table:table-cell office:value-type="float" office:value="957001" calcext:value-type="float">
            <text:p>957001</text:p>
          </table:table-cell>
          <table:table-cell office:value-type="float" office:value="56.17" calcext:value-type="float">
            <text:p>56,17</text:p>
          </table:table-cell>
          <table:table-cell table:formula="of:=[.C48]-[.C47]" office:value-type="float" office:value="0.000378" calcext:value-type="float">
            <text:p>0,00037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756" calcext:value-type="float">
            <text:p>0,015756</text:p>
          </table:table-cell>
          <table:table-cell office:value-type="float" office:value="0.015484" calcext:value-type="float">
            <text:p>0,015484</text:p>
          </table:table-cell>
          <table:table-cell office:value-type="float" office:value="976715" calcext:value-type="float">
            <text:p>976715</text:p>
          </table:table-cell>
          <table:table-cell office:value-type="float" office:value="56.8555" calcext:value-type="float">
            <text:p>56,8555</text:p>
          </table:table-cell>
          <table:table-cell table:formula="of:=[.C49]-[.C48]" office:value-type="float" office:value="0.000394999999999999" calcext:value-type="float">
            <text:p>0,00039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054" calcext:value-type="float">
            <text:p>0,016054</text:p>
          </table:table-cell>
          <table:table-cell office:value-type="float" office:value="0.015782" calcext:value-type="float">
            <text:p>0,015782</text:p>
          </table:table-cell>
          <table:table-cell office:value-type="float" office:value="996745" calcext:value-type="float">
            <text:p>996745</text:p>
          </table:table-cell>
          <table:table-cell office:value-type="float" office:value="81.2561" calcext:value-type="float">
            <text:p>81,2561</text:p>
          </table:table-cell>
          <table:table-cell table:formula="of:=[.C50]-[.C49]" office:value-type="float" office:value="0.000298000000000001" calcext:value-type="float">
            <text:p>0,0002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31" calcext:value-type="float">
            <text:p>0,01631</text:p>
          </table:table-cell>
          <table:table-cell office:value-type="float" office:value="0.016038" calcext:value-type="float">
            <text:p>0,016038</text:p>
          </table:table-cell>
          <table:table-cell office:value-type="float" office:value="1016728" calcext:value-type="float">
            <text:p>1016728</text:p>
          </table:table-cell>
          <table:table-cell office:value-type="float" office:value="88.2832" calcext:value-type="float">
            <text:p>88,2832</text:p>
          </table:table-cell>
          <table:table-cell table:formula="of:=[.C51]-[.C50]" office:value-type="float" office:value="0.000255999999999999" calcext:value-type="float">
            <text:p>0,00025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6562" calcext:value-type="float">
            <text:p>0,016562</text:p>
          </table:table-cell>
          <table:table-cell office:value-type="float" office:value="0.01629" calcext:value-type="float">
            <text:p>0,01629</text:p>
          </table:table-cell>
          <table:table-cell office:value-type="float" office:value="1036729" calcext:value-type="float">
            <text:p>1036729</text:p>
          </table:table-cell>
          <table:table-cell office:value-type="float" office:value="88.3186" calcext:value-type="float">
            <text:p>88,3186</text:p>
          </table:table-cell>
          <table:table-cell table:formula="of:=[.C52]-[.C51]" office:value-type="float" office:value="0.000252000000000002" calcext:value-type="float">
            <text:p>0,0002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6812" calcext:value-type="float">
            <text:p>0,016812</text:p>
          </table:table-cell>
          <table:table-cell office:value-type="float" office:value="0.016541" calcext:value-type="float">
            <text:p>0,016541</text:p>
          </table:table-cell>
          <table:table-cell office:value-type="float" office:value="1056707" calcext:value-type="float">
            <text:p>1056707</text:p>
          </table:table-cell>
          <table:table-cell office:value-type="float" office:value="88.2168" calcext:value-type="float">
            <text:p>88,2168</text:p>
          </table:table-cell>
          <table:table-cell table:formula="of:=[.C53]-[.C52]" office:value-type="float" office:value="0.000250999999999998" calcext:value-type="float">
            <text:p>0,00025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063" calcext:value-type="float">
            <text:p>0,017063</text:p>
          </table:table-cell>
          <table:table-cell office:value-type="float" office:value="0.016791" calcext:value-type="float">
            <text:p>0,016791</text:p>
          </table:table-cell>
          <table:table-cell office:value-type="float" office:value="1076729" calcext:value-type="float">
            <text:p>1076729</text:p>
          </table:table-cell>
          <table:table-cell office:value-type="float" office:value="88.8267" calcext:value-type="float">
            <text:p>88,8267</text:p>
          </table:table-cell>
          <table:table-cell table:formula="of:=[.C54]-[.C53]" office:value-type="float" office:value="0.00025" calcext:value-type="float">
            <text:p>0,00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7311" calcext:value-type="float">
            <text:p>0,017311</text:p>
          </table:table-cell>
          <table:table-cell office:value-type="float" office:value="0.017039" calcext:value-type="float">
            <text:p>0,017039</text:p>
          </table:table-cell>
          <table:table-cell office:value-type="float" office:value="1096736" calcext:value-type="float">
            <text:p>1096736</text:p>
          </table:table-cell>
          <table:table-cell office:value-type="float" office:value="89.1339" calcext:value-type="float">
            <text:p>89,1339</text:p>
          </table:table-cell>
          <table:table-cell table:formula="of:=[.C55]-[.C54]" office:value-type="float" office:value="0.000247999999999998" calcext:value-type="float">
            <text:p>0,00024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759" calcext:value-type="float">
            <text:p>0,01759</text:p>
          </table:table-cell>
          <table:table-cell office:value-type="float" office:value="0.017319" calcext:value-type="float">
            <text:p>0,017319</text:p>
          </table:table-cell>
          <table:table-cell office:value-type="float" office:value="1116768" calcext:value-type="float">
            <text:p>1116768</text:p>
          </table:table-cell>
          <table:table-cell office:value-type="float" office:value="78.4157" calcext:value-type="float">
            <text:p>78,4157</text:p>
          </table:table-cell>
          <table:table-cell table:formula="of:=[.C56]-[.C55]" office:value-type="float" office:value="0.000279999999999999" calcext:value-type="float">
            <text:p>0,0002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7886" calcext:value-type="float">
            <text:p>0,017886</text:p>
          </table:table-cell>
          <table:table-cell office:value-type="float" office:value="0.017614" calcext:value-type="float">
            <text:p>0,017614</text:p>
          </table:table-cell>
          <table:table-cell office:value-type="float" office:value="1136734" calcext:value-type="float">
            <text:p>1136734</text:p>
          </table:table-cell>
          <table:table-cell office:value-type="float" office:value="87793" calcext:value-type="float">
            <text:p>87793</text:p>
          </table:table-cell>
          <table:table-cell table:formula="of:=[.C57]-[.C56]" office:value-type="float" office:value="0.000295" calcext:value-type="float">
            <text:p>0,00029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8137" calcext:value-type="float">
            <text:p>0,018137</text:p>
          </table:table-cell>
          <table:table-cell office:value-type="float" office:value="0.017865" calcext:value-type="float">
            <text:p>0,017865</text:p>
          </table:table-cell>
          <table:table-cell office:value-type="float" office:value="1156749" calcext:value-type="float">
            <text:p>1156749</text:p>
          </table:table-cell>
          <table:table-cell office:value-type="float" office:value="89.1696" calcext:value-type="float">
            <text:p>89,1696</text:p>
          </table:table-cell>
          <table:table-cell table:formula="of:=[.C58]-[.C57]" office:value-type="float" office:value="0.000251000000000001" calcext:value-type="float">
            <text:p>0,0002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8386" calcext:value-type="float">
            <text:p>0,018386</text:p>
          </table:table-cell>
          <table:table-cell office:value-type="float" office:value="0.018114" calcext:value-type="float">
            <text:p>0,018114</text:p>
          </table:table-cell>
          <table:table-cell office:value-type="float" office:value="1176744" calcext:value-type="float">
            <text:p>1176744</text:p>
          </table:table-cell>
          <table:table-cell office:value-type="float" office:value="88.6844" calcext:value-type="float">
            <text:p>88,6844</text:p>
          </table:table-cell>
          <table:table-cell table:formula="of:=[.C59]-[.C58]" office:value-type="float" office:value="0.000248999999999999" calcext:value-type="float">
            <text:p>0,0002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8633" calcext:value-type="float">
            <text:p>0,018633</text:p>
          </table:table-cell>
          <table:table-cell office:value-type="float" office:value="0.018361" calcext:value-type="float">
            <text:p>0,018361</text:p>
          </table:table-cell>
          <table:table-cell office:value-type="float" office:value="1196721" calcext:value-type="float">
            <text:p>1196721</text:p>
          </table:table-cell>
          <table:table-cell office:value-type="float" office:value="89" calcext:value-type="float">
            <text:p>89</text:p>
          </table:table-cell>
          <table:table-cell table:formula="of:=[.C60]-[.C59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881" calcext:value-type="float">
            <text:p>0,018881</text:p>
          </table:table-cell>
          <table:table-cell office:value-type="float" office:value="0.018608" calcext:value-type="float">
            <text:p>0,018608</text:p>
          </table:table-cell>
          <table:table-cell office:value-type="float" office:value="1216655" calcext:value-type="float">
            <text:p>1216655</text:p>
          </table:table-cell>
          <table:table-cell office:value-type="float" office:value="88.9196" calcext:value-type="float">
            <text:p>88,9196</text:p>
          </table:table-cell>
          <table:table-cell table:formula="of:=[.C61]-[.C60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9128" calcext:value-type="float">
            <text:p>0,019128</text:p>
          </table:table-cell>
          <table:table-cell office:value-type="float" office:value="0.018856" calcext:value-type="float">
            <text:p>0,018856</text:p>
          </table:table-cell>
          <table:table-cell office:value-type="float" office:value="1236645" calcext:value-type="float">
            <text:p>1236645</text:p>
          </table:table-cell>
          <table:table-cell office:value-type="float" office:value="89058" calcext:value-type="float">
            <text:p>89058</text:p>
          </table:table-cell>
          <table:table-cell table:formula="of:=[.C62]-[.C61]" office:value-type="float" office:value="0.000247999999999998" calcext:value-type="float">
            <text:p>0,00024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9428" calcext:value-type="float">
            <text:p>0,019428</text:p>
          </table:table-cell>
          <table:table-cell office:value-type="float" office:value="0.019156" calcext:value-type="float">
            <text:p>0,019156</text:p>
          </table:table-cell>
          <table:table-cell office:value-type="float" office:value="1256635" calcext:value-type="float">
            <text:p>1256635</text:p>
          </table:table-cell>
          <table:table-cell office:value-type="float" office:value="72.3152" calcext:value-type="float">
            <text:p>72,3152</text:p>
          </table:table-cell>
          <table:table-cell table:formula="of:=[.C63]-[.C62]" office:value-type="float" office:value="0.000300000000000002" calcext:value-type="float">
            <text:p>0,00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9684" calcext:value-type="float">
            <text:p>0,019684</text:p>
          </table:table-cell>
          <table:table-cell office:value-type="float" office:value="0.019412" calcext:value-type="float">
            <text:p>0,019412</text:p>
          </table:table-cell>
          <table:table-cell office:value-type="float" office:value="1276669" calcext:value-type="float">
            <text:p>1276669</text:p>
          </table:table-cell>
          <table:table-cell office:value-type="float" office:value="88.88" calcext:value-type="float">
            <text:p>88,88</text:p>
          </table:table-cell>
          <table:table-cell table:formula="of:=[.C64]-[.C63]" office:value-type="float" office:value="0.000255999999999999" calcext:value-type="float">
            <text:p>0,00025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9932" calcext:value-type="float">
            <text:p>0,019932</text:p>
          </table:table-cell>
          <table:table-cell office:value-type="float" office:value="0.01966" calcext:value-type="float">
            <text:p>0,01966</text:p>
          </table:table-cell>
          <table:table-cell office:value-type="float" office:value="1296655" calcext:value-type="float">
            <text:p>1296655</text:p>
          </table:table-cell>
          <table:table-cell office:value-type="float" office:value="89.0402" calcext:value-type="float">
            <text:p>89,0402</text:p>
          </table:table-cell>
          <table:table-cell table:formula="of:=[.C65]-[.C64]" office:value-type="float" office:value="0.000248000000000002" calcext:value-type="float">
            <text:p>0,00024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0179" calcext:value-type="float">
            <text:p>0,020179</text:p>
          </table:table-cell>
          <table:table-cell office:value-type="float" office:value="0.019907" calcext:value-type="float">
            <text:p>0,019907</text:p>
          </table:table-cell>
          <table:table-cell office:value-type="float" office:value="1316676" calcext:value-type="float">
            <text:p>1316676</text:p>
          </table:table-cell>
          <table:table-cell office:value-type="float" office:value="89.2411" calcext:value-type="float">
            <text:p>89,2411</text:p>
          </table:table-cell>
          <table:table-cell table:formula="of:=[.C66]-[.C65]" office:value-type="float" office:value="0.000246999999999997" calcext:value-type="float">
            <text:p>0,00024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0426" calcext:value-type="float">
            <text:p>0,020426</text:p>
          </table:table-cell>
          <table:table-cell office:value-type="float" office:value="0.020154" calcext:value-type="float">
            <text:p>0,020154</text:p>
          </table:table-cell>
          <table:table-cell office:value-type="float" office:value="1336726" calcext:value-type="float">
            <text:p>1336726</text:p>
          </table:table-cell>
          <table:table-cell office:value-type="float" office:value="89.3705" calcext:value-type="float">
            <text:p>89,3705</text:p>
          </table:table-cell>
          <table:table-cell table:formula="of:=[.C67]-[.C66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0673" calcext:value-type="float">
            <text:p>0,020673</text:p>
          </table:table-cell>
          <table:table-cell office:value-type="float" office:value="0.020401" calcext:value-type="float">
            <text:p>0,020401</text:p>
          </table:table-cell>
          <table:table-cell office:value-type="float" office:value="1356677" calcext:value-type="float">
            <text:p>1356677</text:p>
          </table:table-cell>
          <table:table-cell office:value-type="float" office:value="88.5111" calcext:value-type="float">
            <text:p>88,5111</text:p>
          </table:table-cell>
          <table:table-cell table:formula="of:=[.C68]-[.C67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092" calcext:value-type="float">
            <text:p>0,02092</text:p>
          </table:table-cell>
          <table:table-cell office:value-type="float" office:value="0.020648" calcext:value-type="float">
            <text:p>0,020648</text:p>
          </table:table-cell>
          <table:table-cell office:value-type="float" office:value="1376661" calcext:value-type="float">
            <text:p>1376661</text:p>
          </table:table-cell>
          <table:table-cell office:value-type="float" office:value="89.1205" calcext:value-type="float">
            <text:p>89,1205</text:p>
          </table:table-cell>
          <table:table-cell table:formula="of:=[.C69]-[.C68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1167" calcext:value-type="float">
            <text:p>0,021167</text:p>
          </table:table-cell>
          <table:table-cell office:value-type="float" office:value="0.020895" calcext:value-type="float">
            <text:p>0,020895</text:p>
          </table:table-cell>
          <table:table-cell office:value-type="float" office:value="1396649" calcext:value-type="float">
            <text:p>1396649</text:p>
          </table:table-cell>
          <table:table-cell office:value-type="float" office:value="89.0938" calcext:value-type="float">
            <text:p>89,0938</text:p>
          </table:table-cell>
          <table:table-cell table:formula="of:=[.C70]-[.C69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415" calcext:value-type="float">
            <text:p>0,021415</text:p>
          </table:table-cell>
          <table:table-cell office:value-type="float" office:value="0.021142" calcext:value-type="float">
            <text:p>0,021142</text:p>
          </table:table-cell>
          <table:table-cell office:value-type="float" office:value="1416633" calcext:value-type="float">
            <text:p>1416633</text:p>
          </table:table-cell>
          <table:table-cell office:value-type="float" office:value="89.0536" calcext:value-type="float">
            <text:p>89,0536</text:p>
          </table:table-cell>
          <table:table-cell table:formula="of:=[.C71]-[.C70]" office:value-type="float" office:value="0.000246999999999997" calcext:value-type="float">
            <text:p>0,00024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662" calcext:value-type="float">
            <text:p>0,021662</text:p>
          </table:table-cell>
          <table:table-cell office:value-type="float" office:value="0.02139" calcext:value-type="float">
            <text:p>0,02139</text:p>
          </table:table-cell>
          <table:table-cell office:value-type="float" office:value="1436673" calcext:value-type="float">
            <text:p>1436673</text:p>
          </table:table-cell>
          <table:table-cell office:value-type="float" office:value="89.3036" calcext:value-type="float">
            <text:p>89,3036</text:p>
          </table:table-cell>
          <table:table-cell table:formula="of:=[.C72]-[.C71]" office:value-type="float" office:value="0.000248000000000005" calcext:value-type="float">
            <text:p>0,0002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909" calcext:value-type="float">
            <text:p>0,021909</text:p>
          </table:table-cell>
          <table:table-cell office:value-type="float" office:value="0.021637" calcext:value-type="float">
            <text:p>0,021637</text:p>
          </table:table-cell>
          <table:table-cell office:value-type="float" office:value="1456618" calcext:value-type="float">
            <text:p>1456618</text:p>
          </table:table-cell>
          <table:table-cell office:value-type="float" office:value="88.8795" calcext:value-type="float">
            <text:p>88,8795</text:p>
          </table:table-cell>
          <table:table-cell table:formula="of:=[.C73]-[.C72]" office:value-type="float" office:value="0.000246999999999997" calcext:value-type="float">
            <text:p>0,00024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2157" calcext:value-type="float">
            <text:p>0,022157</text:p>
          </table:table-cell>
          <table:table-cell office:value-type="float" office:value="0.021884" calcext:value-type="float">
            <text:p>0,021884</text:p>
          </table:table-cell>
          <table:table-cell office:value-type="float" office:value="1476625" calcext:value-type="float">
            <text:p>1476625</text:p>
          </table:table-cell>
          <table:table-cell office:value-type="float" office:value="89.1339" calcext:value-type="float">
            <text:p>89,1339</text:p>
          </table:table-cell>
          <table:table-cell table:formula="of:=[.C74]-[.C73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2404" calcext:value-type="float">
            <text:p>0,022404</text:p>
          </table:table-cell>
          <table:table-cell office:value-type="float" office:value="0.022131" calcext:value-type="float">
            <text:p>0,022131</text:p>
          </table:table-cell>
          <table:table-cell office:value-type="float" office:value="1496601" calcext:value-type="float">
            <text:p>1496601</text:p>
          </table:table-cell>
          <table:table-cell office:value-type="float" office:value="89.0179" calcext:value-type="float">
            <text:p>89,0179</text:p>
          </table:table-cell>
          <table:table-cell table:formula="of:=[.C75]-[.C74]" office:value-type="float" office:value="0.000246999999999997" calcext:value-type="float">
            <text:p>0,0002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651" calcext:value-type="float">
            <text:p>0,022651</text:p>
          </table:table-cell>
          <table:table-cell office:value-type="float" office:value="0.022379" calcext:value-type="float">
            <text:p>0,022379</text:p>
          </table:table-cell>
          <table:table-cell office:value-type="float" office:value="1516592" calcext:value-type="float">
            <text:p>1516592</text:p>
          </table:table-cell>
          <table:table-cell office:value-type="float" office:value="89.0848" calcext:value-type="float">
            <text:p>89,0848</text:p>
          </table:table-cell>
          <table:table-cell table:formula="of:=[.C76]-[.C75]" office:value-type="float" office:value="0.000248000000000002" calcext:value-type="float">
            <text:p>0,00024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2902" calcext:value-type="float">
            <text:p>0,022902</text:p>
          </table:table-cell>
          <table:table-cell office:value-type="float" office:value="0.022629" calcext:value-type="float">
            <text:p>0,022629</text:p>
          </table:table-cell>
          <table:table-cell office:value-type="float" office:value="1536571" calcext:value-type="float">
            <text:p>1536571</text:p>
          </table:table-cell>
          <table:table-cell office:value-type="float" office:value="87.8546" calcext:value-type="float">
            <text:p>87,8546</text:p>
          </table:table-cell>
          <table:table-cell table:formula="of:=[.C77]-[.C76]" office:value-type="float" office:value="0.00025" calcext:value-type="float">
            <text:p>0,000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316" calcext:value-type="float">
            <text:p>0,02316</text:p>
          </table:table-cell>
          <table:table-cell office:value-type="float" office:value="0.022888" calcext:value-type="float">
            <text:p>0,022888</text:p>
          </table:table-cell>
          <table:table-cell office:value-type="float" office:value="1556568" calcext:value-type="float">
            <text:p>1556568</text:p>
          </table:table-cell>
          <table:table-cell office:value-type="float" office:value="84.9192" calcext:value-type="float">
            <text:p>84,9192</text:p>
          </table:table-cell>
          <table:table-cell table:formula="of:=[.C78]-[.C77]" office:value-type="float" office:value="0.000258999999999999" calcext:value-type="float">
            <text:p>0,00025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3431" calcext:value-type="float">
            <text:p>0,023431</text:p>
          </table:table-cell>
          <table:table-cell office:value-type="float" office:value="0.023159" calcext:value-type="float">
            <text:p>0,023159</text:p>
          </table:table-cell>
          <table:table-cell office:value-type="float" office:value="1576535" calcext:value-type="float">
            <text:p>1576535</text:p>
          </table:table-cell>
          <table:table-cell office:value-type="float" office:value="80.3669" calcext:value-type="float">
            <text:p>80,3669</text:p>
          </table:table-cell>
          <table:table-cell table:formula="of:=[.C79]-[.C78]" office:value-type="float" office:value="0.000271" calcext:value-type="float">
            <text:p>0,0002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3684" calcext:value-type="float">
            <text:p>0,023684</text:p>
          </table:table-cell>
          <table:table-cell office:value-type="float" office:value="0.023411" calcext:value-type="float">
            <text:p>0,023411</text:p>
          </table:table-cell>
          <table:table-cell office:value-type="float" office:value="1596499" calcext:value-type="float">
            <text:p>1596499</text:p>
          </table:table-cell>
          <table:table-cell office:value-type="float" office:value="89.3587" calcext:value-type="float">
            <text:p>89,3587</text:p>
          </table:table-cell>
          <table:table-cell table:formula="of:=[.C80]-[.C79]" office:value-type="float" office:value="0.000251999999999999" calcext:value-type="float">
            <text:p>0,00025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007" calcext:value-type="float">
            <text:p>0,024007</text:p>
          </table:table-cell>
          <table:table-cell office:value-type="float" office:value="0.023735" calcext:value-type="float">
            <text:p>0,023735</text:p>
          </table:table-cell>
          <table:table-cell office:value-type="float" office:value="1616290" calcext:value-type="float">
            <text:p>1616290</text:p>
          </table:table-cell>
          <table:table-cell office:value-type="float" office:value="65.8333" calcext:value-type="float">
            <text:p>65,8333</text:p>
          </table:table-cell>
          <table:table-cell table:formula="of:=[.C81]-[.C80]" office:value-type="float" office:value="0.000324000000000001" calcext:value-type="float">
            <text:p>0,00032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4385" calcext:value-type="float">
            <text:p>0,024385</text:p>
          </table:table-cell>
          <table:table-cell office:value-type="float" office:value="0.024113" calcext:value-type="float">
            <text:p>0,024113</text:p>
          </table:table-cell>
          <table:table-cell office:value-type="float" office:value="1635982" calcext:value-type="float">
            <text:p>1635982</text:p>
          </table:table-cell>
          <table:table-cell office:value-type="float" office:value="58.4851" calcext:value-type="float">
            <text:p>58,4851</text:p>
          </table:table-cell>
          <table:table-cell table:formula="of:=[.C82]-[.C81]" office:value-type="float" office:value="0.000378" calcext:value-type="float">
            <text:p>0,00037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477" calcext:value-type="float">
            <text:p>0,02477</text:p>
          </table:table-cell>
          <table:table-cell office:value-type="float" office:value="0.024498" calcext:value-type="float">
            <text:p>0,024498</text:p>
          </table:table-cell>
          <table:table-cell office:value-type="float" office:value="1655662" calcext:value-type="float">
            <text:p>1655662</text:p>
          </table:table-cell>
          <table:table-cell office:value-type="float" office:value="58.1183" calcext:value-type="float">
            <text:p>58,1183</text:p>
          </table:table-cell>
          <table:table-cell table:formula="of:=[.C83]-[.C82]" office:value-type="float" office:value="0.000385" calcext:value-type="float">
            <text:p>0,00038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5167" calcext:value-type="float">
            <text:p>0,025167</text:p>
          </table:table-cell>
          <table:table-cell office:value-type="float" office:value="0.024895" calcext:value-type="float">
            <text:p>0,024895</text:p>
          </table:table-cell>
          <table:table-cell office:value-type="float" office:value="1675374" calcext:value-type="float">
            <text:p>1675374</text:p>
          </table:table-cell>
          <table:table-cell office:value-type="float" office:value="57.0319" calcext:value-type="float">
            <text:p>57,0319</text:p>
          </table:table-cell>
          <table:table-cell table:formula="of:=[.C84]-[.C83]" office:value-type="float" office:value="0.000397000000000001" calcext:value-type="float">
            <text:p>0,00039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5558" calcext:value-type="float">
            <text:p>0,025558</text:p>
          </table:table-cell>
          <table:table-cell office:value-type="float" office:value="0.025285" calcext:value-type="float">
            <text:p>0,025285</text:p>
          </table:table-cell>
          <table:table-cell office:value-type="float" office:value="1695109" calcext:value-type="float">
            <text:p>1695109</text:p>
          </table:table-cell>
          <table:table-cell office:value-type="float" office:value="57.2645" calcext:value-type="float">
            <text:p>57,2645</text:p>
          </table:table-cell>
          <table:table-cell table:formula="of:=[.C85]-[.C84]" office:value-type="float" office:value="0.000389999999999998" calcext:value-type="float">
            <text:p>0,0003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5947" calcext:value-type="float">
            <text:p>0,025947</text:p>
          </table:table-cell>
          <table:table-cell office:value-type="float" office:value="0.025675" calcext:value-type="float">
            <text:p>0,025675</text:p>
          </table:table-cell>
          <table:table-cell office:value-type="float" office:value="1714843" calcext:value-type="float">
            <text:p>1714843</text:p>
          </table:table-cell>
          <table:table-cell office:value-type="float" office:value="57.2471" calcext:value-type="float">
            <text:p>57,2471</text:p>
          </table:table-cell>
          <table:table-cell table:formula="of:=[.C86]-[.C85]" office:value-type="float" office:value="0.000390000000000001" calcext:value-type="float">
            <text:p>0,0003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6346" calcext:value-type="float">
            <text:p>0,026346</text:p>
          </table:table-cell>
          <table:table-cell office:value-type="float" office:value="0.026074" calcext:value-type="float">
            <text:p>0,026074</text:p>
          </table:table-cell>
          <table:table-cell office:value-type="float" office:value="1734937" calcext:value-type="float">
            <text:p>1734937</text:p>
          </table:table-cell>
          <table:table-cell office:value-type="float" office:value="56.5014" calcext:value-type="float">
            <text:p>56,5014</text:p>
          </table:table-cell>
          <table:table-cell table:formula="of:=[.C87]-[.C86]" office:value-type="float" office:value="0.000399" calcext:value-type="float">
            <text:p>0,00039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6734" calcext:value-type="float">
            <text:p>0,026734</text:p>
          </table:table-cell>
          <table:table-cell office:value-type="float" office:value="0.026462" calcext:value-type="float">
            <text:p>0,026462</text:p>
          </table:table-cell>
          <table:table-cell office:value-type="float" office:value="1754638" calcext:value-type="float">
            <text:p>1754638</text:p>
          </table:table-cell>
          <table:table-cell office:value-type="float" office:value="57.5292" calcext:value-type="float">
            <text:p>57,5292</text:p>
          </table:table-cell>
          <table:table-cell table:formula="of:=[.C88]-[.C87]" office:value-type="float" office:value="0.000387999999999999" calcext:value-type="float">
            <text:p>0,00038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7132" calcext:value-type="float">
            <text:p>0,027132</text:p>
          </table:table-cell>
          <table:table-cell office:value-type="float" office:value="0.026859" calcext:value-type="float">
            <text:p>0,026859</text:p>
          </table:table-cell>
          <table:table-cell office:value-type="float" office:value="1774407" calcext:value-type="float">
            <text:p>1774407</text:p>
          </table:table-cell>
          <table:table-cell office:value-type="float" office:value="56.6897" calcext:value-type="float">
            <text:p>56,6897</text:p>
          </table:table-cell>
          <table:table-cell table:formula="of:=[.C89]-[.C88]" office:value-type="float" office:value="0.000396999999999998" calcext:value-type="float">
            <text:p>0,00039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7574" calcext:value-type="float">
            <text:p>0,027574</text:p>
          </table:table-cell>
          <table:table-cell office:value-type="float" office:value="0.027302" calcext:value-type="float">
            <text:p>0,027302</text:p>
          </table:table-cell>
          <table:table-cell office:value-type="float" office:value="1794088" calcext:value-type="float">
            <text:p>1794088</text:p>
          </table:table-cell>
          <table:table-cell office:value-type="float" office:value="49.3467" calcext:value-type="float">
            <text:p>49,3467</text:p>
          </table:table-cell>
          <table:table-cell table:formula="of:=[.C90]-[.C89]" office:value-type="float" office:value="0.000443000000000002" calcext:value-type="float">
            <text:p>0,00044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7904" calcext:value-type="float">
            <text:p>0,027904</text:p>
          </table:table-cell>
          <table:table-cell office:value-type="float" office:value="0.027631" calcext:value-type="float">
            <text:p>0,027631</text:p>
          </table:table-cell>
          <table:table-cell office:value-type="float" office:value="1813930" calcext:value-type="float">
            <text:p>1813930</text:p>
          </table:table-cell>
          <table:table-cell office:value-type="float" office:value="72.7978" calcext:value-type="float">
            <text:p>72,7978</text:p>
          </table:table-cell>
          <table:table-cell table:formula="of:=[.C91]-[.C90]" office:value-type="float" office:value="0.000328999999999999" calcext:value-type="float">
            <text:p>0,00032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8149" calcext:value-type="float">
            <text:p>0,028149</text:p>
          </table:table-cell>
          <table:table-cell office:value-type="float" office:value="0.027876" calcext:value-type="float">
            <text:p>0,027876</text:p>
          </table:table-cell>
          <table:table-cell office:value-type="float" office:value="1833929" calcext:value-type="float">
            <text:p>1833929</text:p>
          </table:table-cell>
          <table:table-cell office:value-type="float" office:value="94.1415" calcext:value-type="float">
            <text:p>94,1415</text:p>
          </table:table-cell>
          <table:table-cell table:formula="of:=[.C92]-[.C91]" office:value-type="float" office:value="0.000244999999999999" calcext:value-type="float">
            <text:p>0,00024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8387" calcext:value-type="float">
            <text:p>0,028387</text:p>
          </table:table-cell>
          <table:table-cell office:value-type="float" office:value="0.028114" calcext:value-type="float">
            <text:p>0,028114</text:p>
          </table:table-cell>
          <table:table-cell office:value-type="float" office:value="1853868" calcext:value-type="float">
            <text:p>1853868</text:p>
          </table:table-cell>
          <table:table-cell office:value-type="float" office:value="93.0514" calcext:value-type="float">
            <text:p>93,0514</text:p>
          </table:table-cell>
          <table:table-cell table:formula="of:=[.C93]-[.C92]" office:value-type="float" office:value="0.000238000000000002" calcext:value-type="float">
            <text:p>0,0002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8628" calcext:value-type="float">
            <text:p>0,028628</text:p>
          </table:table-cell>
          <table:table-cell office:value-type="float" office:value="0.028355" calcext:value-type="float">
            <text:p>0,028355</text:p>
          </table:table-cell>
          <table:table-cell office:value-type="float" office:value="1873878" calcext:value-type="float">
            <text:p>1873878</text:p>
          </table:table-cell>
          <table:table-cell office:value-type="float" office:value="92.9256" calcext:value-type="float">
            <text:p>92,9256</text:p>
          </table:table-cell>
          <table:table-cell table:formula="of:=[.C94]-[.C93]" office:value-type="float" office:value="0.000240999999999998" calcext:value-type="float">
            <text:p>0,00024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8887" calcext:value-type="float">
            <text:p>0,028887</text:p>
          </table:table-cell>
          <table:table-cell office:value-type="float" office:value="0.028614" calcext:value-type="float">
            <text:p>0,028614</text:p>
          </table:table-cell>
          <table:table-cell office:value-type="float" office:value="1893807" calcext:value-type="float">
            <text:p>1893807</text:p>
          </table:table-cell>
          <table:table-cell office:value-type="float" office:value="85.7241" calcext:value-type="float">
            <text:p>85,7241</text:p>
          </table:table-cell>
          <table:table-cell table:formula="of:=[.C95]-[.C94]" office:value-type="float" office:value="0.000258999999999999" calcext:value-type="float">
            <text:p>0,00025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9135" calcext:value-type="float">
            <text:p>0,029135</text:p>
          </table:table-cell>
          <table:table-cell office:value-type="float" office:value="0.028862" calcext:value-type="float">
            <text:p>0,028862</text:p>
          </table:table-cell>
          <table:table-cell office:value-type="float" office:value="1913771" calcext:value-type="float">
            <text:p>1913771</text:p>
          </table:table-cell>
          <table:table-cell office:value-type="float" office:value="93.1215" calcext:value-type="float">
            <text:p>93,1215</text:p>
          </table:table-cell>
          <table:table-cell table:formula="of:=[.C96]-[.C95]" office:value-type="float" office:value="0.000248000000000002" calcext:value-type="float">
            <text:p>0,00024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9378" calcext:value-type="float">
            <text:p>0,029378</text:p>
          </table:table-cell>
          <table:table-cell office:value-type="float" office:value="0.029106" calcext:value-type="float">
            <text:p>0,029106</text:p>
          </table:table-cell>
          <table:table-cell office:value-type="float" office:value="1933732" calcext:value-type="float">
            <text:p>1933732</text:p>
          </table:table-cell>
          <table:table-cell office:value-type="float" office:value="91422" calcext:value-type="float">
            <text:p>91422</text:p>
          </table:table-cell>
          <table:table-cell table:formula="of:=[.C97]-[.C96]" office:value-type="float" office:value="0.000244000000000001" calcext:value-type="float">
            <text:p>0,00024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9644" calcext:value-type="float">
            <text:p>0,029644</text:p>
          </table:table-cell>
          <table:table-cell office:value-type="float" office:value="0.029371" calcext:value-type="float">
            <text:p>0,029371</text:p>
          </table:table-cell>
          <table:table-cell office:value-type="float" office:value="1953708" calcext:value-type="float">
            <text:p>1953708</text:p>
          </table:table-cell>
          <table:table-cell office:value-type="float" office:value="87.8634" calcext:value-type="float">
            <text:p>87,8634</text:p>
          </table:table-cell>
          <table:table-cell table:formula="of:=[.C98]-[.C97]" office:value-type="float" office:value="0.000264999999999998" calcext:value-type="float">
            <text:p>0,00026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9933" calcext:value-type="float">
            <text:p>0,029933</text:p>
          </table:table-cell>
          <table:table-cell office:value-type="float" office:value="0.02966" calcext:value-type="float">
            <text:p>0,02966</text:p>
          </table:table-cell>
          <table:table-cell office:value-type="float" office:value="1973606" calcext:value-type="float">
            <text:p>1973606</text:p>
          </table:table-cell>
          <table:table-cell office:value-type="float" office:value="83.4328" calcext:value-type="float">
            <text:p>83,4328</text:p>
          </table:table-cell>
          <table:table-cell table:formula="of:=[.C99]-[.C98]" office:value-type="float" office:value="0.000289000000000004" calcext:value-type="float">
            <text:p>0,0002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0171" calcext:value-type="float">
            <text:p>0,030171</text:p>
          </table:table-cell>
          <table:table-cell office:value-type="float" office:value="0.029898" calcext:value-type="float">
            <text:p>0,029898</text:p>
          </table:table-cell>
          <table:table-cell office:value-type="float" office:value="1993596" calcext:value-type="float">
            <text:p>1993596</text:p>
          </table:table-cell>
          <table:table-cell office:value-type="float" office:value="94.9952" calcext:value-type="float">
            <text:p>94,9952</text:p>
          </table:table-cell>
          <table:table-cell table:formula="of:=[.C100]-[.C99]" office:value-type="float" office:value="0.000237999999999995" calcext:value-type="float">
            <text:p>0,000238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0029898" calcext:value-type="float">
            <text:p>0,00029898</text:p>
          </table:table-cell>
          <table:table-cell table:style-name="ce2" table:formula="of:=STDEV([.F1:.F100])" office:value-type="float" office:value="0.0000615746209033718" calcext:value-type="float">
            <text:p>6,15746209033718E-05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z3cpu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99" calcext:value-type="float">
            <text:p>0,000499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13140" calcext:value-type="float">
            <text:p>13140</text:p>
          </table:table-cell>
          <table:table-cell office:value-type="float" office:value="26.1753" calcext:value-type="float">
            <text:p>26,17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02" calcext:value-type="float">
            <text:p>0,001502</text:p>
          </table:table-cell>
          <table:table-cell office:value-type="float" office:value="0.001035" calcext:value-type="float">
            <text:p>0,001035</text:p>
          </table:table-cell>
          <table:table-cell office:value-type="float" office:value="26328" calcext:value-type="float">
            <text:p>26328</text:p>
          </table:table-cell>
          <table:table-cell office:value-type="float" office:value="45.1246" calcext:value-type="float">
            <text:p>45,1246</text:p>
          </table:table-cell>
          <table:table-cell table:formula="of:=[.C2]-[.C1]" office:value-type="float" office:value="0.000533" calcext:value-type="float">
            <text:p>0,0005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839" calcext:value-type="float">
            <text:p>0,001839</text:p>
          </table:table-cell>
          <table:table-cell office:value-type="float" office:value="0.001371" calcext:value-type="float">
            <text:p>0,001371</text:p>
          </table:table-cell>
          <table:table-cell office:value-type="float" office:value="39465" calcext:value-type="float">
            <text:p>39465</text:p>
          </table:table-cell>
          <table:table-cell office:value-type="float" office:value="47.1151" calcext:value-type="float">
            <text:p>47,1151</text:p>
          </table:table-cell>
          <table:table-cell table:formula="of:=[.C3]-[.C2]" office:value-type="float" office:value="0.000336" calcext:value-type="float">
            <text:p>0,0003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157" calcext:value-type="float">
            <text:p>0,002157</text:p>
          </table:table-cell>
          <table:table-cell office:value-type="float" office:value="0.001689" calcext:value-type="float">
            <text:p>0,001689</text:p>
          </table:table-cell>
          <table:table-cell office:value-type="float" office:value="52521" calcext:value-type="float">
            <text:p>52521</text:p>
          </table:table-cell>
          <table:table-cell office:value-type="float" office:value="47.0578" calcext:value-type="float">
            <text:p>47,0578</text:p>
          </table:table-cell>
          <table:table-cell table:formula="of:=[.C4]-[.C3]" office:value-type="float" office:value="0.000318" calcext:value-type="float">
            <text:p>0,0003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469" calcext:value-type="float">
            <text:p>0,002469</text:p>
          </table:table-cell>
          <table:table-cell office:value-type="float" office:value="0.002001" calcext:value-type="float">
            <text:p>0,002001</text:p>
          </table:table-cell>
          <table:table-cell office:value-type="float" office:value="65622" calcext:value-type="float">
            <text:p>65622</text:p>
          </table:table-cell>
          <table:table-cell office:value-type="float" office:value="47.3333" calcext:value-type="float">
            <text:p>47,3333</text:p>
          </table:table-cell>
          <table:table-cell table:formula="of:=[.C5]-[.C4]" office:value-type="float" office:value="0.000312" calcext:value-type="float">
            <text:p>0,0003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778" calcext:value-type="float">
            <text:p>0,002778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78703" calcext:value-type="float">
            <text:p>78703</text:p>
          </table:table-cell>
          <table:table-cell office:value-type="float" office:value="47.4182" calcext:value-type="float">
            <text:p>47,4182</text:p>
          </table:table-cell>
          <table:table-cell table:formula="of:=[.C6]-[.C5]" office:value-type="float" office:value="0.000309" calcext:value-type="float">
            <text:p>0,0003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088" calcext:value-type="float">
            <text:p>0,003088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91773" calcext:value-type="float">
            <text:p>91773</text:p>
          </table:table-cell>
          <table:table-cell office:value-type="float" office:value="47.2065" calcext:value-type="float">
            <text:p>47,2065</text:p>
          </table:table-cell>
          <table:table-cell table:formula="of:=[.C7]-[.C6]" office:value-type="float" office:value="0.00031" calcext:value-type="float">
            <text:p>0,000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399" calcext:value-type="float">
            <text:p>0,003399</text:p>
          </table:table-cell>
          <table:table-cell office:value-type="float" office:value="0.002931" calcext:value-type="float">
            <text:p>0,002931</text:p>
          </table:table-cell>
          <table:table-cell office:value-type="float" office:value="104856" calcext:value-type="float">
            <text:p>104856</text:p>
          </table:table-cell>
          <table:table-cell office:value-type="float" office:value="47.2717" calcext:value-type="float">
            <text:p>47,2717</text:p>
          </table:table-cell>
          <table:table-cell table:formula="of:=[.C8]-[.C7]" office:value-type="float" office:value="0.000311" calcext:value-type="float">
            <text:p>0,0003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709" calcext:value-type="float">
            <text:p>0,003709</text:p>
          </table:table-cell>
          <table:table-cell office:value-type="float" office:value="0.003241" calcext:value-type="float">
            <text:p>0,003241</text:p>
          </table:table-cell>
          <table:table-cell office:value-type="float" office:value="117956" calcext:value-type="float">
            <text:p>117956</text:p>
          </table:table-cell>
          <table:table-cell office:value-type="float" office:value="47.3116" calcext:value-type="float">
            <text:p>47,3116</text:p>
          </table:table-cell>
          <table:table-cell table:formula="of:=[.C9]-[.C8]" office:value-type="float" office:value="0.00031" calcext:value-type="float">
            <text:p>0,000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049" calcext:value-type="float">
            <text:p>0,004049</text:p>
          </table:table-cell>
          <table:table-cell office:value-type="float" office:value="0.003581" calcext:value-type="float">
            <text:p>0,003581</text:p>
          </table:table-cell>
          <table:table-cell office:value-type="float" office:value="131000" calcext:value-type="float">
            <text:p>131000</text:p>
          </table:table-cell>
          <table:table-cell office:value-type="float" office:value="42.3844" calcext:value-type="float">
            <text:p>42,3844</text:p>
          </table:table-cell>
          <table:table-cell table:formula="of:=[.C10]-[.C9]" office:value-type="float" office:value="0.00034" calcext:value-type="float">
            <text:p>0,000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569" calcext:value-type="float">
            <text:p>0,004569</text:p>
          </table:table-cell>
          <table:table-cell office:value-type="float" office:value="0.004101" calcext:value-type="float">
            <text:p>0,004101</text:p>
          </table:table-cell>
          <table:table-cell office:value-type="float" office:value="144035" calcext:value-type="float">
            <text:p>144035</text:p>
          </table:table-cell>
          <table:table-cell office:value-type="float" office:value="26.9006" calcext:value-type="float">
            <text:p>26,9006</text:p>
          </table:table-cell>
          <table:table-cell table:formula="of:=[.C11]-[.C10]" office:value-type="float" office:value="0.00052" calcext:value-type="float">
            <text:p>0,000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889" calcext:value-type="float">
            <text:p>0,004889</text:p>
          </table:table-cell>
          <table:table-cell office:value-type="float" office:value="0.004421" calcext:value-type="float">
            <text:p>0,004421</text:p>
          </table:table-cell>
          <table:table-cell office:value-type="float" office:value="157123" calcext:value-type="float">
            <text:p>157123</text:p>
          </table:table-cell>
          <table:table-cell office:value-type="float" office:value="47.1372" calcext:value-type="float">
            <text:p>47,1372</text:p>
          </table:table-cell>
          <table:table-cell table:formula="of:=[.C12]-[.C11]" office:value-type="float" office:value="0.00032" calcext:value-type="float">
            <text:p>0,000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227" calcext:value-type="float">
            <text:p>0,005227</text:p>
          </table:table-cell>
          <table:table-cell office:value-type="float" office:value="0.004759" calcext:value-type="float">
            <text:p>0,004759</text:p>
          </table:table-cell>
          <table:table-cell office:value-type="float" office:value="170200" calcext:value-type="float">
            <text:p>170200</text:p>
          </table:table-cell>
          <table:table-cell office:value-type="float" office:value="42.8947" calcext:value-type="float">
            <text:p>42,8947</text:p>
          </table:table-cell>
          <table:table-cell table:formula="of:=[.C13]-[.C12]" office:value-type="float" office:value="0.000338000000000001" calcext:value-type="float">
            <text:p>0,0003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521" calcext:value-type="float">
            <text:p>0,005521</text:p>
          </table:table-cell>
          <table:table-cell office:value-type="float" office:value="0.005053" calcext:value-type="float">
            <text:p>0,005053</text:p>
          </table:table-cell>
          <table:table-cell office:value-type="float" office:value="183302" calcext:value-type="float">
            <text:p>183302</text:p>
          </table:table-cell>
          <table:table-cell office:value-type="float" office:value="50821" calcext:value-type="float">
            <text:p>50821</text:p>
          </table:table-cell>
          <table:table-cell table:formula="of:=[.C14]-[.C13]" office:value-type="float" office:value="0.000294" calcext:value-type="float">
            <text:p>0,0002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809" calcext:value-type="float">
            <text:p>0,005809</text:p>
          </table:table-cell>
          <table:table-cell office:value-type="float" office:value="0.005341" calcext:value-type="float">
            <text:p>0,005341</text:p>
          </table:table-cell>
          <table:table-cell office:value-type="float" office:value="196350" calcext:value-type="float">
            <text:p>196350</text:p>
          </table:table-cell>
          <table:table-cell office:value-type="float" office:value="50.8828" calcext:value-type="float">
            <text:p>50,8828</text:p>
          </table:table-cell>
          <table:table-cell table:formula="of:=[.C15]-[.C14]" office:value-type="float" office:value="0.000287999999999999" calcext:value-type="float">
            <text:p>0,0002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097" calcext:value-type="float">
            <text:p>0,006097</text:p>
          </table:table-cell>
          <table:table-cell office:value-type="float" office:value="0.005629" calcext:value-type="float">
            <text:p>0,005629</text:p>
          </table:table-cell>
          <table:table-cell office:value-type="float" office:value="209397" calcext:value-type="float">
            <text:p>209397</text:p>
          </table:table-cell>
          <table:table-cell office:value-type="float" office:value="50642" calcext:value-type="float">
            <text:p>50642</text:p>
          </table:table-cell>
          <table:table-cell table:formula="of:=[.C16]-[.C15]" office:value-type="float" office:value="0.000288" calcext:value-type="float">
            <text:p>0,0002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882" calcext:value-type="float">
            <text:p>0,006882</text:p>
          </table:table-cell>
          <table:table-cell office:value-type="float" office:value="0.006414" calcext:value-type="float">
            <text:p>0,006414</text:p>
          </table:table-cell>
          <table:table-cell office:value-type="float" office:value="222297" calcext:value-type="float">
            <text:p>222297</text:p>
          </table:table-cell>
          <table:table-cell office:value-type="float" office:value="17.0663" calcext:value-type="float">
            <text:p>17,0663</text:p>
          </table:table-cell>
          <table:table-cell table:formula="of:=[.C17]-[.C16]" office:value-type="float" office:value="0.000785" calcext:value-type="float">
            <text:p>0,0007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7189" calcext:value-type="float">
            <text:p>0,007189</text:p>
          </table:table-cell>
          <table:table-cell office:value-type="float" office:value="0.006721" calcext:value-type="float">
            <text:p>0,006721</text:p>
          </table:table-cell>
          <table:table-cell office:value-type="float" office:value="235413" calcext:value-type="float">
            <text:p>235413</text:p>
          </table:table-cell>
          <table:table-cell office:value-type="float" office:value="50.5212" calcext:value-type="float">
            <text:p>50,5212</text:p>
          </table:table-cell>
          <table:table-cell table:formula="of:=[.C18]-[.C17]" office:value-type="float" office:value="0.000307" calcext:value-type="float">
            <text:p>0,0003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479" calcext:value-type="float">
            <text:p>0,007479</text:p>
          </table:table-cell>
          <table:table-cell office:value-type="float" office:value="0.007011" calcext:value-type="float">
            <text:p>0,007011</text:p>
          </table:table-cell>
          <table:table-cell office:value-type="float" office:value="248504" calcext:value-type="float">
            <text:p>248504</text:p>
          </table:table-cell>
          <table:table-cell office:value-type="float" office:value="50.8171" calcext:value-type="float">
            <text:p>50,8171</text:p>
          </table:table-cell>
          <table:table-cell table:formula="of:=[.C19]-[.C18]" office:value-type="float" office:value="0.00029" calcext:value-type="float">
            <text:p>0,000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7766" calcext:value-type="float">
            <text:p>0,007766</text:p>
          </table:table-cell>
          <table:table-cell office:value-type="float" office:value="0.007298" calcext:value-type="float">
            <text:p>0,007298</text:p>
          </table:table-cell>
          <table:table-cell office:value-type="float" office:value="261574" calcext:value-type="float">
            <text:p>261574</text:p>
          </table:table-cell>
          <table:table-cell office:value-type="float" office:value="50.9297" calcext:value-type="float">
            <text:p>50,9297</text:p>
          </table:table-cell>
          <table:table-cell table:formula="of:=[.C20]-[.C19]" office:value-type="float" office:value="0.000287" calcext:value-type="float">
            <text:p>0,00028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054" calcext:value-type="float">
            <text:p>0,008054</text:p>
          </table:table-cell>
          <table:table-cell office:value-type="float" office:value="0.007586" calcext:value-type="float">
            <text:p>0,007586</text:p>
          </table:table-cell>
          <table:table-cell office:value-type="float" office:value="274666" calcext:value-type="float">
            <text:p>274666</text:p>
          </table:table-cell>
          <table:table-cell office:value-type="float" office:value="51" calcext:value-type="float">
            <text:p>51</text:p>
          </table:table-cell>
          <table:table-cell table:formula="of:=[.C21]-[.C20]" office:value-type="float" office:value="0.000288" calcext:value-type="float">
            <text:p>0,00028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8342" calcext:value-type="float">
            <text:p>0,008342</text:p>
          </table:table-cell>
          <table:table-cell office:value-type="float" office:value="0.007874" calcext:value-type="float">
            <text:p>0,007874</text:p>
          </table:table-cell>
          <table:table-cell office:value-type="float" office:value="287732" calcext:value-type="float">
            <text:p>287732</text:p>
          </table:table-cell>
          <table:table-cell office:value-type="float" office:value="50.7938" calcext:value-type="float">
            <text:p>50,7938</text:p>
          </table:table-cell>
          <table:table-cell table:formula="of:=[.C22]-[.C21]" office:value-type="float" office:value="0.000287999999999999" calcext:value-type="float">
            <text:p>0,0002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63" calcext:value-type="float">
            <text:p>0,00863</text:p>
          </table:table-cell>
          <table:table-cell office:value-type="float" office:value="0.008162" calcext:value-type="float">
            <text:p>0,008162</text:p>
          </table:table-cell>
          <table:table-cell office:value-type="float" office:value="300823" calcext:value-type="float">
            <text:p>300823</text:p>
          </table:table-cell>
          <table:table-cell office:value-type="float" office:value="50.7938" calcext:value-type="float">
            <text:p>50,7938</text:p>
          </table:table-cell>
          <table:table-cell table:formula="of:=[.C23]-[.C22]" office:value-type="float" office:value="0.000288" calcext:value-type="float">
            <text:p>0,00028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8921" calcext:value-type="float">
            <text:p>0,008921</text:p>
          </table:table-cell>
          <table:table-cell office:value-type="float" office:value="0.008453" calcext:value-type="float">
            <text:p>0,008453</text:p>
          </table:table-cell>
          <table:table-cell office:value-type="float" office:value="313909" calcext:value-type="float">
            <text:p>313909</text:p>
          </table:table-cell>
          <table:table-cell office:value-type="float" office:value="50.5775" calcext:value-type="float">
            <text:p>50,5775</text:p>
          </table:table-cell>
          <table:table-cell table:formula="of:=[.C24]-[.C23]" office:value-type="float" office:value="0.000291000000000001" calcext:value-type="float">
            <text:p>0,0002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9225" calcext:value-type="float">
            <text:p>0,009225</text:p>
          </table:table-cell>
          <table:table-cell office:value-type="float" office:value="0.008757" calcext:value-type="float">
            <text:p>0,008757</text:p>
          </table:table-cell>
          <table:table-cell office:value-type="float" office:value="326985" calcext:value-type="float">
            <text:p>326985</text:p>
          </table:table-cell>
          <table:table-cell office:value-type="float" office:value="48.1144" calcext:value-type="float">
            <text:p>48,1144</text:p>
          </table:table-cell>
          <table:table-cell table:formula="of:=[.C25]-[.C24]" office:value-type="float" office:value="0.000303999999999999" calcext:value-type="float">
            <text:p>0,000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9537" calcext:value-type="float">
            <text:p>0,009537</text:p>
          </table:table-cell>
          <table:table-cell office:value-type="float" office:value="0.009069" calcext:value-type="float">
            <text:p>0,009069</text:p>
          </table:table-cell>
          <table:table-cell office:value-type="float" office:value="340133" calcext:value-type="float">
            <text:p>340133</text:p>
          </table:table-cell>
          <table:table-cell office:value-type="float" office:value="47.8686" calcext:value-type="float">
            <text:p>47,8686</text:p>
          </table:table-cell>
          <table:table-cell table:formula="of:=[.C26]-[.C25]" office:value-type="float" office:value="0.000312" calcext:value-type="float">
            <text:p>0,0003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9873" calcext:value-type="float">
            <text:p>0,009873</text:p>
          </table:table-cell>
          <table:table-cell office:value-type="float" office:value="0.009405" calcext:value-type="float">
            <text:p>0,009405</text:p>
          </table:table-cell>
          <table:table-cell office:value-type="float" office:value="353193" calcext:value-type="float">
            <text:p>353193</text:p>
          </table:table-cell>
          <table:table-cell office:value-type="float" office:value="46.0212" calcext:value-type="float">
            <text:p>46,0212</text:p>
          </table:table-cell>
          <table:table-cell table:formula="of:=[.C27]-[.C26]" office:value-type="float" office:value="0.000336000000000001" calcext:value-type="float">
            <text:p>0,0003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0213" calcext:value-type="float">
            <text:p>0,010213</text:p>
          </table:table-cell>
          <table:table-cell office:value-type="float" office:value="0.009745" calcext:value-type="float">
            <text:p>0,009745</text:p>
          </table:table-cell>
          <table:table-cell office:value-type="float" office:value="366255" calcext:value-type="float">
            <text:p>366255</text:p>
          </table:table-cell>
          <table:table-cell office:value-type="float" office:value="46.0636" calcext:value-type="float">
            <text:p>46,0636</text:p>
          </table:table-cell>
          <table:table-cell table:formula="of:=[.C28]-[.C27]" office:value-type="float" office:value="0.00034" calcext:value-type="float">
            <text:p>0,000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0509" calcext:value-type="float">
            <text:p>0,010509</text:p>
          </table:table-cell>
          <table:table-cell office:value-type="float" office:value="0.01004" calcext:value-type="float">
            <text:p>0,01004</text:p>
          </table:table-cell>
          <table:table-cell office:value-type="float" office:value="379340" calcext:value-type="float">
            <text:p>379340</text:p>
          </table:table-cell>
          <table:table-cell office:value-type="float" office:value="50.9922" calcext:value-type="float">
            <text:p>50,9922</text:p>
          </table:table-cell>
          <table:table-cell table:formula="of:=[.C29]-[.C28]" office:value-type="float" office:value="0.000295" calcext:value-type="float">
            <text:p>0,0002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0797" calcext:value-type="float">
            <text:p>0,010797</text:p>
          </table:table-cell>
          <table:table-cell office:value-type="float" office:value="0.010329" calcext:value-type="float">
            <text:p>0,010329</text:p>
          </table:table-cell>
          <table:table-cell office:value-type="float" office:value="392439" calcext:value-type="float">
            <text:p>392439</text:p>
          </table:table-cell>
          <table:table-cell office:value-type="float" office:value="50.8288" calcext:value-type="float">
            <text:p>50,8288</text:p>
          </table:table-cell>
          <table:table-cell table:formula="of:=[.C30]-[.C29]" office:value-type="float" office:value="0.000288999999999999" calcext:value-type="float">
            <text:p>0,00028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085" calcext:value-type="float">
            <text:p>0,011085</text:p>
          </table:table-cell>
          <table:table-cell office:value-type="float" office:value="0.010616" calcext:value-type="float">
            <text:p>0,010616</text:p>
          </table:table-cell>
          <table:table-cell office:value-type="float" office:value="405522" calcext:value-type="float">
            <text:p>405522</text:p>
          </table:table-cell>
          <table:table-cell office:value-type="float" office:value="50.9609" calcext:value-type="float">
            <text:p>50,9609</text:p>
          </table:table-cell>
          <table:table-cell table:formula="of:=[.C31]-[.C30]" office:value-type="float" office:value="0.000286999999999999" calcext:value-type="float">
            <text:p>0,00028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1372" calcext:value-type="float">
            <text:p>0,011372</text:p>
          </table:table-cell>
          <table:table-cell office:value-type="float" office:value="0.010903" calcext:value-type="float">
            <text:p>0,010903</text:p>
          </table:table-cell>
          <table:table-cell office:value-type="float" office:value="418622" calcext:value-type="float">
            <text:p>418622</text:p>
          </table:table-cell>
          <table:table-cell office:value-type="float" office:value="51.0508" calcext:value-type="float">
            <text:p>51,0508</text:p>
          </table:table-cell>
          <table:table-cell table:formula="of:=[.C32]-[.C31]" office:value-type="float" office:value="0.000287000000000001" calcext:value-type="float">
            <text:p>0,0002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66" calcext:value-type="float">
            <text:p>0,01166</text:p>
          </table:table-cell>
          <table:table-cell office:value-type="float" office:value="0.011191" calcext:value-type="float">
            <text:p>0,011191</text:p>
          </table:table-cell>
          <table:table-cell office:value-type="float" office:value="431690" calcext:value-type="float">
            <text:p>431690</text:p>
          </table:table-cell>
          <table:table-cell office:value-type="float" office:value="50.9453" calcext:value-type="float">
            <text:p>50,9453</text:p>
          </table:table-cell>
          <table:table-cell table:formula="of:=[.C33]-[.C32]" office:value-type="float" office:value="0.000288" calcext:value-type="float">
            <text:p>0,0002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1947" calcext:value-type="float">
            <text:p>0,011947</text:p>
          </table:table-cell>
          <table:table-cell office:value-type="float" office:value="0.011479" calcext:value-type="float">
            <text:p>0,011479</text:p>
          </table:table-cell>
          <table:table-cell office:value-type="float" office:value="444774" calcext:value-type="float">
            <text:p>444774</text:p>
          </table:table-cell>
          <table:table-cell office:value-type="float" office:value="50.7899" calcext:value-type="float">
            <text:p>50,7899</text:p>
          </table:table-cell>
          <table:table-cell table:formula="of:=[.C34]-[.C33]" office:value-type="float" office:value="0.000288" calcext:value-type="float">
            <text:p>0,00028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2234" calcext:value-type="float">
            <text:p>0,012234</text:p>
          </table:table-cell>
          <table:table-cell office:value-type="float" office:value="0.011766" calcext:value-type="float">
            <text:p>0,011766</text:p>
          </table:table-cell>
          <table:table-cell office:value-type="float" office:value="457856" calcext:value-type="float">
            <text:p>457856</text:p>
          </table:table-cell>
          <table:table-cell office:value-type="float" office:value="50.9609" calcext:value-type="float">
            <text:p>50,9609</text:p>
          </table:table-cell>
          <table:table-cell table:formula="of:=[.C35]-[.C34]" office:value-type="float" office:value="0.000286999999999999" calcext:value-type="float">
            <text:p>0,0002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2521" calcext:value-type="float">
            <text:p>0,012521</text:p>
          </table:table-cell>
          <table:table-cell office:value-type="float" office:value="0.012053" calcext:value-type="float">
            <text:p>0,012053</text:p>
          </table:table-cell>
          <table:table-cell office:value-type="float" office:value="470887" calcext:value-type="float">
            <text:p>470887</text:p>
          </table:table-cell>
          <table:table-cell office:value-type="float" office:value="50.7773" calcext:value-type="float">
            <text:p>50,7773</text:p>
          </table:table-cell>
          <table:table-cell table:formula="of:=[.C36]-[.C35]" office:value-type="float" office:value="0.000287000000000001" calcext:value-type="float">
            <text:p>0,00028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2808" calcext:value-type="float">
            <text:p>0,012808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483959" calcext:value-type="float">
            <text:p>483959</text:p>
          </table:table-cell>
          <table:table-cell office:value-type="float" office:value="50.7237" calcext:value-type="float">
            <text:p>50,7237</text:p>
          </table:table-cell>
          <table:table-cell table:formula="of:=[.C37]-[.C36]" office:value-type="float" office:value="0.000287000000000001" calcext:value-type="float">
            <text:p>0,00028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3123" calcext:value-type="float">
            <text:p>0,013123</text:p>
          </table:table-cell>
          <table:table-cell office:value-type="float" office:value="0.012655" calcext:value-type="float">
            <text:p>0,012655</text:p>
          </table:table-cell>
          <table:table-cell office:value-type="float" office:value="497041" calcext:value-type="float">
            <text:p>497041</text:p>
          </table:table-cell>
          <table:table-cell office:value-type="float" office:value="45.7754" calcext:value-type="float">
            <text:p>45,7754</text:p>
          </table:table-cell>
          <table:table-cell table:formula="of:=[.C38]-[.C37]" office:value-type="float" office:value="0.000314999999999999" calcext:value-type="float">
            <text:p>0,00031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3397" calcext:value-type="float">
            <text:p>0,013397</text:p>
          </table:table-cell>
          <table:table-cell office:value-type="float" office:value="0.012928" calcext:value-type="float">
            <text:p>0,012928</text:p>
          </table:table-cell>
          <table:table-cell office:value-type="float" office:value="510140" calcext:value-type="float">
            <text:p>510140</text:p>
          </table:table-cell>
          <table:table-cell office:value-type="float" office:value="54636" calcext:value-type="float">
            <text:p>54636</text:p>
          </table:table-cell>
          <table:table-cell table:formula="of:=[.C39]-[.C38]" office:value-type="float" office:value="0.000273000000000001" calcext:value-type="float">
            <text:p>0,0002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3666" calcext:value-type="float">
            <text:p>0,013666</text:p>
          </table:table-cell>
          <table:table-cell office:value-type="float" office:value="0.013198" calcext:value-type="float">
            <text:p>0,013198</text:p>
          </table:table-cell>
          <table:table-cell office:value-type="float" office:value="523239" calcext:value-type="float">
            <text:p>523239</text:p>
          </table:table-cell>
          <table:table-cell office:value-type="float" office:value="54.4042" calcext:value-type="float">
            <text:p>54,4042</text:p>
          </table:table-cell>
          <table:table-cell table:formula="of:=[.C40]-[.C39]" office:value-type="float" office:value="0.000269999999999999" calcext:value-type="float">
            <text:p>0,000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934" calcext:value-type="float">
            <text:p>0,013934</text:p>
          </table:table-cell>
          <table:table-cell office:value-type="float" office:value="0.013465" calcext:value-type="float">
            <text:p>0,013465</text:p>
          </table:table-cell>
          <table:table-cell office:value-type="float" office:value="536350" calcext:value-type="float">
            <text:p>536350</text:p>
          </table:table-cell>
          <table:table-cell office:value-type="float" office:value="54.9328" calcext:value-type="float">
            <text:p>54,9328</text:p>
          </table:table-cell>
          <table:table-cell table:formula="of:=[.C41]-[.C40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4202" calcext:value-type="float">
            <text:p>0,014202</text:p>
          </table:table-cell>
          <table:table-cell office:value-type="float" office:value="0.013733" calcext:value-type="float">
            <text:p>0,013733</text:p>
          </table:table-cell>
          <table:table-cell office:value-type="float" office:value="549405" calcext:value-type="float">
            <text:p>549405</text:p>
          </table:table-cell>
          <table:table-cell office:value-type="float" office:value="54.4477" calcext:value-type="float">
            <text:p>54,4477</text:p>
          </table:table-cell>
          <table:table-cell table:formula="of:=[.C42]-[.C41]" office:value-type="float" office:value="0.000267999999999999" calcext:value-type="float">
            <text:p>0,0002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47" calcext:value-type="float">
            <text:p>0,01447</text:p>
          </table:table-cell>
          <table:table-cell office:value-type="float" office:value="0.014002" calcext:value-type="float">
            <text:p>0,014002</text:p>
          </table:table-cell>
          <table:table-cell office:value-type="float" office:value="562516" calcext:value-type="float">
            <text:p>562516</text:p>
          </table:table-cell>
          <table:table-cell office:value-type="float" office:value="54475" calcext:value-type="float">
            <text:p>54475</text:p>
          </table:table-cell>
          <table:table-cell table:formula="of:=[.C43]-[.C42]" office:value-type="float" office:value="0.000269" calcext:value-type="float">
            <text:p>0,00026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4738" calcext:value-type="float">
            <text:p>0,014738</text:p>
          </table:table-cell>
          <table:table-cell office:value-type="float" office:value="0.014269" calcext:value-type="float">
            <text:p>0,014269</text:p>
          </table:table-cell>
          <table:table-cell office:value-type="float" office:value="575591" calcext:value-type="float">
            <text:p>575591</text:p>
          </table:table-cell>
          <table:table-cell office:value-type="float" office:value="54.7563" calcext:value-type="float">
            <text:p>54,7563</text:p>
          </table:table-cell>
          <table:table-cell table:formula="of:=[.C44]-[.C43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5829" calcext:value-type="float">
            <text:p>0,015829</text:p>
          </table:table-cell>
          <table:table-cell office:value-type="float" office:value="0.015361" calcext:value-type="float">
            <text:p>0,015361</text:p>
          </table:table-cell>
          <table:table-cell office:value-type="float" office:value="588477" calcext:value-type="float">
            <text:p>588477</text:p>
          </table:table-cell>
          <table:table-cell office:value-type="float" office:value="12.1084" calcext:value-type="float">
            <text:p>12,1084</text:p>
          </table:table-cell>
          <table:table-cell table:formula="of:=[.C45]-[.C44]" office:value-type="float" office:value="0.001092" calcext:value-type="float">
            <text:p>0,00109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6153" calcext:value-type="float">
            <text:p>0,016153</text:p>
          </table:table-cell>
          <table:table-cell office:value-type="float" office:value="0.015684" calcext:value-type="float">
            <text:p>0,015684</text:p>
          </table:table-cell>
          <table:table-cell office:value-type="float" office:value="601488" calcext:value-type="float">
            <text:p>601488</text:p>
          </table:table-cell>
          <table:table-cell office:value-type="float" office:value="46.21" calcext:value-type="float">
            <text:p>46,21</text:p>
          </table:table-cell>
          <table:table-cell table:formula="of:=[.C46]-[.C45]" office:value-type="float" office:value="0.000323" calcext:value-type="float">
            <text:p>0,00032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6432" calcext:value-type="float">
            <text:p>0,016432</text:p>
          </table:table-cell>
          <table:table-cell office:value-type="float" office:value="0.015963" calcext:value-type="float">
            <text:p>0,015963</text:p>
          </table:table-cell>
          <table:table-cell office:value-type="float" office:value="614589" calcext:value-type="float">
            <text:p>614589</text:p>
          </table:table-cell>
          <table:table-cell office:value-type="float" office:value="53.9876" calcext:value-type="float">
            <text:p>53,9876</text:p>
          </table:table-cell>
          <table:table-cell table:formula="of:=[.C47]-[.C46]" office:value-type="float" office:value="0.000278999999999998" calcext:value-type="float">
            <text:p>0,00027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706" calcext:value-type="float">
            <text:p>0,016706</text:p>
          </table:table-cell>
          <table:table-cell office:value-type="float" office:value="0.016237" calcext:value-type="float">
            <text:p>0,016237</text:p>
          </table:table-cell>
          <table:table-cell office:value-type="float" office:value="627687" calcext:value-type="float">
            <text:p>627687</text:p>
          </table:table-cell>
          <table:table-cell office:value-type="float" office:value="53749" calcext:value-type="float">
            <text:p>53749</text:p>
          </table:table-cell>
          <table:table-cell table:formula="of:=[.C48]-[.C47]" office:value-type="float" office:value="0.000274" calcext:value-type="float">
            <text:p>0,00027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981" calcext:value-type="float">
            <text:p>0,016981</text:p>
          </table:table-cell>
          <table:table-cell office:value-type="float" office:value="0.016512" calcext:value-type="float">
            <text:p>0,016512</text:p>
          </table:table-cell>
          <table:table-cell office:value-type="float" office:value="640755" calcext:value-type="float">
            <text:p>640755</text:p>
          </table:table-cell>
          <table:table-cell office:value-type="float" office:value="53.6091" calcext:value-type="float">
            <text:p>53,6091</text:p>
          </table:table-cell>
          <table:table-cell table:formula="of:=[.C49]-[.C48]" office:value-type="float" office:value="0.000275000000000001" calcext:value-type="float">
            <text:p>0,0002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29" calcext:value-type="float">
            <text:p>0,01729</text:p>
          </table:table-cell>
          <table:table-cell office:value-type="float" office:value="0.016821" calcext:value-type="float">
            <text:p>0,016821</text:p>
          </table:table-cell>
          <table:table-cell office:value-type="float" office:value="653845" calcext:value-type="float">
            <text:p>653845</text:p>
          </table:table-cell>
          <table:table-cell office:value-type="float" office:value="47.3152" calcext:value-type="float">
            <text:p>47,3152</text:p>
          </table:table-cell>
          <table:table-cell table:formula="of:=[.C50]-[.C49]" office:value-type="float" office:value="0.000309" calcext:value-type="float">
            <text:p>0,0003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568" calcext:value-type="float">
            <text:p>0,017568</text:p>
          </table:table-cell>
          <table:table-cell office:value-type="float" office:value="0.017099" calcext:value-type="float">
            <text:p>0,017099</text:p>
          </table:table-cell>
          <table:table-cell office:value-type="float" office:value="666901" calcext:value-type="float">
            <text:p>666901</text:p>
          </table:table-cell>
          <table:table-cell office:value-type="float" office:value="54.2458" calcext:value-type="float">
            <text:p>54,2458</text:p>
          </table:table-cell>
          <table:table-cell table:formula="of:=[.C51]-[.C50]" office:value-type="float" office:value="0.000278" calcext:value-type="float">
            <text:p>0,0002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7837" calcext:value-type="float">
            <text:p>0,017837</text:p>
          </table:table-cell>
          <table:table-cell office:value-type="float" office:value="0.017368" calcext:value-type="float">
            <text:p>0,017368</text:p>
          </table:table-cell>
          <table:table-cell office:value-type="float" office:value="680016" calcext:value-type="float">
            <text:p>680016</text:p>
          </table:table-cell>
          <table:table-cell office:value-type="float" office:value="54475" calcext:value-type="float">
            <text:p>54475</text:p>
          </table:table-cell>
          <table:table-cell table:formula="of:=[.C52]-[.C51]" office:value-type="float" office:value="0.000268999999999998" calcext:value-type="float">
            <text:p>0,00026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8136" calcext:value-type="float">
            <text:p>0,018136</text:p>
          </table:table-cell>
          <table:table-cell office:value-type="float" office:value="0.017669" calcext:value-type="float">
            <text:p>0,017669</text:p>
          </table:table-cell>
          <table:table-cell office:value-type="float" office:value="693161" calcext:value-type="float">
            <text:p>693161</text:p>
          </table:table-cell>
          <table:table-cell office:value-type="float" office:value="48.7063" calcext:value-type="float">
            <text:p>48,7063</text:p>
          </table:table-cell>
          <table:table-cell table:formula="of:=[.C53]-[.C52]" office:value-type="float" office:value="0.000301000000000003" calcext:value-type="float">
            <text:p>0,0003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8445" calcext:value-type="float">
            <text:p>0,018445</text:p>
          </table:table-cell>
          <table:table-cell office:value-type="float" office:value="0.017976" calcext:value-type="float">
            <text:p>0,017976</text:p>
          </table:table-cell>
          <table:table-cell office:value-type="float" office:value="706247" calcext:value-type="float">
            <text:p>706247</text:p>
          </table:table-cell>
          <table:table-cell office:value-type="float" office:value="53.6955" calcext:value-type="float">
            <text:p>53,6955</text:p>
          </table:table-cell>
          <table:table-cell table:formula="of:=[.C54]-[.C53]" office:value-type="float" office:value="0.000306999999999998" calcext:value-type="float">
            <text:p>0,00030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8715" calcext:value-type="float">
            <text:p>0,018715</text:p>
          </table:table-cell>
          <table:table-cell office:value-type="float" office:value="0.018246" calcext:value-type="float">
            <text:p>0,018246</text:p>
          </table:table-cell>
          <table:table-cell office:value-type="float" office:value="719333" calcext:value-type="float">
            <text:p>719333</text:p>
          </table:table-cell>
          <table:table-cell office:value-type="float" office:value="54.5816" calcext:value-type="float">
            <text:p>54,5816</text:p>
          </table:table-cell>
          <table:table-cell table:formula="of:=[.C55]-[.C54]" office:value-type="float" office:value="0.000269999999999999" calcext:value-type="float">
            <text:p>0,0002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8984" calcext:value-type="float">
            <text:p>0,018984</text:p>
          </table:table-cell>
          <table:table-cell office:value-type="float" office:value="0.018515" calcext:value-type="float">
            <text:p>0,018515</text:p>
          </table:table-cell>
          <table:table-cell office:value-type="float" office:value="732395" calcext:value-type="float">
            <text:p>732395</text:p>
          </table:table-cell>
          <table:table-cell office:value-type="float" office:value="54.5021" calcext:value-type="float">
            <text:p>54,5021</text:p>
          </table:table-cell>
          <table:table-cell table:formula="of:=[.C56]-[.C55]" office:value-type="float" office:value="0.000269000000000002" calcext:value-type="float">
            <text:p>0,00026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9252" calcext:value-type="float">
            <text:p>0,019252</text:p>
          </table:table-cell>
          <table:table-cell office:value-type="float" office:value="0.018783" calcext:value-type="float">
            <text:p>0,018783</text:p>
          </table:table-cell>
          <table:table-cell office:value-type="float" office:value="745464" calcext:value-type="float">
            <text:p>745464</text:p>
          </table:table-cell>
          <table:table-cell office:value-type="float" office:value="54.5523" calcext:value-type="float">
            <text:p>54,5523</text:p>
          </table:table-cell>
          <table:table-cell table:formula="of:=[.C57]-[.C56]" office:value-type="float" office:value="0.000267999999999997" calcext:value-type="float">
            <text:p>0,00026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52" calcext:value-type="float">
            <text:p>0,01952</text:p>
          </table:table-cell>
          <table:table-cell office:value-type="float" office:value="0.019052" calcext:value-type="float">
            <text:p>0,019052</text:p>
          </table:table-cell>
          <table:table-cell office:value-type="float" office:value="758529" calcext:value-type="float">
            <text:p>758529</text:p>
          </table:table-cell>
          <table:table-cell office:value-type="float" office:value="54.4895" calcext:value-type="float">
            <text:p>54,4895</text:p>
          </table:table-cell>
          <table:table-cell table:formula="of:=[.C58]-[.C57]" office:value-type="float" office:value="0.000269000000000002" calcext:value-type="float">
            <text:p>0,0002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9789" calcext:value-type="float">
            <text:p>0,019789</text:p>
          </table:table-cell>
          <table:table-cell office:value-type="float" office:value="0.019321" calcext:value-type="float">
            <text:p>0,019321</text:p>
          </table:table-cell>
          <table:table-cell office:value-type="float" office:value="771625" calcext:value-type="float">
            <text:p>771625</text:p>
          </table:table-cell>
          <table:table-cell office:value-type="float" office:value="54.6234" calcext:value-type="float">
            <text:p>54,6234</text:p>
          </table:table-cell>
          <table:table-cell table:formula="of:=[.C59]-[.C58]" office:value-type="float" office:value="0.000268999999999998" calcext:value-type="float">
            <text:p>0,0002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0057" calcext:value-type="float">
            <text:p>0,020057</text:p>
          </table:table-cell>
          <table:table-cell office:value-type="float" office:value="0.019588" calcext:value-type="float">
            <text:p>0,019588</text:p>
          </table:table-cell>
          <table:table-cell office:value-type="float" office:value="784711" calcext:value-type="float">
            <text:p>784711</text:p>
          </table:table-cell>
          <table:table-cell office:value-type="float" office:value="54.5816" calcext:value-type="float">
            <text:p>54,5816</text:p>
          </table:table-cell>
          <table:table-cell table:formula="of:=[.C60]-[.C59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0326" calcext:value-type="float">
            <text:p>0,020326</text:p>
          </table:table-cell>
          <table:table-cell office:value-type="float" office:value="0.019857" calcext:value-type="float">
            <text:p>0,019857</text:p>
          </table:table-cell>
          <table:table-cell office:value-type="float" office:value="797805" calcext:value-type="float">
            <text:p>797805</text:p>
          </table:table-cell>
          <table:table-cell office:value-type="float" office:value="54636" calcext:value-type="float">
            <text:p>54636</text:p>
          </table:table-cell>
          <table:table-cell table:formula="of:=[.C61]-[.C60]" office:value-type="float" office:value="0.000269000000000002" calcext:value-type="float">
            <text:p>0,00026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0595" calcext:value-type="float">
            <text:p>0,020595</text:p>
          </table:table-cell>
          <table:table-cell office:value-type="float" office:value="0.020126" calcext:value-type="float">
            <text:p>0,020126</text:p>
          </table:table-cell>
          <table:table-cell office:value-type="float" office:value="810860" calcext:value-type="float">
            <text:p>810860</text:p>
          </table:table-cell>
          <table:table-cell office:value-type="float" office:value="54225" calcext:value-type="float">
            <text:p>54225</text:p>
          </table:table-cell>
          <table:table-cell table:formula="of:=[.C62]-[.C61]" office:value-type="float" office:value="0.000268999999999998" calcext:value-type="float">
            <text:p>0,00026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0898" calcext:value-type="float">
            <text:p>0,020898</text:p>
          </table:table-cell>
          <table:table-cell office:value-type="float" office:value="0.020429" calcext:value-type="float">
            <text:p>0,020429</text:p>
          </table:table-cell>
          <table:table-cell office:value-type="float" office:value="823874" calcext:value-type="float">
            <text:p>823874</text:p>
          </table:table-cell>
          <table:table-cell office:value-type="float" office:value="47.3467" calcext:value-type="float">
            <text:p>47,3467</text:p>
          </table:table-cell>
          <table:table-cell table:formula="of:=[.C63]-[.C62]" office:value-type="float" office:value="0.000303000000000001" calcext:value-type="float">
            <text:p>0,0003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1182" calcext:value-type="float">
            <text:p>0,021182</text:p>
          </table:table-cell>
          <table:table-cell office:value-type="float" office:value="0.020713" calcext:value-type="float">
            <text:p>0,020713</text:p>
          </table:table-cell>
          <table:table-cell office:value-type="float" office:value="836984" calcext:value-type="float">
            <text:p>836984</text:p>
          </table:table-cell>
          <table:table-cell office:value-type="float" office:value="51881" calcext:value-type="float">
            <text:p>51881</text:p>
          </table:table-cell>
          <table:table-cell table:formula="of:=[.C64]-[.C63]" office:value-type="float" office:value="0.000283999999999999" calcext:value-type="float">
            <text:p>0,00028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1456" calcext:value-type="float">
            <text:p>0,021456</text:p>
          </table:table-cell>
          <table:table-cell office:value-type="float" office:value="0.020987" calcext:value-type="float">
            <text:p>0,020987</text:p>
          </table:table-cell>
          <table:table-cell office:value-type="float" office:value="850087" calcext:value-type="float">
            <text:p>850087</text:p>
          </table:table-cell>
          <table:table-cell office:value-type="float" office:value="54.4458" calcext:value-type="float">
            <text:p>54,4458</text:p>
          </table:table-cell>
          <table:table-cell table:formula="of:=[.C65]-[.C64]" office:value-type="float" office:value="0.000274" calcext:value-type="float">
            <text:p>0,00027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1725" calcext:value-type="float">
            <text:p>0,021725</text:p>
          </table:table-cell>
          <table:table-cell office:value-type="float" office:value="0.021256" calcext:value-type="float">
            <text:p>0,021256</text:p>
          </table:table-cell>
          <table:table-cell office:value-type="float" office:value="863166" calcext:value-type="float">
            <text:p>863166</text:p>
          </table:table-cell>
          <table:table-cell office:value-type="float" office:value="54.5523" calcext:value-type="float">
            <text:p>54,5523</text:p>
          </table:table-cell>
          <table:table-cell table:formula="of:=[.C66]-[.C65]" office:value-type="float" office:value="0.000269000000000002" calcext:value-type="float">
            <text:p>0,0002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1994" calcext:value-type="float">
            <text:p>0,021994</text:p>
          </table:table-cell>
          <table:table-cell office:value-type="float" office:value="0.021524" calcext:value-type="float">
            <text:p>0,021524</text:p>
          </table:table-cell>
          <table:table-cell office:value-type="float" office:value="876237" calcext:value-type="float">
            <text:p>876237</text:p>
          </table:table-cell>
          <table:table-cell office:value-type="float" office:value="54.7479" calcext:value-type="float">
            <text:p>54,7479</text:p>
          </table:table-cell>
          <table:table-cell table:formula="of:=[.C67]-[.C66]" office:value-type="float" office:value="0.000267999999999997" calcext:value-type="float">
            <text:p>0,0002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262" calcext:value-type="float">
            <text:p>0,022262</text:p>
          </table:table-cell>
          <table:table-cell office:value-type="float" office:value="0.021793" calcext:value-type="float">
            <text:p>0,021793</text:p>
          </table:table-cell>
          <table:table-cell office:value-type="float" office:value="889324" calcext:value-type="float">
            <text:p>889324</text:p>
          </table:table-cell>
          <table:table-cell office:value-type="float" office:value="54.5816" calcext:value-type="float">
            <text:p>54,5816</text:p>
          </table:table-cell>
          <table:table-cell table:formula="of:=[.C68]-[.C67]" office:value-type="float" office:value="0.000269000000000002" calcext:value-type="float">
            <text:p>0,0002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253" calcext:value-type="float">
            <text:p>0,02253</text:p>
          </table:table-cell>
          <table:table-cell office:value-type="float" office:value="0.022061" calcext:value-type="float">
            <text:p>0,022061</text:p>
          </table:table-cell>
          <table:table-cell office:value-type="float" office:value="902363" calcext:value-type="float">
            <text:p>902363</text:p>
          </table:table-cell>
          <table:table-cell office:value-type="float" office:value="54.4059" calcext:value-type="float">
            <text:p>54,4059</text:p>
          </table:table-cell>
          <table:table-cell table:formula="of:=[.C69]-[.C68]" office:value-type="float" office:value="0.000267999999999997" calcext:value-type="float">
            <text:p>0,0002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798" calcext:value-type="float">
            <text:p>0,022798</text:p>
          </table:table-cell>
          <table:table-cell office:value-type="float" office:value="0.022329" calcext:value-type="float">
            <text:p>0,022329</text:p>
          </table:table-cell>
          <table:table-cell office:value-type="float" office:value="915467" calcext:value-type="float">
            <text:p>915467</text:p>
          </table:table-cell>
          <table:table-cell office:value-type="float" office:value="54.6778" calcext:value-type="float">
            <text:p>54,6778</text:p>
          </table:table-cell>
          <table:table-cell table:formula="of:=[.C70]-[.C69]" office:value-type="float" office:value="0.000268000000000001" calcext:value-type="float">
            <text:p>0,00026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066" calcext:value-type="float">
            <text:p>0,023066</text:p>
          </table:table-cell>
          <table:table-cell office:value-type="float" office:value="0.022596" calcext:value-type="float">
            <text:p>0,022596</text:p>
          </table:table-cell>
          <table:table-cell office:value-type="float" office:value="928549" calcext:value-type="float">
            <text:p>928549</text:p>
          </table:table-cell>
          <table:table-cell office:value-type="float" office:value="54.5649" calcext:value-type="float">
            <text:p>54,5649</text:p>
          </table:table-cell>
          <table:table-cell table:formula="of:=[.C71]-[.C70]" office:value-type="float" office:value="0.000267" calcext:value-type="float">
            <text:p>0,00026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3399" calcext:value-type="float">
            <text:p>0,023399</text:p>
          </table:table-cell>
          <table:table-cell office:value-type="float" office:value="0.02293" calcext:value-type="float">
            <text:p>0,02293</text:p>
          </table:table-cell>
          <table:table-cell office:value-type="float" office:value="941561" calcext:value-type="float">
            <text:p>941561</text:p>
          </table:table-cell>
          <table:table-cell office:value-type="float" office:value="42.5279" calcext:value-type="float">
            <text:p>42,5279</text:p>
          </table:table-cell>
          <table:table-cell table:formula="of:=[.C72]-[.C71]" office:value-type="float" office:value="0.000334000000000004" calcext:value-type="float">
            <text:p>0,00033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3675" calcext:value-type="float">
            <text:p>0,023675</text:p>
          </table:table-cell>
          <table:table-cell office:value-type="float" office:value="0.023206" calcext:value-type="float">
            <text:p>0,023206</text:p>
          </table:table-cell>
          <table:table-cell office:value-type="float" office:value="954646" calcext:value-type="float">
            <text:p>954646</text:p>
          </table:table-cell>
          <table:table-cell office:value-type="float" office:value="54.35" calcext:value-type="float">
            <text:p>54,35</text:p>
          </table:table-cell>
          <table:table-cell table:formula="of:=[.C73]-[.C72]" office:value-type="float" office:value="0.000275999999999995" calcext:value-type="float">
            <text:p>0,00027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3945" calcext:value-type="float">
            <text:p>0,023945</text:p>
          </table:table-cell>
          <table:table-cell office:value-type="float" office:value="0.023476" calcext:value-type="float">
            <text:p>0,023476</text:p>
          </table:table-cell>
          <table:table-cell office:value-type="float" office:value="967716" calcext:value-type="float">
            <text:p>967716</text:p>
          </table:table-cell>
          <table:table-cell office:value-type="float" office:value="54.2875" calcext:value-type="float">
            <text:p>54,2875</text:p>
          </table:table-cell>
          <table:table-cell table:formula="of:=[.C74]-[.C73]" office:value-type="float" office:value="0.000270000000000003" calcext:value-type="float">
            <text:p>0,0002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4214" calcext:value-type="float">
            <text:p>0,024214</text:p>
          </table:table-cell>
          <table:table-cell office:value-type="float" office:value="0.023745" calcext:value-type="float">
            <text:p>0,023745</text:p>
          </table:table-cell>
          <table:table-cell office:value-type="float" office:value="980793" calcext:value-type="float">
            <text:p>980793</text:p>
          </table:table-cell>
          <table:table-cell office:value-type="float" office:value="54.5439" calcext:value-type="float">
            <text:p>54,5439</text:p>
          </table:table-cell>
          <table:table-cell table:formula="of:=[.C75]-[.C74]" office:value-type="float" office:value="0.000268999999999998" calcext:value-type="float">
            <text:p>0,00026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4482" calcext:value-type="float">
            <text:p>0,024482</text:p>
          </table:table-cell>
          <table:table-cell office:value-type="float" office:value="0.024013" calcext:value-type="float">
            <text:p>0,024013</text:p>
          </table:table-cell>
          <table:table-cell office:value-type="float" office:value="993878" calcext:value-type="float">
            <text:p>993878</text:p>
          </table:table-cell>
          <table:table-cell office:value-type="float" office:value="54.8067" calcext:value-type="float">
            <text:p>54,8067</text:p>
          </table:table-cell>
          <table:table-cell table:formula="of:=[.C76]-[.C75]" office:value-type="float" office:value="0.000268000000000001" calcext:value-type="float">
            <text:p>0,00026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4751" calcext:value-type="float">
            <text:p>0,024751</text:p>
          </table:table-cell>
          <table:table-cell office:value-type="float" office:value="0.024281" calcext:value-type="float">
            <text:p>0,024281</text:p>
          </table:table-cell>
          <table:table-cell office:value-type="float" office:value="1007000" calcext:value-type="float">
            <text:p>1007000</text:p>
          </table:table-cell>
          <table:table-cell office:value-type="float" office:value="54979" calcext:value-type="float">
            <text:p>54979</text:p>
          </table:table-cell>
          <table:table-cell table:formula="of:=[.C77]-[.C76]" office:value-type="float" office:value="0.000268000000000001" calcext:value-type="float">
            <text:p>0,00026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502" calcext:value-type="float">
            <text:p>0,02502</text:p>
          </table:table-cell>
          <table:table-cell office:value-type="float" office:value="0.02455" calcext:value-type="float">
            <text:p>0,02455</text:p>
          </table:table-cell>
          <table:table-cell office:value-type="float" office:value="1020091" calcext:value-type="float">
            <text:p>1020091</text:p>
          </table:table-cell>
          <table:table-cell office:value-type="float" office:value="54.5983" calcext:value-type="float">
            <text:p>54,5983</text:p>
          </table:table-cell>
          <table:table-cell table:formula="of:=[.C78]-[.C77]" office:value-type="float" office:value="0.000269000000000002" calcext:value-type="float">
            <text:p>0,00026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5301" calcext:value-type="float">
            <text:p>0,025301</text:p>
          </table:table-cell>
          <table:table-cell office:value-type="float" office:value="0.024832" calcext:value-type="float">
            <text:p>0,024832</text:p>
          </table:table-cell>
          <table:table-cell office:value-type="float" office:value="1033187" calcext:value-type="float">
            <text:p>1033187</text:p>
          </table:table-cell>
          <table:table-cell office:value-type="float" office:value="51.8016" calcext:value-type="float">
            <text:p>51,8016</text:p>
          </table:table-cell>
          <table:table-cell table:formula="of:=[.C79]-[.C78]" office:value-type="float" office:value="0.000281999999999997" calcext:value-type="float">
            <text:p>0,00028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5557" calcext:value-type="float">
            <text:p>0,025557</text:p>
          </table:table-cell>
          <table:table-cell office:value-type="float" office:value="0.025088" calcext:value-type="float">
            <text:p>0,025088</text:p>
          </table:table-cell>
          <table:table-cell office:value-type="float" office:value="1046240" calcext:value-type="float">
            <text:p>1046240</text:p>
          </table:table-cell>
          <table:table-cell office:value-type="float" office:value="57.8711" calcext:value-type="float">
            <text:p>57,8711</text:p>
          </table:table-cell>
          <table:table-cell table:formula="of:=[.C80]-[.C79]" office:value-type="float" office:value="0.000255999999999999" calcext:value-type="float">
            <text:p>0,0002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809" calcext:value-type="float">
            <text:p>0,025809</text:p>
          </table:table-cell>
          <table:table-cell office:value-type="float" office:value="0.025339" calcext:value-type="float">
            <text:p>0,025339</text:p>
          </table:table-cell>
          <table:table-cell office:value-type="float" office:value="1059338" calcext:value-type="float">
            <text:p>1059338</text:p>
          </table:table-cell>
          <table:table-cell office:value-type="float" office:value="58.3527" calcext:value-type="float">
            <text:p>58,3527</text:p>
          </table:table-cell>
          <table:table-cell table:formula="of:=[.C81]-[.C80]" office:value-type="float" office:value="0.000251000000000001" calcext:value-type="float">
            <text:p>0,0002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6061" calcext:value-type="float">
            <text:p>0,026061</text:p>
          </table:table-cell>
          <table:table-cell office:value-type="float" office:value="0.025592" calcext:value-type="float">
            <text:p>0,025592</text:p>
          </table:table-cell>
          <table:table-cell office:value-type="float" office:value="1072426" calcext:value-type="float">
            <text:p>1072426</text:p>
          </table:table-cell>
          <table:table-cell office:value-type="float" office:value="57.9822" calcext:value-type="float">
            <text:p>57,9822</text:p>
          </table:table-cell>
          <table:table-cell table:formula="of:=[.C82]-[.C81]" office:value-type="float" office:value="0.000253" calcext:value-type="float">
            <text:p>0,00025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6315" calcext:value-type="float">
            <text:p>0,026315</text:p>
          </table:table-cell>
          <table:table-cell office:value-type="float" office:value="0.025846" calcext:value-type="float">
            <text:p>0,025846</text:p>
          </table:table-cell>
          <table:table-cell office:value-type="float" office:value="1085477" calcext:value-type="float">
            <text:p>1085477</text:p>
          </table:table-cell>
          <table:table-cell office:value-type="float" office:value="57.8178" calcext:value-type="float">
            <text:p>57,8178</text:p>
          </table:table-cell>
          <table:table-cell table:formula="of:=[.C83]-[.C82]" office:value-type="float" office:value="0.000253999999999997" calcext:value-type="float">
            <text:p>0,0002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6567" calcext:value-type="float">
            <text:p>0,026567</text:p>
          </table:table-cell>
          <table:table-cell office:value-type="float" office:value="0.026098" calcext:value-type="float">
            <text:p>0,026098</text:p>
          </table:table-cell>
          <table:table-cell office:value-type="float" office:value="1098558" calcext:value-type="float">
            <text:p>1098558</text:p>
          </table:table-cell>
          <table:table-cell office:value-type="float" office:value="58.2098" calcext:value-type="float">
            <text:p>58,2098</text:p>
          </table:table-cell>
          <table:table-cell table:formula="of:=[.C84]-[.C83]" office:value-type="float" office:value="0.000252000000000002" calcext:value-type="float">
            <text:p>0,00025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6819" calcext:value-type="float">
            <text:p>0,026819</text:p>
          </table:table-cell>
          <table:table-cell office:value-type="float" office:value="0.02635" calcext:value-type="float">
            <text:p>0,02635</text:p>
          </table:table-cell>
          <table:table-cell office:value-type="float" office:value="1111623" calcext:value-type="float">
            <text:p>1111623</text:p>
          </table:table-cell>
          <table:table-cell office:value-type="float" office:value="57.9022" calcext:value-type="float">
            <text:p>57,9022</text:p>
          </table:table-cell>
          <table:table-cell table:formula="of:=[.C85]-[.C84]" office:value-type="float" office:value="0.000252000000000002" calcext:value-type="float">
            <text:p>0,00025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0061" calcext:value-type="float">
            <text:p>0,030061</text:p>
          </table:table-cell>
          <table:table-cell office:value-type="float" office:value="0.029592" calcext:value-type="float">
            <text:p>0,029592</text:p>
          </table:table-cell>
          <table:table-cell office:value-type="float" office:value="1124522" calcext:value-type="float">
            <text:p>1124522</text:p>
          </table:table-cell>
          <table:table-cell office:value-type="float" office:value="4.00685" calcext:value-type="float">
            <text:p>4,00685</text:p>
          </table:table-cell>
          <table:table-cell table:formula="of:=[.C86]-[.C85]" office:value-type="float" office:value="0.003242" calcext:value-type="float">
            <text:p>0,00324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0358" calcext:value-type="float">
            <text:p>0,030358</text:p>
          </table:table-cell>
          <table:table-cell office:value-type="float" office:value="0.029888" calcext:value-type="float">
            <text:p>0,029888</text:p>
          </table:table-cell>
          <table:table-cell office:value-type="float" office:value="1137681" calcext:value-type="float">
            <text:p>1137681</text:p>
          </table:table-cell>
          <table:table-cell office:value-type="float" office:value="58.1637" calcext:value-type="float">
            <text:p>58,1637</text:p>
          </table:table-cell>
          <table:table-cell table:formula="of:=[.C87]-[.C86]" office:value-type="float" office:value="0.000295999999999998" calcext:value-type="float">
            <text:p>0,00029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0639" calcext:value-type="float">
            <text:p>0,030639</text:p>
          </table:table-cell>
          <table:table-cell office:value-type="float" office:value="0.030169" calcext:value-type="float">
            <text:p>0,030169</text:p>
          </table:table-cell>
          <table:table-cell office:value-type="float" office:value="1150762" calcext:value-type="float">
            <text:p>1150762</text:p>
          </table:table-cell>
          <table:table-cell office:value-type="float" office:value="54.1162" calcext:value-type="float">
            <text:p>54,1162</text:p>
          </table:table-cell>
          <table:table-cell table:formula="of:=[.C88]-[.C87]" office:value-type="float" office:value="0.000281" calcext:value-type="float">
            <text:p>0,00028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0902" calcext:value-type="float">
            <text:p>0,030902</text:p>
          </table:table-cell>
          <table:table-cell office:value-type="float" office:value="0.030432" calcext:value-type="float">
            <text:p>0,030432</text:p>
          </table:table-cell>
          <table:table-cell office:value-type="float" office:value="1163842" calcext:value-type="float">
            <text:p>1163842</text:p>
          </table:table-cell>
          <table:table-cell office:value-type="float" office:value="56.9607" calcext:value-type="float">
            <text:p>56,9607</text:p>
          </table:table-cell>
          <table:table-cell table:formula="of:=[.C89]-[.C88]" office:value-type="float" office:value="0.000262999999999999" calcext:value-type="float">
            <text:p>0,00026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1163" calcext:value-type="float">
            <text:p>0,031163</text:p>
          </table:table-cell>
          <table:table-cell office:value-type="float" office:value="0.030693" calcext:value-type="float">
            <text:p>0,030693</text:p>
          </table:table-cell>
          <table:table-cell office:value-type="float" office:value="1176950" calcext:value-type="float">
            <text:p>1176950</text:p>
          </table:table-cell>
          <table:table-cell office:value-type="float" office:value="56.8348" calcext:value-type="float">
            <text:p>56,8348</text:p>
          </table:table-cell>
          <table:table-cell table:formula="of:=[.C90]-[.C89]" office:value-type="float" office:value="0.000261000000000001" calcext:value-type="float">
            <text:p>0,00026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42" calcext:value-type="float">
            <text:p>0,03142</text:p>
          </table:table-cell>
          <table:table-cell office:value-type="float" office:value="0.03095" calcext:value-type="float">
            <text:p>0,03095</text:p>
          </table:table-cell>
          <table:table-cell office:value-type="float" office:value="1190011" calcext:value-type="float">
            <text:p>1190011</text:p>
          </table:table-cell>
          <table:table-cell office:value-type="float" office:value="57.8622" calcext:value-type="float">
            <text:p>57,8622</text:p>
          </table:table-cell>
          <table:table-cell table:formula="of:=[.C91]-[.C90]" office:value-type="float" office:value="0.000257000000000004" calcext:value-type="float">
            <text:p>0,00025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1672" calcext:value-type="float">
            <text:p>0,031672</text:p>
          </table:table-cell>
          <table:table-cell office:value-type="float" office:value="0.031202" calcext:value-type="float">
            <text:p>0,031202</text:p>
          </table:table-cell>
          <table:table-cell office:value-type="float" office:value="1203091" calcext:value-type="float">
            <text:p>1203091</text:p>
          </table:table-cell>
          <table:table-cell office:value-type="float" office:value="58.2054" calcext:value-type="float">
            <text:p>58,2054</text:p>
          </table:table-cell>
          <table:table-cell table:formula="of:=[.C92]-[.C91]" office:value-type="float" office:value="0.000251999999999995" calcext:value-type="float">
            <text:p>0,00025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1924" calcext:value-type="float">
            <text:p>0,031924</text:p>
          </table:table-cell>
          <table:table-cell office:value-type="float" office:value="0.031455" calcext:value-type="float">
            <text:p>0,031455</text:p>
          </table:table-cell>
          <table:table-cell office:value-type="float" office:value="1216185" calcext:value-type="float">
            <text:p>1216185</text:p>
          </table:table-cell>
          <table:table-cell office:value-type="float" office:value="58.0311" calcext:value-type="float">
            <text:p>58,0311</text:p>
          </table:table-cell>
          <table:table-cell table:formula="of:=[.C93]-[.C92]" office:value-type="float" office:value="0.000253" calcext:value-type="float">
            <text:p>0,0002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2176" calcext:value-type="float">
            <text:p>0,032176</text:p>
          </table:table-cell>
          <table:table-cell office:value-type="float" office:value="0.031706" calcext:value-type="float">
            <text:p>0,031706</text:p>
          </table:table-cell>
          <table:table-cell office:value-type="float" office:value="1229239" calcext:value-type="float">
            <text:p>1229239</text:p>
          </table:table-cell>
          <table:table-cell office:value-type="float" office:value="58.1786" calcext:value-type="float">
            <text:p>58,1786</text:p>
          </table:table-cell>
          <table:table-cell table:formula="of:=[.C94]-[.C93]" office:value-type="float" office:value="0.000251000000000001" calcext:value-type="float">
            <text:p>0,0002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2428" calcext:value-type="float">
            <text:p>0,032428</text:p>
          </table:table-cell>
          <table:table-cell office:value-type="float" office:value="0.031958" calcext:value-type="float">
            <text:p>0,031958</text:p>
          </table:table-cell>
          <table:table-cell office:value-type="float" office:value="1242345" calcext:value-type="float">
            <text:p>1242345</text:p>
          </table:table-cell>
          <table:table-cell office:value-type="float" office:value="58.3214" calcext:value-type="float">
            <text:p>58,3214</text:p>
          </table:table-cell>
          <table:table-cell table:formula="of:=[.C95]-[.C94]" office:value-type="float" office:value="0.000252000000000002" calcext:value-type="float">
            <text:p>0,00025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2679" calcext:value-type="float">
            <text:p>0,032679</text:p>
          </table:table-cell>
          <table:table-cell office:value-type="float" office:value="0.032209" calcext:value-type="float">
            <text:p>0,032209</text:p>
          </table:table-cell>
          <table:table-cell office:value-type="float" office:value="1255377" calcext:value-type="float">
            <text:p>1255377</text:p>
          </table:table-cell>
          <table:table-cell office:value-type="float" office:value="58.0134" calcext:value-type="float">
            <text:p>58,0134</text:p>
          </table:table-cell>
          <table:table-cell table:formula="of:=[.C96]-[.C95]" office:value-type="float" office:value="0.000251000000000001" calcext:value-type="float">
            <text:p>0,00025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2931" calcext:value-type="float">
            <text:p>0,032931</text:p>
          </table:table-cell>
          <table:table-cell office:value-type="float" office:value="0.032461" calcext:value-type="float">
            <text:p>0,032461</text:p>
          </table:table-cell>
          <table:table-cell office:value-type="float" office:value="1268474" calcext:value-type="float">
            <text:p>1268474</text:p>
          </table:table-cell>
          <table:table-cell office:value-type="float" office:value="58.3214" calcext:value-type="float">
            <text:p>58,3214</text:p>
          </table:table-cell>
          <table:table-cell table:formula="of:=[.C97]-[.C96]" office:value-type="float" office:value="0.000251999999999995" calcext:value-type="float">
            <text:p>0,00025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3221" calcext:value-type="float">
            <text:p>0,033221</text:p>
          </table:table-cell>
          <table:table-cell office:value-type="float" office:value="0.032751" calcext:value-type="float">
            <text:p>0,032751</text:p>
          </table:table-cell>
          <table:table-cell office:value-type="float" office:value="1281586" calcext:value-type="float">
            <text:p>1281586</text:p>
          </table:table-cell>
          <table:table-cell office:value-type="float" office:value="49.9046" calcext:value-type="float">
            <text:p>49,9046</text:p>
          </table:table-cell>
          <table:table-cell table:formula="of:=[.C98]-[.C97]" office:value-type="float" office:value="0.000289999999999999" calcext:value-type="float">
            <text:p>0,000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3476" calcext:value-type="float">
            <text:p>0,033476</text:p>
          </table:table-cell>
          <table:table-cell office:value-type="float" office:value="0.033006" calcext:value-type="float">
            <text:p>0,033006</text:p>
          </table:table-cell>
          <table:table-cell office:value-type="float" office:value="1294649" calcext:value-type="float">
            <text:p>1294649</text:p>
          </table:table-cell>
          <table:table-cell office:value-type="float" office:value="58.1562" calcext:value-type="float">
            <text:p>58,1562</text:p>
          </table:table-cell>
          <table:table-cell table:formula="of:=[.C99]-[.C98]" office:value-type="float" office:value="0.000255000000000005" calcext:value-type="float">
            <text:p>0,00025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3728" calcext:value-type="float">
            <text:p>0,033728</text:p>
          </table:table-cell>
          <table:table-cell office:value-type="float" office:value="0.033258" calcext:value-type="float">
            <text:p>0,033258</text:p>
          </table:table-cell>
          <table:table-cell office:value-type="float" office:value="1307702" calcext:value-type="float">
            <text:p>1307702</text:p>
          </table:table-cell>
          <table:table-cell office:value-type="float" office:value="58.1071" calcext:value-type="float">
            <text:p>58,1071</text:p>
          </table:table-cell>
          <table:table-cell table:formula="of:=[.C100]-[.C99]" office:value-type="float" office:value="0.000251999999999995" calcext:value-type="float">
            <text:p>0,00025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00330868686868687" calcext:value-type="float">
            <text:p>0,0003308687</text:p>
          </table:table-cell>
          <table:table-cell table:style-name="ce2" table:formula="of:=STDEV([.F1:.F100])" office:value-type="float" office:value="0.000313076851961259" calcext:value-type="float">
            <text:p>0,0003130769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z4cpu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435" calcext:value-type="float">
            <text:p>0,005435</text:p>
          </table:table-cell>
          <table:table-cell office:value-type="float" office:value="0.004535" calcext:value-type="float">
            <text:p>0,004535</text:p>
          </table:table-cell>
          <table:table-cell office:value-type="float" office:value="9727" calcext:value-type="float">
            <text:p>9727</text:p>
          </table:table-cell>
          <table:table-cell office:value-type="float" office:value="2.14487" calcext:value-type="float">
            <text:p>2,144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,00592</text:p>
          </table:table-cell>
          <table:table-cell office:value-type="float" office:value="0.004919" calcext:value-type="float">
            <text:p>0,004919</text:p>
          </table:table-cell>
          <table:table-cell office:value-type="float" office:value="19666" calcext:value-type="float">
            <text:p>19666</text:p>
          </table:table-cell>
          <table:table-cell office:value-type="float" office:value="45412" calcext:value-type="float">
            <text:p>45412</text:p>
          </table:table-cell>
          <table:table-cell table:formula="of:=[.C2]-[.C1]" office:value-type="float" office:value="0.000384" calcext:value-type="float">
            <text:p>0,0003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221" calcext:value-type="float">
            <text:p>0,006221</text:p>
          </table:table-cell>
          <table:table-cell office:value-type="float" office:value="0.005183" calcext:value-type="float">
            <text:p>0,005183</text:p>
          </table:table-cell>
          <table:table-cell office:value-type="float" office:value="29491" calcext:value-type="float">
            <text:p>29491</text:p>
          </table:table-cell>
          <table:table-cell office:value-type="float" office:value="47.0865" calcext:value-type="float">
            <text:p>47,0865</text:p>
          </table:table-cell>
          <table:table-cell table:formula="of:=[.C3]-[.C2]" office:value-type="float" office:value="0.000264" calcext:value-type="float">
            <text:p>0,0002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86" calcext:value-type="float">
            <text:p>0,006486</text:p>
          </table:table-cell>
          <table:table-cell office:value-type="float" office:value="0.005439" calcext:value-type="float">
            <text:p>0,005439</text:p>
          </table:table-cell>
          <table:table-cell office:value-type="float" office:value="39318" calcext:value-type="float">
            <text:p>39318</text:p>
          </table:table-cell>
          <table:table-cell office:value-type="float" office:value="46.8469" calcext:value-type="float">
            <text:p>46,8469</text:p>
          </table:table-cell>
          <table:table-cell table:formula="of:=[.C4]-[.C3]" office:value-type="float" office:value="0.000255999999999999" calcext:value-type="float">
            <text:p>0,0002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363" calcext:value-type="float">
            <text:p>0,007363</text:p>
          </table:table-cell>
          <table:table-cell office:value-type="float" office:value="0.006317" calcext:value-type="float">
            <text:p>0,006317</text:p>
          </table:table-cell>
          <table:table-cell office:value-type="float" office:value="49190" calcext:value-type="float">
            <text:p>49190</text:p>
          </table:table-cell>
          <table:table-cell office:value-type="float" office:value="11.7036" calcext:value-type="float">
            <text:p>11,7036</text:p>
          </table:table-cell>
          <table:table-cell table:formula="of:=[.C5]-[.C4]" office:value-type="float" office:value="0.000878" calcext:value-type="float">
            <text:p>0,0008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616" calcext:value-type="float">
            <text:p>0,007616</text:p>
          </table:table-cell>
          <table:table-cell office:value-type="float" office:value="0.006569" calcext:value-type="float">
            <text:p>0,006569</text:p>
          </table:table-cell>
          <table:table-cell office:value-type="float" office:value="59029" calcext:value-type="float">
            <text:p>59029</text:p>
          </table:table-cell>
          <table:table-cell office:value-type="float" office:value="47.1538" calcext:value-type="float">
            <text:p>47,1538</text:p>
          </table:table-cell>
          <table:table-cell table:formula="of:=[.C6]-[.C5]" office:value-type="float" office:value="0.000252" calcext:value-type="float">
            <text:p>0,0002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854" calcext:value-type="float">
            <text:p>0,007854</text:p>
          </table:table-cell>
          <table:table-cell office:value-type="float" office:value="0.006807" calcext:value-type="float">
            <text:p>0,006807</text:p>
          </table:table-cell>
          <table:table-cell office:value-type="float" office:value="68876" calcext:value-type="float">
            <text:p>68876</text:p>
          </table:table-cell>
          <table:table-cell office:value-type="float" office:value="47.3961" calcext:value-type="float">
            <text:p>47,3961</text:p>
          </table:table-cell>
          <table:table-cell table:formula="of:=[.C7]-[.C6]" office:value-type="float" office:value="0.000238" calcext:value-type="float">
            <text:p>0,0002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092" calcext:value-type="float">
            <text:p>0,008092</text:p>
          </table:table-cell>
          <table:table-cell office:value-type="float" office:value="0.007045" calcext:value-type="float">
            <text:p>0,007045</text:p>
          </table:table-cell>
          <table:table-cell office:value-type="float" office:value="78689" calcext:value-type="float">
            <text:p>78689</text:p>
          </table:table-cell>
          <table:table-cell office:value-type="float" office:value="47.2319" calcext:value-type="float">
            <text:p>47,2319</text:p>
          </table:table-cell>
          <table:table-cell table:formula="of:=[.C8]-[.C7]" office:value-type="float" office:value="0.000238" calcext:value-type="float">
            <text:p>0,0002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8329" calcext:value-type="float">
            <text:p>0,008329</text:p>
          </table:table-cell>
          <table:table-cell office:value-type="float" office:value="0.007282" calcext:value-type="float">
            <text:p>0,007282</text:p>
          </table:table-cell>
          <table:table-cell office:value-type="float" office:value="88513" calcext:value-type="float">
            <text:p>88513</text:p>
          </table:table-cell>
          <table:table-cell office:value-type="float" office:value="47.4903" calcext:value-type="float">
            <text:p>47,4903</text:p>
          </table:table-cell>
          <table:table-cell table:formula="of:=[.C9]-[.C8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584" calcext:value-type="float">
            <text:p>0,008584</text:p>
          </table:table-cell>
          <table:table-cell office:value-type="float" office:value="0.007536" calcext:value-type="float">
            <text:p>0,007536</text:p>
          </table:table-cell>
          <table:table-cell office:value-type="float" office:value="98325" calcext:value-type="float">
            <text:p>98325</text:p>
          </table:table-cell>
          <table:table-cell office:value-type="float" office:value="43.8386" calcext:value-type="float">
            <text:p>43,8386</text:p>
          </table:table-cell>
          <table:table-cell table:formula="of:=[.C10]-[.C9]" office:value-type="float" office:value="0.000254" calcext:value-type="float">
            <text:p>0,0002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826" calcext:value-type="float">
            <text:p>0,008826</text:p>
          </table:table-cell>
          <table:table-cell office:value-type="float" office:value="0.007778" calcext:value-type="float">
            <text:p>0,007778</text:p>
          </table:table-cell>
          <table:table-cell office:value-type="float" office:value="108139" calcext:value-type="float">
            <text:p>108139</text:p>
          </table:table-cell>
          <table:table-cell office:value-type="float" office:value="47.4417" calcext:value-type="float">
            <text:p>47,4417</text:p>
          </table:table-cell>
          <table:table-cell table:formula="of:=[.C11]-[.C10]" office:value-type="float" office:value="0.000242" calcext:value-type="float">
            <text:p>0,0002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063" calcext:value-type="float">
            <text:p>0,009063</text:p>
          </table:table-cell>
          <table:table-cell office:value-type="float" office:value="0.008016" calcext:value-type="float">
            <text:p>0,008016</text:p>
          </table:table-cell>
          <table:table-cell office:value-type="float" office:value="117969" calcext:value-type="float">
            <text:p>117969</text:p>
          </table:table-cell>
          <table:table-cell office:value-type="float" office:value="47.5194" calcext:value-type="float">
            <text:p>47,5194</text:p>
          </table:table-cell>
          <table:table-cell table:formula="of:=[.C12]-[.C11]" office:value-type="float" office:value="0.000237999999999999" calcext:value-type="float">
            <text:p>0,0002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08253" calcext:value-type="float">
            <text:p>0,008253</text:p>
          </table:table-cell>
          <table:table-cell office:value-type="float" office:value="127785" calcext:value-type="float">
            <text:p>127785</text:p>
          </table:table-cell>
          <table:table-cell office:value-type="float" office:value="47.2222" calcext:value-type="float">
            <text:p>47,2222</text:p>
          </table:table-cell>
          <table:table-cell table:formula="of:=[.C13]-[.C12]" office:value-type="float" office:value="0.000237000000000001" calcext:value-type="float">
            <text:p>0,0002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37" calcext:value-type="float">
            <text:p>0,009537</text:p>
          </table:table-cell>
          <table:table-cell office:value-type="float" office:value="0.00849" calcext:value-type="float">
            <text:p>0,00849</text:p>
          </table:table-cell>
          <table:table-cell office:value-type="float" office:value="137593" calcext:value-type="float">
            <text:p>137593</text:p>
          </table:table-cell>
          <table:table-cell office:value-type="float" office:value="47.1836" calcext:value-type="float">
            <text:p>47,1836</text:p>
          </table:table-cell>
          <table:table-cell table:formula="of:=[.C14]-[.C13]" office:value-type="float" office:value="0.000237000000000001" calcext:value-type="float">
            <text:p>0,0002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774" calcext:value-type="float">
            <text:p>0,009774</text:p>
          </table:table-cell>
          <table:table-cell office:value-type="float" office:value="0.008727" calcext:value-type="float">
            <text:p>0,008727</text:p>
          </table:table-cell>
          <table:table-cell office:value-type="float" office:value="147437" calcext:value-type="float">
            <text:p>147437</text:p>
          </table:table-cell>
          <table:table-cell office:value-type="float" office:value="47.5874" calcext:value-type="float">
            <text:p>47,5874</text:p>
          </table:table-cell>
          <table:table-cell table:formula="of:=[.C15]-[.C14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0011" calcext:value-type="float">
            <text:p>0,010011</text:p>
          </table:table-cell>
          <table:table-cell office:value-type="float" office:value="0.008964" calcext:value-type="float">
            <text:p>0,008964</text:p>
          </table:table-cell>
          <table:table-cell office:value-type="float" office:value="157279" calcext:value-type="float">
            <text:p>157279</text:p>
          </table:table-cell>
          <table:table-cell office:value-type="float" office:value="47.3478" calcext:value-type="float">
            <text:p>47,3478</text:p>
          </table:table-cell>
          <table:table-cell table:formula="of:=[.C16]-[.C15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248" calcext:value-type="float">
            <text:p>0,010248</text:p>
          </table:table-cell>
          <table:table-cell office:value-type="float" office:value="0.009201" calcext:value-type="float">
            <text:p>0,009201</text:p>
          </table:table-cell>
          <table:table-cell office:value-type="float" office:value="167123" calcext:value-type="float">
            <text:p>167123</text:p>
          </table:table-cell>
          <table:table-cell office:value-type="float" office:value="47.5874" calcext:value-type="float">
            <text:p>47,5874</text:p>
          </table:table-cell>
          <table:table-cell table:formula="of:=[.C17]-[.C16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485" calcext:value-type="float">
            <text:p>0,010485</text:p>
          </table:table-cell>
          <table:table-cell office:value-type="float" office:value="0.009437" calcext:value-type="float">
            <text:p>0,009437</text:p>
          </table:table-cell>
          <table:table-cell office:value-type="float" office:value="176973" calcext:value-type="float">
            <text:p>176973</text:p>
          </table:table-cell>
          <table:table-cell office:value-type="float" office:value="47.6117" calcext:value-type="float">
            <text:p>47,6117</text:p>
          </table:table-cell>
          <table:table-cell table:formula="of:=[.C18]-[.C17]" office:value-type="float" office:value="0.000236" calcext:value-type="float">
            <text:p>0,0002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0722" calcext:value-type="float">
            <text:p>0,010722</text:p>
          </table:table-cell>
          <table:table-cell office:value-type="float" office:value="0.009675" calcext:value-type="float">
            <text:p>0,009675</text:p>
          </table:table-cell>
          <table:table-cell office:value-type="float" office:value="186813" calcext:value-type="float">
            <text:p>186813</text:p>
          </table:table-cell>
          <table:table-cell office:value-type="float" office:value="47.3575" calcext:value-type="float">
            <text:p>47,3575</text:p>
          </table:table-cell>
          <table:table-cell table:formula="of:=[.C19]-[.C18]" office:value-type="float" office:value="0.000238" calcext:value-type="float">
            <text:p>0,0002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0959" calcext:value-type="float">
            <text:p>0,010959</text:p>
          </table:table-cell>
          <table:table-cell office:value-type="float" office:value="0.009912" calcext:value-type="float">
            <text:p>0,009912</text:p>
          </table:table-cell>
          <table:table-cell office:value-type="float" office:value="196654" calcext:value-type="float">
            <text:p>196654</text:p>
          </table:table-cell>
          <table:table-cell office:value-type="float" office:value="47343" calcext:value-type="float">
            <text:p>47343</text:p>
          </table:table-cell>
          <table:table-cell table:formula="of:=[.C20]-[.C19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1195" calcext:value-type="float">
            <text:p>0,011195</text:p>
          </table:table-cell>
          <table:table-cell office:value-type="float" office:value="0.010148" calcext:value-type="float">
            <text:p>0,010148</text:p>
          </table:table-cell>
          <table:table-cell office:value-type="float" office:value="206478" calcext:value-type="float">
            <text:p>206478</text:p>
          </table:table-cell>
          <table:table-cell office:value-type="float" office:value="47.4903" calcext:value-type="float">
            <text:p>47,4903</text:p>
          </table:table-cell>
          <table:table-cell table:formula="of:=[.C21]-[.C20]" office:value-type="float" office:value="0.000236" calcext:value-type="float">
            <text:p>0,0002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1433" calcext:value-type="float">
            <text:p>0,011433</text:p>
          </table:table-cell>
          <table:table-cell office:value-type="float" office:value="0.010385" calcext:value-type="float">
            <text:p>0,010385</text:p>
          </table:table-cell>
          <table:table-cell office:value-type="float" office:value="216318" calcext:value-type="float">
            <text:p>216318</text:p>
          </table:table-cell>
          <table:table-cell office:value-type="float" office:value="47.3623" calcext:value-type="float">
            <text:p>47,3623</text:p>
          </table:table-cell>
          <table:table-cell table:formula="of:=[.C22]-[.C21]" office:value-type="float" office:value="0.000237000000000001" calcext:value-type="float">
            <text:p>0,0002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1669" calcext:value-type="float">
            <text:p>0,011669</text:p>
          </table:table-cell>
          <table:table-cell office:value-type="float" office:value="0.010622" calcext:value-type="float">
            <text:p>0,010622</text:p>
          </table:table-cell>
          <table:table-cell office:value-type="float" office:value="226154" calcext:value-type="float">
            <text:p>226154</text:p>
          </table:table-cell>
          <table:table-cell office:value-type="float" office:value="47.3092" calcext:value-type="float">
            <text:p>47,3092</text:p>
          </table:table-cell>
          <table:table-cell table:formula="of:=[.C23]-[.C22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1905" calcext:value-type="float">
            <text:p>0,011905</text:p>
          </table:table-cell>
          <table:table-cell office:value-type="float" office:value="0.010858" calcext:value-type="float">
            <text:p>0,010858</text:p>
          </table:table-cell>
          <table:table-cell office:value-type="float" office:value="235998" calcext:value-type="float">
            <text:p>235998</text:p>
          </table:table-cell>
          <table:table-cell office:value-type="float" office:value="47.3768" calcext:value-type="float">
            <text:p>47,3768</text:p>
          </table:table-cell>
          <table:table-cell table:formula="of:=[.C24]-[.C23]" office:value-type="float" office:value="0.000236" calcext:value-type="float">
            <text:p>0,0002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2141" calcext:value-type="float">
            <text:p>0,012141</text:p>
          </table:table-cell>
          <table:table-cell office:value-type="float" office:value="0.011094" calcext:value-type="float">
            <text:p>0,011094</text:p>
          </table:table-cell>
          <table:table-cell office:value-type="float" office:value="245807" calcext:value-type="float">
            <text:p>245807</text:p>
          </table:table-cell>
          <table:table-cell office:value-type="float" office:value="47.4369" calcext:value-type="float">
            <text:p>47,4369</text:p>
          </table:table-cell>
          <table:table-cell table:formula="of:=[.C25]-[.C24]" office:value-type="float" office:value="0.000236" calcext:value-type="float">
            <text:p>0,00023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2378" calcext:value-type="float">
            <text:p>0,012378</text:p>
          </table:table-cell>
          <table:table-cell office:value-type="float" office:value="0.011331" calcext:value-type="float">
            <text:p>0,011331</text:p>
          </table:table-cell>
          <table:table-cell office:value-type="float" office:value="255642" calcext:value-type="float">
            <text:p>255642</text:p>
          </table:table-cell>
          <table:table-cell office:value-type="float" office:value="47314" calcext:value-type="float">
            <text:p>47314</text:p>
          </table:table-cell>
          <table:table-cell table:formula="of:=[.C26]-[.C25]" office:value-type="float" office:value="0.000236999999999999" calcext:value-type="float">
            <text:p>0,0002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3108" calcext:value-type="float">
            <text:p>0,013108</text:p>
          </table:table-cell>
          <table:table-cell office:value-type="float" office:value="0.012061" calcext:value-type="float">
            <text:p>0,012061</text:p>
          </table:table-cell>
          <table:table-cell office:value-type="float" office:value="265384" calcext:value-type="float">
            <text:p>265384</text:p>
          </table:table-cell>
          <table:table-cell office:value-type="float" office:value="13.8786" calcext:value-type="float">
            <text:p>13,8786</text:p>
          </table:table-cell>
          <table:table-cell table:formula="of:=[.C27]-[.C26]" office:value-type="float" office:value="0.00073" calcext:value-type="float">
            <text:p>0,0007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346" calcext:value-type="float">
            <text:p>0,013346</text:p>
          </table:table-cell>
          <table:table-cell office:value-type="float" office:value="0.012299" calcext:value-type="float">
            <text:p>0,012299</text:p>
          </table:table-cell>
          <table:table-cell office:value-type="float" office:value="275247" calcext:value-type="float">
            <text:p>275247</text:p>
          </table:table-cell>
          <table:table-cell office:value-type="float" office:value="50.1378" calcext:value-type="float">
            <text:p>50,1378</text:p>
          </table:table-cell>
          <table:table-cell table:formula="of:=[.C28]-[.C27]" office:value-type="float" office:value="0.000238" calcext:value-type="float">
            <text:p>0,0002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357" calcext:value-type="float">
            <text:p>0,01357</text:p>
          </table:table-cell>
          <table:table-cell office:value-type="float" office:value="0.012523" calcext:value-type="float">
            <text:p>0,012523</text:p>
          </table:table-cell>
          <table:table-cell office:value-type="float" office:value="285074" calcext:value-type="float">
            <text:p>285074</text:p>
          </table:table-cell>
          <table:table-cell office:value-type="float" office:value="50.4897" calcext:value-type="float">
            <text:p>50,4897</text:p>
          </table:table-cell>
          <table:table-cell table:formula="of:=[.C29]-[.C28]" office:value-type="float" office:value="0.000224" calcext:value-type="float">
            <text:p>0,0002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975" calcext:value-type="float">
            <text:p>0,016975</text:p>
          </table:table-cell>
          <table:table-cell office:value-type="float" office:value="0.015929" calcext:value-type="float">
            <text:p>0,015929</text:p>
          </table:table-cell>
          <table:table-cell office:value-type="float" office:value="294835" calcext:value-type="float">
            <text:p>294835</text:p>
          </table:table-cell>
          <table:table-cell office:value-type="float" office:value="2.87892" calcext:value-type="float">
            <text:p>2,87892</text:p>
          </table:table-cell>
          <table:table-cell table:formula="of:=[.C30]-[.C29]" office:value-type="float" office:value="0.003406" calcext:value-type="float">
            <text:p>0,0034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274" calcext:value-type="float">
            <text:p>0,017274</text:p>
          </table:table-cell>
          <table:table-cell office:value-type="float" office:value="0.016226" calcext:value-type="float">
            <text:p>0,016226</text:p>
          </table:table-cell>
          <table:table-cell office:value-type="float" office:value="304736" calcext:value-type="float">
            <text:p>304736</text:p>
          </table:table-cell>
          <table:table-cell office:value-type="float" office:value="46.0093" calcext:value-type="float">
            <text:p>46,0093</text:p>
          </table:table-cell>
          <table:table-cell table:formula="of:=[.C31]-[.C30]" office:value-type="float" office:value="0.000297000000000002" calcext:value-type="float">
            <text:p>0,00029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7514" calcext:value-type="float">
            <text:p>0,017514</text:p>
          </table:table-cell>
          <table:table-cell office:value-type="float" office:value="0.016466" calcext:value-type="float">
            <text:p>0,016466</text:p>
          </table:table-cell>
          <table:table-cell office:value-type="float" office:value="314544" calcext:value-type="float">
            <text:p>314544</text:p>
          </table:table-cell>
          <table:table-cell office:value-type="float" office:value="48.1872" calcext:value-type="float">
            <text:p>48,1872</text:p>
          </table:table-cell>
          <table:table-cell table:formula="of:=[.C32]-[.C31]" office:value-type="float" office:value="0.000239999999999997" calcext:value-type="float">
            <text:p>0,000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7746" calcext:value-type="float">
            <text:p>0,017746</text:p>
          </table:table-cell>
          <table:table-cell office:value-type="float" office:value="0.016698" calcext:value-type="float">
            <text:p>0,016698</text:p>
          </table:table-cell>
          <table:table-cell office:value-type="float" office:value="324385" calcext:value-type="float">
            <text:p>324385</text:p>
          </table:table-cell>
          <table:table-cell office:value-type="float" office:value="49.4899" calcext:value-type="float">
            <text:p>49,4899</text:p>
          </table:table-cell>
          <table:table-cell table:formula="of:=[.C33]-[.C32]" office:value-type="float" office:value="0.000232" calcext:value-type="float">
            <text:p>0,0002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7974" calcext:value-type="float">
            <text:p>0,017974</text:p>
          </table:table-cell>
          <table:table-cell office:value-type="float" office:value="0.016926" calcext:value-type="float">
            <text:p>0,016926</text:p>
          </table:table-cell>
          <table:table-cell office:value-type="float" office:value="334199" calcext:value-type="float">
            <text:p>334199</text:p>
          </table:table-cell>
          <table:table-cell office:value-type="float" office:value="49.3586" calcext:value-type="float">
            <text:p>49,3586</text:p>
          </table:table-cell>
          <table:table-cell table:formula="of:=[.C34]-[.C33]" office:value-type="float" office:value="0.000228000000000003" calcext:value-type="float">
            <text:p>0,0002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17152" calcext:value-type="float">
            <text:p>0,017152</text:p>
          </table:table-cell>
          <table:table-cell office:value-type="float" office:value="344028" calcext:value-type="float">
            <text:p>344028</text:p>
          </table:table-cell>
          <table:table-cell office:value-type="float" office:value="50.1949" calcext:value-type="float">
            <text:p>50,1949</text:p>
          </table:table-cell>
          <table:table-cell table:formula="of:=[.C35]-[.C34]" office:value-type="float" office:value="0.000226000000000001" calcext:value-type="float">
            <text:p>0,00022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423" calcext:value-type="float">
            <text:p>0,018423</text:p>
          </table:table-cell>
          <table:table-cell office:value-type="float" office:value="0.017376" calcext:value-type="float">
            <text:p>0,017376</text:p>
          </table:table-cell>
          <table:table-cell office:value-type="float" office:value="353843" calcext:value-type="float">
            <text:p>353843</text:p>
          </table:table-cell>
          <table:table-cell office:value-type="float" office:value="50.1487" calcext:value-type="float">
            <text:p>50,1487</text:p>
          </table:table-cell>
          <table:table-cell table:formula="of:=[.C36]-[.C35]" office:value-type="float" office:value="0.000223999999999998" calcext:value-type="float">
            <text:p>0,00022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8671" calcext:value-type="float">
            <text:p>0,018671</text:p>
          </table:table-cell>
          <table:table-cell office:value-type="float" office:value="0.017623" calcext:value-type="float">
            <text:p>0,017623</text:p>
          </table:table-cell>
          <table:table-cell office:value-type="float" office:value="363655" calcext:value-type="float">
            <text:p>363655</text:p>
          </table:table-cell>
          <table:table-cell office:value-type="float" office:value="44.6575" calcext:value-type="float">
            <text:p>44,6575</text:p>
          </table:table-cell>
          <table:table-cell table:formula="of:=[.C37]-[.C36]" office:value-type="float" office:value="0.000247000000000001" calcext:value-type="float">
            <text:p>0,00024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921" calcext:value-type="float">
            <text:p>0,018921</text:p>
          </table:table-cell>
          <table:table-cell office:value-type="float" office:value="0.017873" calcext:value-type="float">
            <text:p>0,017873</text:p>
          </table:table-cell>
          <table:table-cell office:value-type="float" office:value="373475" calcext:value-type="float">
            <text:p>373475</text:p>
          </table:table-cell>
          <table:table-cell office:value-type="float" office:value="47.9314" calcext:value-type="float">
            <text:p>47,9314</text:p>
          </table:table-cell>
          <table:table-cell table:formula="of:=[.C38]-[.C37]" office:value-type="float" office:value="0.00025" calcext:value-type="float">
            <text:p>0,00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15" calcext:value-type="float">
            <text:p>0,01915</text:p>
          </table:table-cell>
          <table:table-cell office:value-type="float" office:value="0.018102" calcext:value-type="float">
            <text:p>0,018102</text:p>
          </table:table-cell>
          <table:table-cell office:value-type="float" office:value="383303" calcext:value-type="float">
            <text:p>383303</text:p>
          </table:table-cell>
          <table:table-cell office:value-type="float" office:value="50.4742" calcext:value-type="float">
            <text:p>50,4742</text:p>
          </table:table-cell>
          <table:table-cell table:formula="of:=[.C39]-[.C38]" office:value-type="float" office:value="0.000229" calcext:value-type="float">
            <text:p>0,00022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373" calcext:value-type="float">
            <text:p>0,019373</text:p>
          </table:table-cell>
          <table:table-cell office:value-type="float" office:value="0.018325" calcext:value-type="float">
            <text:p>0,018325</text:p>
          </table:table-cell>
          <table:table-cell office:value-type="float" office:value="393140" calcext:value-type="float">
            <text:p>393140</text:p>
          </table:table-cell>
          <table:table-cell office:value-type="float" office:value="50.5206" calcext:value-type="float">
            <text:p>50,5206</text:p>
          </table:table-cell>
          <table:table-cell table:formula="of:=[.C40]-[.C39]" office:value-type="float" office:value="0.000222999999999997" calcext:value-type="float">
            <text:p>0,0002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9596" calcext:value-type="float">
            <text:p>0,019596</text:p>
          </table:table-cell>
          <table:table-cell office:value-type="float" office:value="0.018548" calcext:value-type="float">
            <text:p>0,018548</text:p>
          </table:table-cell>
          <table:table-cell office:value-type="float" office:value="402980" calcext:value-type="float">
            <text:p>402980</text:p>
          </table:table-cell>
          <table:table-cell office:value-type="float" office:value="50.5619" calcext:value-type="float">
            <text:p>50,5619</text:p>
          </table:table-cell>
          <table:table-cell table:formula="of:=[.C41]-[.C40]" office:value-type="float" office:value="0.000223000000000001" calcext:value-type="float">
            <text:p>0,00022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818" calcext:value-type="float">
            <text:p>0,019818</text:p>
          </table:table-cell>
          <table:table-cell office:value-type="float" office:value="0.01877" calcext:value-type="float">
            <text:p>0,01877</text:p>
          </table:table-cell>
          <table:table-cell office:value-type="float" office:value="412798" calcext:value-type="float">
            <text:p>412798</text:p>
          </table:table-cell>
          <table:table-cell office:value-type="float" office:value="50.4227" calcext:value-type="float">
            <text:p>50,4227</text:p>
          </table:table-cell>
          <table:table-cell table:formula="of:=[.C42]-[.C41]" office:value-type="float" office:value="0.000222000000000003" calcext:value-type="float">
            <text:p>0,00022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04" calcext:value-type="float">
            <text:p>0,02004</text:p>
          </table:table-cell>
          <table:table-cell office:value-type="float" office:value="0.018992" calcext:value-type="float">
            <text:p>0,018992</text:p>
          </table:table-cell>
          <table:table-cell office:value-type="float" office:value="422640" calcext:value-type="float">
            <text:p>422640</text:p>
          </table:table-cell>
          <table:table-cell office:value-type="float" office:value="50.5464" calcext:value-type="float">
            <text:p>50,5464</text:p>
          </table:table-cell>
          <table:table-cell table:formula="of:=[.C43]-[.C42]" office:value-type="float" office:value="0.000221999999999996" calcext:value-type="float">
            <text:p>0,00022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0262" calcext:value-type="float">
            <text:p>0,020262</text:p>
          </table:table-cell>
          <table:table-cell office:value-type="float" office:value="0.019214" calcext:value-type="float">
            <text:p>0,019214</text:p>
          </table:table-cell>
          <table:table-cell office:value-type="float" office:value="432484" calcext:value-type="float">
            <text:p>432484</text:p>
          </table:table-cell>
          <table:table-cell office:value-type="float" office:value="50.8135" calcext:value-type="float">
            <text:p>50,8135</text:p>
          </table:table-cell>
          <table:table-cell table:formula="of:=[.C44]-[.C43]" office:value-type="float" office:value="0.000222" calcext:value-type="float">
            <text:p>0,00022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0483" calcext:value-type="float">
            <text:p>0,020483</text:p>
          </table:table-cell>
          <table:table-cell office:value-type="float" office:value="0.019435" calcext:value-type="float">
            <text:p>0,019435</text:p>
          </table:table-cell>
          <table:table-cell office:value-type="float" office:value="442320" calcext:value-type="float">
            <text:p>442320</text:p>
          </table:table-cell>
          <table:table-cell office:value-type="float" office:value="50.8031" calcext:value-type="float">
            <text:p>50,8031</text:p>
          </table:table-cell>
          <table:table-cell table:formula="of:=[.C45]-[.C44]" office:value-type="float" office:value="0.000220999999999999" calcext:value-type="float">
            <text:p>0,0002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72" calcext:value-type="float">
            <text:p>0,02072</text:p>
          </table:table-cell>
          <table:table-cell office:value-type="float" office:value="0.019672" calcext:value-type="float">
            <text:p>0,019672</text:p>
          </table:table-cell>
          <table:table-cell office:value-type="float" office:value="452139" calcext:value-type="float">
            <text:p>452139</text:p>
          </table:table-cell>
          <table:table-cell office:value-type="float" office:value="46.8804" calcext:value-type="float">
            <text:p>46,8804</text:p>
          </table:table-cell>
          <table:table-cell table:formula="of:=[.C46]-[.C45]" office:value-type="float" office:value="0.000237000000000001" calcext:value-type="float">
            <text:p>0,00023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946" calcext:value-type="float">
            <text:p>0,020946</text:p>
          </table:table-cell>
          <table:table-cell office:value-type="float" office:value="0.019898" calcext:value-type="float">
            <text:p>0,019898</text:p>
          </table:table-cell>
          <table:table-cell office:value-type="float" office:value="461999" calcext:value-type="float">
            <text:p>461999</text:p>
          </table:table-cell>
          <table:table-cell office:value-type="float" office:value="50.6392" calcext:value-type="float">
            <text:p>50,6392</text:p>
          </table:table-cell>
          <table:table-cell table:formula="of:=[.C47]-[.C46]" office:value-type="float" office:value="0.000226000000000001" calcext:value-type="float">
            <text:p>0,0002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3528" calcext:value-type="float">
            <text:p>0,023528</text:p>
          </table:table-cell>
          <table:table-cell office:value-type="float" office:value="0.020128" calcext:value-type="float">
            <text:p>0,020128</text:p>
          </table:table-cell>
          <table:table-cell office:value-type="float" office:value="471755" calcext:value-type="float">
            <text:p>471755</text:p>
          </table:table-cell>
          <table:table-cell office:value-type="float" office:value="48.3532" calcext:value-type="float">
            <text:p>48,3532</text:p>
          </table:table-cell>
          <table:table-cell table:formula="of:=[.C48]-[.C47]" office:value-type="float" office:value="0.000230000000000001" calcext:value-type="float">
            <text:p>0,00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4428" calcext:value-type="float">
            <text:p>0,024428</text:p>
          </table:table-cell>
          <table:table-cell office:value-type="float" office:value="0.021029" calcext:value-type="float">
            <text:p>0,021029</text:p>
          </table:table-cell>
          <table:table-cell office:value-type="float" office:value="481610" calcext:value-type="float">
            <text:p>481610</text:p>
          </table:table-cell>
          <table:table-cell office:value-type="float" office:value="11.5595" calcext:value-type="float">
            <text:p>11,5595</text:p>
          </table:table-cell>
          <table:table-cell table:formula="of:=[.C49]-[.C48]" office:value-type="float" office:value="0.000900999999999999" calcext:value-type="float">
            <text:p>0,0009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4708" calcext:value-type="float">
            <text:p>0,024708</text:p>
          </table:table-cell>
          <table:table-cell office:value-type="float" office:value="0.021308" calcext:value-type="float">
            <text:p>0,021308</text:p>
          </table:table-cell>
          <table:table-cell office:value-type="float" office:value="491469" calcext:value-type="float">
            <text:p>491469</text:p>
          </table:table-cell>
          <table:table-cell office:value-type="float" office:value="43.68" calcext:value-type="float">
            <text:p>43,68</text:p>
          </table:table-cell>
          <table:table-cell table:formula="of:=[.C50]-[.C49]" office:value-type="float" office:value="0.000279000000000001" calcext:value-type="float">
            <text:p>0,0002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929" calcext:value-type="float">
            <text:p>0,024929</text:p>
          </table:table-cell>
          <table:table-cell office:value-type="float" office:value="0.021529" calcext:value-type="float">
            <text:p>0,021529</text:p>
          </table:table-cell>
          <table:table-cell office:value-type="float" office:value="501275" calcext:value-type="float">
            <text:p>501275</text:p>
          </table:table-cell>
          <table:table-cell office:value-type="float" office:value="53.1522" calcext:value-type="float">
            <text:p>53,1522</text:p>
          </table:table-cell>
          <table:table-cell table:formula="of:=[.C51]-[.C50]" office:value-type="float" office:value="0.000220999999999999" calcext:value-type="float">
            <text:p>0,00022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141" calcext:value-type="float">
            <text:p>0,025141</text:p>
          </table:table-cell>
          <table:table-cell office:value-type="float" office:value="0.021741" calcext:value-type="float">
            <text:p>0,021741</text:p>
          </table:table-cell>
          <table:table-cell office:value-type="float" office:value="511092" calcext:value-type="float">
            <text:p>511092</text:p>
          </table:table-cell>
          <table:table-cell office:value-type="float" office:value="53.4426" calcext:value-type="float">
            <text:p>53,4426</text:p>
          </table:table-cell>
          <table:table-cell table:formula="of:=[.C52]-[.C51]" office:value-type="float" office:value="0.000212" calcext:value-type="float">
            <text:p>0,00021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535" calcext:value-type="float">
            <text:p>0,02535</text:p>
          </table:table-cell>
          <table:table-cell office:value-type="float" office:value="0.02195" calcext:value-type="float">
            <text:p>0,02195</text:p>
          </table:table-cell>
          <table:table-cell office:value-type="float" office:value="520915" calcext:value-type="float">
            <text:p>520915</text:p>
          </table:table-cell>
          <table:table-cell office:value-type="float" office:value="53.7473" calcext:value-type="float">
            <text:p>53,7473</text:p>
          </table:table-cell>
          <table:table-cell table:formula="of:=[.C53]-[.C52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5559" calcext:value-type="float">
            <text:p>0,025559</text:p>
          </table:table-cell>
          <table:table-cell office:value-type="float" office:value="0.022159" calcext:value-type="float">
            <text:p>0,022159</text:p>
          </table:table-cell>
          <table:table-cell office:value-type="float" office:value="530763" calcext:value-type="float">
            <text:p>530763</text:p>
          </table:table-cell>
          <table:table-cell office:value-type="float" office:value="53.5902" calcext:value-type="float">
            <text:p>53,5902</text:p>
          </table:table-cell>
          <table:table-cell table:formula="of:=[.C54]-[.C53]" office:value-type="float" office:value="0.000208999999999997" calcext:value-type="float">
            <text:p>0,00020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5769" calcext:value-type="float">
            <text:p>0,025769</text:p>
          </table:table-cell>
          <table:table-cell office:value-type="float" office:value="0.022369" calcext:value-type="float">
            <text:p>0,022369</text:p>
          </table:table-cell>
          <table:table-cell office:value-type="float" office:value="540581" calcext:value-type="float">
            <text:p>540581</text:p>
          </table:table-cell>
          <table:table-cell office:value-type="float" office:value="53.4536" calcext:value-type="float">
            <text:p>53,4536</text:p>
          </table:table-cell>
          <table:table-cell table:formula="of:=[.C55]-[.C54]" office:value-type="float" office:value="0.000210000000000002" calcext:value-type="float">
            <text:p>0,000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5978" calcext:value-type="float">
            <text:p>0,025978</text:p>
          </table:table-cell>
          <table:table-cell office:value-type="float" office:value="0.022578" calcext:value-type="float">
            <text:p>0,022578</text:p>
          </table:table-cell>
          <table:table-cell office:value-type="float" office:value="550403" calcext:value-type="float">
            <text:p>550403</text:p>
          </table:table-cell>
          <table:table-cell office:value-type="float" office:value="53.4481" calcext:value-type="float">
            <text:p>53,4481</text:p>
          </table:table-cell>
          <table:table-cell table:formula="of:=[.C56]-[.C55]" office:value-type="float" office:value="0.000208999999999997" calcext:value-type="float">
            <text:p>0,00020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6187" calcext:value-type="float">
            <text:p>0,026187</text:p>
          </table:table-cell>
          <table:table-cell office:value-type="float" office:value="0.022787" calcext:value-type="float">
            <text:p>0,022787</text:p>
          </table:table-cell>
          <table:table-cell office:value-type="float" office:value="560222" calcext:value-type="float">
            <text:p>560222</text:p>
          </table:table-cell>
          <table:table-cell office:value-type="float" office:value="53459" calcext:value-type="float">
            <text:p>53459</text:p>
          </table:table-cell>
          <table:table-cell table:formula="of:=[.C57]-[.C56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6396" calcext:value-type="float">
            <text:p>0,026396</text:p>
          </table:table-cell>
          <table:table-cell office:value-type="float" office:value="0.022996" calcext:value-type="float">
            <text:p>0,022996</text:p>
          </table:table-cell>
          <table:table-cell office:value-type="float" office:value="570047" calcext:value-type="float">
            <text:p>570047</text:p>
          </table:table-cell>
          <table:table-cell office:value-type="float" office:value="53.5191" calcext:value-type="float">
            <text:p>53,5191</text:p>
          </table:table-cell>
          <table:table-cell table:formula="of:=[.C58]-[.C57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6605" calcext:value-type="float">
            <text:p>0,026605</text:p>
          </table:table-cell>
          <table:table-cell office:value-type="float" office:value="0.023205" calcext:value-type="float">
            <text:p>0,023205</text:p>
          </table:table-cell>
          <table:table-cell office:value-type="float" office:value="579879" calcext:value-type="float">
            <text:p>579879</text:p>
          </table:table-cell>
          <table:table-cell office:value-type="float" office:value="53.8242" calcext:value-type="float">
            <text:p>53,8242</text:p>
          </table:table-cell>
          <table:table-cell table:formula="of:=[.C59]-[.C58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6814" calcext:value-type="float">
            <text:p>0,026814</text:p>
          </table:table-cell>
          <table:table-cell office:value-type="float" office:value="0.023413" calcext:value-type="float">
            <text:p>0,023413</text:p>
          </table:table-cell>
          <table:table-cell office:value-type="float" office:value="589744" calcext:value-type="float">
            <text:p>589744</text:p>
          </table:table-cell>
          <table:table-cell office:value-type="float" office:value="53978" calcext:value-type="float">
            <text:p>53978</text:p>
          </table:table-cell>
          <table:table-cell table:formula="of:=[.C60]-[.C59]" office:value-type="float" office:value="0.000208" calcext:value-type="float">
            <text:p>0,00020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022" calcext:value-type="float">
            <text:p>0,027022</text:p>
          </table:table-cell>
          <table:table-cell office:value-type="float" office:value="0.023622" calcext:value-type="float">
            <text:p>0,023622</text:p>
          </table:table-cell>
          <table:table-cell office:value-type="float" office:value="599586" calcext:value-type="float">
            <text:p>599586</text:p>
          </table:table-cell>
          <table:table-cell office:value-type="float" office:value="53.5792" calcext:value-type="float">
            <text:p>53,5792</text:p>
          </table:table-cell>
          <table:table-cell table:formula="of:=[.C61]-[.C60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7231" calcext:value-type="float">
            <text:p>0,027231</text:p>
          </table:table-cell>
          <table:table-cell office:value-type="float" office:value="0.023831" calcext:value-type="float">
            <text:p>0,023831</text:p>
          </table:table-cell>
          <table:table-cell office:value-type="float" office:value="609429" calcext:value-type="float">
            <text:p>609429</text:p>
          </table:table-cell>
          <table:table-cell office:value-type="float" office:value="53.8571" calcext:value-type="float">
            <text:p>53,8571</text:p>
          </table:table-cell>
          <table:table-cell table:formula="of:=[.C62]-[.C61]" office:value-type="float" office:value="0.000208999999999997" calcext:value-type="float">
            <text:p>0,00020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7439" calcext:value-type="float">
            <text:p>0,027439</text:p>
          </table:table-cell>
          <table:table-cell office:value-type="float" office:value="0.024038" calcext:value-type="float">
            <text:p>0,024038</text:p>
          </table:table-cell>
          <table:table-cell office:value-type="float" office:value="619250" calcext:value-type="float">
            <text:p>619250</text:p>
          </table:table-cell>
          <table:table-cell office:value-type="float" office:value="54.0608" calcext:value-type="float">
            <text:p>54,0608</text:p>
          </table:table-cell>
          <table:table-cell table:formula="of:=[.C63]-[.C62]" office:value-type="float" office:value="0.000207000000000002" calcext:value-type="float">
            <text:p>0,00020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7647" calcext:value-type="float">
            <text:p>0,027647</text:p>
          </table:table-cell>
          <table:table-cell office:value-type="float" office:value="0.024246" calcext:value-type="float">
            <text:p>0,024246</text:p>
          </table:table-cell>
          <table:table-cell office:value-type="float" office:value="629083" calcext:value-type="float">
            <text:p>629083</text:p>
          </table:table-cell>
          <table:table-cell office:value-type="float" office:value="53.8571" calcext:value-type="float">
            <text:p>53,8571</text:p>
          </table:table-cell>
          <table:table-cell table:formula="of:=[.C64]-[.C63]" office:value-type="float" office:value="0.000208" calcext:value-type="float">
            <text:p>0,00020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7855" calcext:value-type="float">
            <text:p>0,027855</text:p>
          </table:table-cell>
          <table:table-cell office:value-type="float" office:value="0.024455" calcext:value-type="float">
            <text:p>0,024455</text:p>
          </table:table-cell>
          <table:table-cell office:value-type="float" office:value="638907" calcext:value-type="float">
            <text:p>638907</text:p>
          </table:table-cell>
          <table:table-cell office:value-type="float" office:value="53.4863" calcext:value-type="float">
            <text:p>53,4863</text:p>
          </table:table-cell>
          <table:table-cell table:formula="of:=[.C65]-[.C64]" office:value-type="float" office:value="0.000208999999999997" calcext:value-type="float">
            <text:p>0,0002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8063" calcext:value-type="float">
            <text:p>0,028063</text:p>
          </table:table-cell>
          <table:table-cell office:value-type="float" office:value="0.024663" calcext:value-type="float">
            <text:p>0,024663</text:p>
          </table:table-cell>
          <table:table-cell office:value-type="float" office:value="648749" calcext:value-type="float">
            <text:p>648749</text:p>
          </table:table-cell>
          <table:table-cell office:value-type="float" office:value="53.8517" calcext:value-type="float">
            <text:p>53,8517</text:p>
          </table:table-cell>
          <table:table-cell table:formula="of:=[.C66]-[.C65]" office:value-type="float" office:value="0.000208" calcext:value-type="float">
            <text:p>0,0002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8272" calcext:value-type="float">
            <text:p>0,028272</text:p>
          </table:table-cell>
          <table:table-cell office:value-type="float" office:value="0.024872" calcext:value-type="float">
            <text:p>0,024872</text:p>
          </table:table-cell>
          <table:table-cell office:value-type="float" office:value="658586" calcext:value-type="float">
            <text:p>658586</text:p>
          </table:table-cell>
          <table:table-cell office:value-type="float" office:value="53.8242" calcext:value-type="float">
            <text:p>53,8242</text:p>
          </table:table-cell>
          <table:table-cell table:formula="of:=[.C67]-[.C66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848" calcext:value-type="float">
            <text:p>0,02848</text:p>
          </table:table-cell>
          <table:table-cell office:value-type="float" office:value="0.02508" calcext:value-type="float">
            <text:p>0,02508</text:p>
          </table:table-cell>
          <table:table-cell office:value-type="float" office:value="668396" calcext:value-type="float">
            <text:p>668396</text:p>
          </table:table-cell>
          <table:table-cell office:value-type="float" office:value="53.6758" calcext:value-type="float">
            <text:p>53,6758</text:p>
          </table:table-cell>
          <table:table-cell table:formula="of:=[.C68]-[.C67]" office:value-type="float" office:value="0.000208000000000003" calcext:value-type="float">
            <text:p>0,0002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8696" calcext:value-type="float">
            <text:p>0,028696</text:p>
          </table:table-cell>
          <table:table-cell office:value-type="float" office:value="0.025295" calcext:value-type="float">
            <text:p>0,025295</text:p>
          </table:table-cell>
          <table:table-cell office:value-type="float" office:value="678211" calcext:value-type="float">
            <text:p>678211</text:p>
          </table:table-cell>
          <table:table-cell office:value-type="float" office:value="51.7143" calcext:value-type="float">
            <text:p>51,7143</text:p>
          </table:table-cell>
          <table:table-cell table:formula="of:=[.C69]-[.C68]" office:value-type="float" office:value="0.000214999999999996" calcext:value-type="float">
            <text:p>0,0002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8907" calcext:value-type="float">
            <text:p>0,028907</text:p>
          </table:table-cell>
          <table:table-cell office:value-type="float" office:value="0.025507" calcext:value-type="float">
            <text:p>0,025507</text:p>
          </table:table-cell>
          <table:table-cell office:value-type="float" office:value="688043" calcext:value-type="float">
            <text:p>688043</text:p>
          </table:table-cell>
          <table:table-cell office:value-type="float" office:value="53.8242" calcext:value-type="float">
            <text:p>53,8242</text:p>
          </table:table-cell>
          <table:table-cell table:formula="of:=[.C70]-[.C69]" office:value-type="float" office:value="0.000212" calcext:value-type="float">
            <text:p>0,00021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16" calcext:value-type="float">
            <text:p>0,029116</text:p>
          </table:table-cell>
          <table:table-cell office:value-type="float" office:value="0.025716" calcext:value-type="float">
            <text:p>0,025716</text:p>
          </table:table-cell>
          <table:table-cell office:value-type="float" office:value="697895" calcext:value-type="float">
            <text:p>697895</text:p>
          </table:table-cell>
          <table:table-cell office:value-type="float" office:value="53.9066" calcext:value-type="float">
            <text:p>53,9066</text:p>
          </table:table-cell>
          <table:table-cell table:formula="of:=[.C71]-[.C70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9325" calcext:value-type="float">
            <text:p>0,029325</text:p>
          </table:table-cell>
          <table:table-cell office:value-type="float" office:value="0.025924" calcext:value-type="float">
            <text:p>0,025924</text:p>
          </table:table-cell>
          <table:table-cell office:value-type="float" office:value="707742" calcext:value-type="float">
            <text:p>707742</text:p>
          </table:table-cell>
          <table:table-cell office:value-type="float" office:value="54.2044" calcext:value-type="float">
            <text:p>54,2044</text:p>
          </table:table-cell>
          <table:table-cell table:formula="of:=[.C72]-[.C71]" office:value-type="float" office:value="0.000208" calcext:value-type="float">
            <text:p>0,00020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9535" calcext:value-type="float">
            <text:p>0,029535</text:p>
          </table:table-cell>
          <table:table-cell office:value-type="float" office:value="0.026134" calcext:value-type="float">
            <text:p>0,026134</text:p>
          </table:table-cell>
          <table:table-cell office:value-type="float" office:value="717572" calcext:value-type="float">
            <text:p>717572</text:p>
          </table:table-cell>
          <table:table-cell office:value-type="float" office:value="53.8132" calcext:value-type="float">
            <text:p>53,8132</text:p>
          </table:table-cell>
          <table:table-cell table:formula="of:=[.C73]-[.C72]" office:value-type="float" office:value="0.000209999999999998" calcext:value-type="float">
            <text:p>0,0002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9743" calcext:value-type="float">
            <text:p>0,029743</text:p>
          </table:table-cell>
          <table:table-cell office:value-type="float" office:value="0.026343" calcext:value-type="float">
            <text:p>0,026343</text:p>
          </table:table-cell>
          <table:table-cell office:value-type="float" office:value="727388" calcext:value-type="float">
            <text:p>727388</text:p>
          </table:table-cell>
          <table:table-cell office:value-type="float" office:value="53.7363" calcext:value-type="float">
            <text:p>53,7363</text:p>
          </table:table-cell>
          <table:table-cell table:formula="of:=[.C74]-[.C73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952" calcext:value-type="float">
            <text:p>0,029952</text:p>
          </table:table-cell>
          <table:table-cell office:value-type="float" office:value="0.026552" calcext:value-type="float">
            <text:p>0,026552</text:p>
          </table:table-cell>
          <table:table-cell office:value-type="float" office:value="737215" calcext:value-type="float">
            <text:p>737215</text:p>
          </table:table-cell>
          <table:table-cell office:value-type="float" office:value="53.7692" calcext:value-type="float">
            <text:p>53,7692</text:p>
          </table:table-cell>
          <table:table-cell table:formula="of:=[.C75]-[.C74]" office:value-type="float" office:value="0.000209000000000001" calcext:value-type="float">
            <text:p>0,0002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0161" calcext:value-type="float">
            <text:p>0,030161</text:p>
          </table:table-cell>
          <table:table-cell office:value-type="float" office:value="0.02676" calcext:value-type="float">
            <text:p>0,02676</text:p>
          </table:table-cell>
          <table:table-cell office:value-type="float" office:value="747025" calcext:value-type="float">
            <text:p>747025</text:p>
          </table:table-cell>
          <table:table-cell office:value-type="float" office:value="53.6703" calcext:value-type="float">
            <text:p>53,6703</text:p>
          </table:table-cell>
          <table:table-cell table:formula="of:=[.C76]-[.C75]" office:value-type="float" office:value="0.000208000000000003" calcext:value-type="float">
            <text:p>0,00020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3616" calcext:value-type="float">
            <text:p>0,033616</text:p>
          </table:table-cell>
          <table:table-cell office:value-type="float" office:value="0.030188" calcext:value-type="float">
            <text:p>0,030188</text:p>
          </table:table-cell>
          <table:table-cell office:value-type="float" office:value="756757" calcext:value-type="float">
            <text:p>756757</text:p>
          </table:table-cell>
          <table:table-cell office:value-type="float" office:value="2.85093" calcext:value-type="float">
            <text:p>2,85093</text:p>
          </table:table-cell>
          <table:table-cell table:formula="of:=[.C77]-[.C76]" office:value-type="float" office:value="0.003428" calcext:value-type="float">
            <text:p>0,00342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3903" calcext:value-type="float">
            <text:p>0,033903</text:p>
          </table:table-cell>
          <table:table-cell office:value-type="float" office:value="0.030474" calcext:value-type="float">
            <text:p>0,030474</text:p>
          </table:table-cell>
          <table:table-cell office:value-type="float" office:value="766631" calcext:value-type="float">
            <text:p>766631</text:p>
          </table:table-cell>
          <table:table-cell office:value-type="float" office:value="47.6715" calcext:value-type="float">
            <text:p>47,6715</text:p>
          </table:table-cell>
          <table:table-cell table:formula="of:=[.C78]-[.C77]" office:value-type="float" office:value="0.000285999999999998" calcext:value-type="float">
            <text:p>0,00028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4134" calcext:value-type="float">
            <text:p>0,034134</text:p>
          </table:table-cell>
          <table:table-cell office:value-type="float" office:value="0.030704" calcext:value-type="float">
            <text:p>0,030704</text:p>
          </table:table-cell>
          <table:table-cell office:value-type="float" office:value="776486" calcext:value-type="float">
            <text:p>776486</text:p>
          </table:table-cell>
          <table:table-cell office:value-type="float" office:value="51.6789" calcext:value-type="float">
            <text:p>51,6789</text:p>
          </table:table-cell>
          <table:table-cell table:formula="of:=[.C79]-[.C78]" office:value-type="float" office:value="0.000230000000000001" calcext:value-type="float">
            <text:p>0,0002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4353" calcext:value-type="float">
            <text:p>0,034353</text:p>
          </table:table-cell>
          <table:table-cell office:value-type="float" office:value="0.030923" calcext:value-type="float">
            <text:p>0,030923</text:p>
          </table:table-cell>
          <table:table-cell office:value-type="float" office:value="786328" calcext:value-type="float">
            <text:p>786328</text:p>
          </table:table-cell>
          <table:table-cell office:value-type="float" office:value="52973" calcext:value-type="float">
            <text:p>52973</text:p>
          </table:table-cell>
          <table:table-cell table:formula="of:=[.C80]-[.C79]" office:value-type="float" office:value="0.000219" calcext:value-type="float">
            <text:p>0,0002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571" calcext:value-type="float">
            <text:p>0,034571</text:p>
          </table:table-cell>
          <table:table-cell office:value-type="float" office:value="0.031142" calcext:value-type="float">
            <text:p>0,031142</text:p>
          </table:table-cell>
          <table:table-cell office:value-type="float" office:value="796182" calcext:value-type="float">
            <text:p>796182</text:p>
          </table:table-cell>
          <table:table-cell office:value-type="float" office:value="52.1968" calcext:value-type="float">
            <text:p>52,1968</text:p>
          </table:table-cell>
          <table:table-cell table:formula="of:=[.C81]-[.C80]" office:value-type="float" office:value="0.000219" calcext:value-type="float">
            <text:p>0,00021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4797" calcext:value-type="float">
            <text:p>0,034797</text:p>
          </table:table-cell>
          <table:table-cell office:value-type="float" office:value="0.031368" calcext:value-type="float">
            <text:p>0,031368</text:p>
          </table:table-cell>
          <table:table-cell office:value-type="float" office:value="806008" calcext:value-type="float">
            <text:p>806008</text:p>
          </table:table-cell>
          <table:table-cell office:value-type="float" office:value="50.9896" calcext:value-type="float">
            <text:p>50,9896</text:p>
          </table:table-cell>
          <table:table-cell table:formula="of:=[.C82]-[.C81]" office:value-type="float" office:value="0.000226000000000001" calcext:value-type="float">
            <text:p>0,00022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5024" calcext:value-type="float">
            <text:p>0,035024</text:p>
          </table:table-cell>
          <table:table-cell office:value-type="float" office:value="0.031595" calcext:value-type="float">
            <text:p>0,031595</text:p>
          </table:table-cell>
          <table:table-cell office:value-type="float" office:value="815839" calcext:value-type="float">
            <text:p>815839</text:p>
          </table:table-cell>
          <table:table-cell office:value-type="float" office:value="51.2775" calcext:value-type="float">
            <text:p>51,2775</text:p>
          </table:table-cell>
          <table:table-cell table:formula="of:=[.C83]-[.C82]" office:value-type="float" office:value="0.000226999999999998" calcext:value-type="float">
            <text:p>0,00022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5259" calcext:value-type="float">
            <text:p>0,035259</text:p>
          </table:table-cell>
          <table:table-cell office:value-type="float" office:value="0.031829" calcext:value-type="float">
            <text:p>0,031829</text:p>
          </table:table-cell>
          <table:table-cell office:value-type="float" office:value="825651" calcext:value-type="float">
            <text:p>825651</text:p>
          </table:table-cell>
          <table:table-cell office:value-type="float" office:value="50.1333" calcext:value-type="float">
            <text:p>50,1333</text:p>
          </table:table-cell>
          <table:table-cell table:formula="of:=[.C84]-[.C83]" office:value-type="float" office:value="0.000233999999999998" calcext:value-type="float">
            <text:p>0,00023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5493" calcext:value-type="float">
            <text:p>0,035493</text:p>
          </table:table-cell>
          <table:table-cell office:value-type="float" office:value="0.032063" calcext:value-type="float">
            <text:p>0,032063</text:p>
          </table:table-cell>
          <table:table-cell office:value-type="float" office:value="835487" calcext:value-type="float">
            <text:p>835487</text:p>
          </table:table-cell>
          <table:table-cell office:value-type="float" office:value="52.4332" calcext:value-type="float">
            <text:p>52,4332</text:p>
          </table:table-cell>
          <table:table-cell table:formula="of:=[.C85]-[.C84]" office:value-type="float" office:value="0.000234000000000005" calcext:value-type="float">
            <text:p>0,00023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5715" calcext:value-type="float">
            <text:p>0,035715</text:p>
          </table:table-cell>
          <table:table-cell office:value-type="float" office:value="0.032286" calcext:value-type="float">
            <text:p>0,032286</text:p>
          </table:table-cell>
          <table:table-cell office:value-type="float" office:value="845339" calcext:value-type="float">
            <text:p>845339</text:p>
          </table:table-cell>
          <table:table-cell office:value-type="float" office:value="51.6632" calcext:value-type="float">
            <text:p>51,6632</text:p>
          </table:table-cell>
          <table:table-cell table:formula="of:=[.C86]-[.C85]" office:value-type="float" office:value="0.000222999999999994" calcext:value-type="float">
            <text:p>0,00022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5953" calcext:value-type="float">
            <text:p>0,035953</text:p>
          </table:table-cell>
          <table:table-cell office:value-type="float" office:value="0.032523" calcext:value-type="float">
            <text:p>0,032523</text:p>
          </table:table-cell>
          <table:table-cell office:value-type="float" office:value="855195" calcext:value-type="float">
            <text:p>855195</text:p>
          </table:table-cell>
          <table:table-cell office:value-type="float" office:value="49.8477" calcext:value-type="float">
            <text:p>49,8477</text:p>
          </table:table-cell>
          <table:table-cell table:formula="of:=[.C87]-[.C86]" office:value-type="float" office:value="0.000237000000000001" calcext:value-type="float">
            <text:p>0,0002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6219" calcext:value-type="float">
            <text:p>0,036219</text:p>
          </table:table-cell>
          <table:table-cell office:value-type="float" office:value="0.032789" calcext:value-type="float">
            <text:p>0,032789</text:p>
          </table:table-cell>
          <table:table-cell office:value-type="float" office:value="864999" calcext:value-type="float">
            <text:p>864999</text:p>
          </table:table-cell>
          <table:table-cell office:value-type="float" office:value="50.0667" calcext:value-type="float">
            <text:p>50,0667</text:p>
          </table:table-cell>
          <table:table-cell table:formula="of:=[.C88]-[.C87]" office:value-type="float" office:value="0.000266000000000002" calcext:value-type="float">
            <text:p>0,0002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6434" calcext:value-type="float">
            <text:p>0,036434</text:p>
          </table:table-cell>
          <table:table-cell office:value-type="float" office:value="0.033005" calcext:value-type="float">
            <text:p>0,033005</text:p>
          </table:table-cell>
          <table:table-cell office:value-type="float" office:value="874873" calcext:value-type="float">
            <text:p>874873</text:p>
          </table:table-cell>
          <table:table-cell office:value-type="float" office:value="53.7814" calcext:value-type="float">
            <text:p>53,7814</text:p>
          </table:table-cell>
          <table:table-cell table:formula="of:=[.C89]-[.C88]" office:value-type="float" office:value="0.000216000000000001" calcext:value-type="float">
            <text:p>0,0002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6669" calcext:value-type="float">
            <text:p>0,036669</text:p>
          </table:table-cell>
          <table:table-cell office:value-type="float" office:value="0.033239" calcext:value-type="float">
            <text:p>0,033239</text:p>
          </table:table-cell>
          <table:table-cell office:value-type="float" office:value="884706" calcext:value-type="float">
            <text:p>884706</text:p>
          </table:table-cell>
          <table:table-cell office:value-type="float" office:value="47.3285" calcext:value-type="float">
            <text:p>47,3285</text:p>
          </table:table-cell>
          <table:table-cell table:formula="of:=[.C90]-[.C89]" office:value-type="float" office:value="0.000233999999999998" calcext:value-type="float">
            <text:p>0,0002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6872" calcext:value-type="float">
            <text:p>0,036872</text:p>
          </table:table-cell>
          <table:table-cell office:value-type="float" office:value="0.033442" calcext:value-type="float">
            <text:p>0,033442</text:p>
          </table:table-cell>
          <table:table-cell office:value-type="float" office:value="894534" calcext:value-type="float">
            <text:p>894534</text:p>
          </table:table-cell>
          <table:table-cell office:value-type="float" office:value="56.6012" calcext:value-type="float">
            <text:p>56,6012</text:p>
          </table:table-cell>
          <table:table-cell table:formula="of:=[.C91]-[.C90]" office:value-type="float" office:value="0.000203000000000002" calcext:value-type="float">
            <text:p>0,00020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707" calcext:value-type="float">
            <text:p>0,03707</text:p>
          </table:table-cell>
          <table:table-cell office:value-type="float" office:value="0.033641" calcext:value-type="float">
            <text:p>0,033641</text:p>
          </table:table-cell>
          <table:table-cell office:value-type="float" office:value="904372" calcext:value-type="float">
            <text:p>904372</text:p>
          </table:table-cell>
          <table:table-cell office:value-type="float" office:value="56.7168" calcext:value-type="float">
            <text:p>56,7168</text:p>
          </table:table-cell>
          <table:table-cell table:formula="of:=[.C92]-[.C91]" office:value-type="float" office:value="0.000198999999999998" calcext:value-type="float">
            <text:p>0,00019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7268" calcext:value-type="float">
            <text:p>0,037268</text:p>
          </table:table-cell>
          <table:table-cell office:value-type="float" office:value="0.033838" calcext:value-type="float">
            <text:p>0,033838</text:p>
          </table:table-cell>
          <table:table-cell office:value-type="float" office:value="914216" calcext:value-type="float">
            <text:p>914216</text:p>
          </table:table-cell>
          <table:table-cell office:value-type="float" office:value="56.9884" calcext:value-type="float">
            <text:p>56,9884</text:p>
          </table:table-cell>
          <table:table-cell table:formula="of:=[.C93]-[.C92]" office:value-type="float" office:value="0.000197000000000003" calcext:value-type="float">
            <text:p>0,00019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7466" calcext:value-type="float">
            <text:p>0,037466</text:p>
          </table:table-cell>
          <table:table-cell office:value-type="float" office:value="0.034036" calcext:value-type="float">
            <text:p>0,034036</text:p>
          </table:table-cell>
          <table:table-cell office:value-type="float" office:value="924062" calcext:value-type="float">
            <text:p>924062</text:p>
          </table:table-cell>
          <table:table-cell office:value-type="float" office:value="57.0058" calcext:value-type="float">
            <text:p>57,0058</text:p>
          </table:table-cell>
          <table:table-cell table:formula="of:=[.C94]-[.C93]" office:value-type="float" office:value="0.000197999999999997" calcext:value-type="float">
            <text:p>0,00019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7662" calcext:value-type="float">
            <text:p>0,037662</text:p>
          </table:table-cell>
          <table:table-cell office:value-type="float" office:value="0.034232" calcext:value-type="float">
            <text:p>0,034232</text:p>
          </table:table-cell>
          <table:table-cell office:value-type="float" office:value="933876" calcext:value-type="float">
            <text:p>933876</text:p>
          </table:table-cell>
          <table:table-cell office:value-type="float" office:value="56907" calcext:value-type="float">
            <text:p>56907</text:p>
          </table:table-cell>
          <table:table-cell table:formula="of:=[.C95]-[.C94]" office:value-type="float" office:value="0.000196000000000002" calcext:value-type="float">
            <text:p>0,00019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7859" calcext:value-type="float">
            <text:p>0,037859</text:p>
          </table:table-cell>
          <table:table-cell office:value-type="float" office:value="0.03443" calcext:value-type="float">
            <text:p>0,03443</text:p>
          </table:table-cell>
          <table:table-cell office:value-type="float" office:value="943689" calcext:value-type="float">
            <text:p>943689</text:p>
          </table:table-cell>
          <table:table-cell office:value-type="float" office:value="56.5087" calcext:value-type="float">
            <text:p>56,5087</text:p>
          </table:table-cell>
          <table:table-cell table:formula="of:=[.C96]-[.C95]" office:value-type="float" office:value="0.000198000000000004" calcext:value-type="float">
            <text:p>0,0001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8057" calcext:value-type="float">
            <text:p>0,038057</text:p>
          </table:table-cell>
          <table:table-cell office:value-type="float" office:value="0.034627" calcext:value-type="float">
            <text:p>0,034627</text:p>
          </table:table-cell>
          <table:table-cell office:value-type="float" office:value="953519" calcext:value-type="float">
            <text:p>953519</text:p>
          </table:table-cell>
          <table:table-cell office:value-type="float" office:value="56.9419" calcext:value-type="float">
            <text:p>56,9419</text:p>
          </table:table-cell>
          <table:table-cell table:formula="of:=[.C97]-[.C96]" office:value-type="float" office:value="0.000196999999999996" calcext:value-type="float">
            <text:p>0,00019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8254" calcext:value-type="float">
            <text:p>0,038254</text:p>
          </table:table-cell>
          <table:table-cell office:value-type="float" office:value="0.034824" calcext:value-type="float">
            <text:p>0,034824</text:p>
          </table:table-cell>
          <table:table-cell office:value-type="float" office:value="963352" calcext:value-type="float">
            <text:p>963352</text:p>
          </table:table-cell>
          <table:table-cell office:value-type="float" office:value="56.9302" calcext:value-type="float">
            <text:p>56,9302</text:p>
          </table:table-cell>
          <table:table-cell table:formula="of:=[.C98]-[.C97]" office:value-type="float" office:value="0.000197000000000003" calcext:value-type="float">
            <text:p>0,0001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8451" calcext:value-type="float">
            <text:p>0,038451</text:p>
          </table:table-cell>
          <table:table-cell office:value-type="float" office:value="0.035021" calcext:value-type="float">
            <text:p>0,035021</text:p>
          </table:table-cell>
          <table:table-cell office:value-type="float" office:value="973177" calcext:value-type="float">
            <text:p>973177</text:p>
          </table:table-cell>
          <table:table-cell office:value-type="float" office:value="56.9128" calcext:value-type="float">
            <text:p>56,9128</text:p>
          </table:table-cell>
          <table:table-cell table:formula="of:=[.C99]-[.C98]" office:value-type="float" office:value="0.000196999999999996" calcext:value-type="float">
            <text:p>0,00019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8648" calcext:value-type="float">
            <text:p>0,038648</text:p>
          </table:table-cell>
          <table:table-cell office:value-type="float" office:value="0.035218" calcext:value-type="float">
            <text:p>0,035218</text:p>
          </table:table-cell>
          <table:table-cell office:value-type="float" office:value="983015" calcext:value-type="float">
            <text:p>983015</text:p>
          </table:table-cell>
          <table:table-cell office:value-type="float" office:value="56.9884" calcext:value-type="float">
            <text:p>56,9884</text:p>
          </table:table-cell>
          <table:table-cell table:formula="of:=[.C100]-[.C99]" office:value-type="float" office:value="0.000197000000000003" calcext:value-type="float">
            <text:p>0,000197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AVERAGE([.F1:.F100])" office:value-type="float" office:value="0.000309929292929293" calcext:value-type="float">
            <text:p>0,0003099293</text:p>
          </table:table-cell>
          <table:table-cell table:style-name="ce2" table:formula="of:=STDEV([.F1:.F100])" office:value-type="float" office:value="0.00046140935945244" calcext:value-type="float">
            <text:p>0,0004614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17:33.257426123</dc:date>
    <meta:editing-duration>PT10M28S</meta:editing-duration>
    <meta:editing-cycles>1</meta:editing-cycles>
    <meta:document-statistic meta:table-count="4" meta:cell-count="2405" meta:object-count="0"/>
    <meta:generator>LibreOffice/5.1.6.2$Linux_X86_64 LibreOffice_project/10m0$Build-2</meta:generator>
  </office:meta>
</office:document-meta>
</file>